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992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0.8917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0.7484in"/>
    </style:style>
    <style:style style:name="co7" style:family="table-column">
      <style:table-column-properties fo:break-before="auto" style:column-width="0.8366in"/>
    </style:style>
    <style:style style:name="co8" style:family="table-column">
      <style:table-column-properties fo:break-before="auto" style:column-width="0.8591in"/>
    </style:style>
    <style:style style:name="co9" style:family="table-column">
      <style:table-column-properties fo:break-before="auto" style:column-width="0.7374in"/>
    </style:style>
    <style:style style:name="co10" style:family="table-column">
      <style:table-column-properties fo:break-before="auto" style:column-width="0.9575in"/>
    </style:style>
    <style:style style:name="co11" style:family="table-column">
      <style:table-column-properties fo:break-before="auto" style:column-width="1.839in"/>
    </style:style>
    <style:style style:name="co12" style:family="table-column">
      <style:table-column-properties fo:break-before="auto" style:column-width="1.7071in"/>
    </style:style>
    <style:style style:name="co13" style:family="table-column">
      <style:table-column-properties fo:break-before="auto" style:column-width="0.6563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ayfa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Excel_20_Built-in_20_Output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Output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Output" style:data-style-name="N0">
      <style:table-cell-properties fo:border-bottom="none" fo:background-color="#f2f2f2" style:cell-protect="protected" style:print-content="true" style:diagonal-bl-tr="none" style:diagonal-tl-br="none" style:text-align-source="value-type" style:repeat-content="false" fo:wrap-option="no-wrap" fo:border-left="0.74pt solid #3f3f3f" style:direction="ltr" fo:border-right="0.74pt solid #3f3f3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3">
      <style:table-cell-properties style:rotation-align="none"/>
    </style:style>
    <style:style style:name="ce6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yf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6358" table:default-cell-style-name="Default"/>
        <table:table-column table:style-name="co14" table:number-columns-repeated="9" table:default-cell-style-name="Default"/>
        <table:table-row table:style-name="ro1">
          <table:table-cell table:style-name="ce1" office:value-type="string" calcext:value-type="string">
            <text:p>KAZALAR</text:p>
          </table:table-cell>
          <table:table-cell office:value-type="string" calcext:value-type="string">
            <text:p>Türkçe</text:p>
          </table:table-cell>
          <table:table-cell office:value-type="string" calcext:value-type="string">
            <text:p>Rumca</text:p>
          </table:table-cell>
          <table:table-cell office:value-type="string" calcext:value-type="string">
            <text:p>Ermenice</text:p>
          </table:table-cell>
          <table:table-cell office:value-type="string" calcext:value-type="string">
            <text:p>Fransızca</text:p>
          </table:table-cell>
          <table:table-cell office:value-type="string" calcext:value-type="string">
            <text:p>İtalyanca</text:p>
          </table:table-cell>
          <table:table-cell office:value-type="string" calcext:value-type="string">
            <text:p>İngilizce</text:p>
          </table:table-cell>
          <table:table-cell office:value-type="string" calcext:value-type="string">
            <text:p>Arapça</text:p>
          </table:table-cell>
          <table:table-cell office:value-type="string" calcext:value-type="string">
            <text:p>Acemce</text:p>
          </table:table-cell>
          <table:table-cell office:value-type="string" calcext:value-type="string">
            <text:p>Yahudice</text:p>
          </table:table-cell>
          <table:table-cell office:value-type="string" calcext:value-type="string">
            <text:p>Çerkesçe</text:p>
          </table:table-cell>
          <table:table-cell office:value-type="string" calcext:value-type="string">
            <text:p>Kürtçe</text:p>
          </table:table-cell>
          <table:table-cell office:value-type="string" calcext:value-type="string">
            <text:p>Tatarca</text:p>
          </table:table-cell>
          <table:table-cell office:value-type="string" calcext:value-type="string">
            <text:p>Arnavutça</text:p>
          </table:table-cell>
          <table:table-cell office:value-type="string" calcext:value-type="string">
            <text:p>Bulgarca</text:p>
          </table:table-cell>
          <table:table-cell office:value-type="string" calcext:value-type="string">
            <text:p>Sair ve Meçhul Lisanlar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Aydın Merkez</text:p>
          </table:table-cell>
          <table:table-cell table:style-name="ce5" office:value-type="float" office:value="11787" calcext:value-type="float">
            <text:p>11,78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Aydın Merkez Köy</text:p>
          </table:table-cell>
          <table:table-cell table:style-name="ce5" office:value-type="float" office:value="57500" calcext:value-type="float">
            <text:p>57,500</text:p>
          </table:table-cell>
          <table:table-cell office:value-type="float" office:value="680" calcext:value-type="float">
            <text:p>68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ozdağan</text:p>
          </table:table-cell>
          <table:table-cell table:style-name="ce5" office:value-type="float" office:value="27065" calcext:value-type="float">
            <text:p>27,065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Eşme</text:p>
          </table:table-cell>
          <table:table-cell table:style-name="ce5" office:value-type="float" office:value="27933" calcext:value-type="float">
            <text:p>27,933</text:p>
          </table:table-cell>
          <table:table-cell office:value-type="float" office:value="182" calcext:value-type="float">
            <text:p>1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aracasu</text:p>
          </table:table-cell>
          <table:table-cell table:style-name="ce5" office:value-type="float" office:value="11520" calcext:value-type="float">
            <text:p>11,52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Nazilli</text:p>
          </table:table-cell>
          <table:table-cell table:style-name="ce5" office:value-type="float" office:value="49758" calcext:value-type="float">
            <text:p>49,75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öke Merkez</text:p>
          </table:table-cell>
          <table:table-cell table:style-name="ce5" office:value-type="float" office:value="9927" calcext:value-type="float">
            <text:p>9,927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öke Köy</text:p>
          </table:table-cell>
          <table:table-cell table:style-name="ce5" office:value-type="float" office:value="14654" calcext:value-type="float">
            <text:p>14,65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Aydın Toplam</text:p>
          </table:table-cell>
          <table:table-cell table:style-name="ce6" office:value-type="float" office:value="210144" calcext:value-type="float">
            <text:p>210,144</text:p>
          </table:table-cell>
          <table:table-cell table:style-name="ce6" office:value-type="float" office:value="1322" calcext:value-type="float">
            <text:p>1,32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503" calcext:value-type="float">
            <text:p>503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144" calcext:value-type="float">
            <text:p>144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Balıkesir Merkez</text:p>
          </table:table-cell>
          <table:table-cell table:style-name="ce5" office:value-type="float" office:value="25423" calcext:value-type="float">
            <text:p>25,4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alıkesir Merkez Köy</text:p>
          </table:table-cell>
          <table:table-cell table:style-name="ce5" office:value-type="float" office:value="108275" calcext:value-type="float">
            <text:p>108,27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496" calcext:value-type="float">
            <text:p>496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Ayvalık Merkez</text:p>
          </table:table-cell>
          <table:table-cell table:style-name="ce5" office:value-type="float" office:value="13279" calcext:value-type="float">
            <text:p>13,279</text:p>
          </table:table-cell>
          <table:table-cell office:value-type="float" office:value="239" calcext:value-type="float">
            <text:p>2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Ayvalık Köy</text:p>
          </table:table-cell>
          <table:table-cell table:style-name="ce5" office:value-type="float" office:value="2700" calcext:value-type="float">
            <text:p>2,700</text:p>
          </table:table-cell>
          <table:table-cell office:value-type="float" office:value="143" calcext:value-type="float">
            <text:p>143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10" office:value-type="float" office:value="481" calcext:value-type="float">
            <text:p>48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alya</text:p>
          </table:table-cell>
          <table:table-cell table:style-name="ce5" office:value-type="float" office:value="29950" calcext:value-type="float">
            <text:p>29,9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648" calcext:value-type="float">
            <text:p>648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675" calcext:value-type="float">
            <text:p>675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andırma Merkez</text:p>
          </table:table-cell>
          <table:table-cell table:style-name="ce5" office:value-type="float" office:value="11041" calcext:value-type="float">
            <text:p>11,0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andırma Köy</text:p>
          </table:table-cell>
          <table:table-cell table:style-name="ce5" office:value-type="float" office:value="42977" calcext:value-type="float">
            <text:p>42,977</text:p>
          </table:table-cell>
          <table:table-cell office:value-type="float" office:value="755" calcext:value-type="float">
            <text:p>75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2356" calcext:value-type="float">
            <text:p>2,356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505" calcext:value-type="float">
            <text:p>1,505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1254" calcext:value-type="float">
            <text:p>1,254</text:p>
          </table:table-cell>
          <table:table-cell table:style-name="ce11" office:value-type="float" office:value="1711" calcext:value-type="float">
            <text:p>1,71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urhaniye</text:p>
          </table:table-cell>
          <table:table-cell table:style-name="ce5" office:value-type="float" office:value="22133" calcext:value-type="float">
            <text:p>22,133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float" office:value="1135" calcext:value-type="float">
            <text:p>1,135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Dursunbey</text:p>
          </table:table-cell>
          <table:table-cell table:style-name="ce5" office:value-type="float" office:value="16846" calcext:value-type="float">
            <text:p>16,84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Edremit Merkez</text:p>
          </table:table-cell>
          <table:table-cell table:style-name="ce5" office:value-type="float" office:value="11949" calcext:value-type="float">
            <text:p>11,949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Edremit Köy</text:p>
          </table:table-cell>
          <table:table-cell table:style-name="ce5" office:value-type="float" office:value="27134" calcext:value-type="float">
            <text:p>27,134</text:p>
          </table:table-cell>
          <table:table-cell office:value-type="float" office:value="158" calcext:value-type="float">
            <text:p>15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10" office:value-type="float" office:value="199" calcext:value-type="float">
            <text:p>199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Gönen</text:p>
          </table:table-cell>
          <table:table-cell table:style-name="ce5" office:value-type="float" office:value="39085" calcext:value-type="float">
            <text:p>39,08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2428" calcext:value-type="float">
            <text:p>2,42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style-name="ce5" office:value-type="float" office:value="214" calcext:value-type="float">
            <text:p>214</text:p>
          </table:table-cell>
          <table:table-cell table:style-name="ce10" office:value-type="float" office:value="835" calcext:value-type="float">
            <text:p>835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ındırgı</text:p>
          </table:table-cell>
          <table:table-cell table:style-name="ce5" office:value-type="float" office:value="29707" calcext:value-type="float">
            <text:p>29,70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usığırlık</text:p>
          </table:table-cell>
          <table:table-cell table:style-name="ce5" office:value-type="float" office:value="22015" calcext:value-type="float">
            <text:p>22,0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661" calcext:value-type="float">
            <text:p>661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Balıkesir Toplam</text:p>
          </table:table-cell>
          <table:table-cell table:style-name="ce6" office:value-type="float" office:value="402514" calcext:value-type="float">
            <text:p>402,514</text:p>
          </table:table-cell>
          <table:table-cell table:style-name="ce6" office:value-type="float" office:value="1513" calcext:value-type="float">
            <text:p>1,51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" calcext:value-type="float">
            <text:p>28</text:p>
          </table:table-cell>
          <table:table-cell table:style-name="ce6" office:value-type="float" office:value="6435" calcext:value-type="float">
            <text:p>6,435</text:p>
          </table:table-cell>
          <table:table-cell table:style-name="ce8" office:value-type="float" office:value="902" calcext:value-type="float">
            <text:p>902</text:p>
          </table:table-cell>
          <table:table-cell table:style-name="ce6" office:value-type="float" office:value="1849" calcext:value-type="float">
            <text:p>1,849</text:p>
          </table:table-cell>
          <table:table-cell table:style-name="ce8" office:value-type="float" office:value="307" calcext:value-type="float">
            <text:p>307</text:p>
          </table:table-cell>
          <table:table-cell table:style-name="ce6" office:value-type="float" office:value="1522" calcext:value-type="float">
            <text:p>1,522</text:p>
          </table:table-cell>
          <table:table-cell table:style-name="ce12" office:value-type="float" office:value="5890" calcext:value-type="float">
            <text:p>5,890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Bursa Merkez</text:p>
          </table:table-cell>
          <table:table-cell table:style-name="ce5" office:value-type="float" office:value="59044" calcext:value-type="float">
            <text:p>59,04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664" calcext:value-type="float">
            <text:p>1,664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207" calcext:value-type="float">
            <text:p>207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ursa Merkez Köy</text:p>
          </table:table-cell>
          <table:table-cell table:style-name="ce5" office:value-type="float" office:value="64654" calcext:value-type="float">
            <text:p>64,654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style-name="ce5" office:value-type="float" office:value="469" calcext:value-type="float">
            <text:p>469</text:p>
          </table:table-cell>
          <table:table-cell office:value-type="float" office:value="255" calcext:value-type="float">
            <text:p>255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Gemlik</text:p>
          </table:table-cell>
          <table:table-cell table:style-name="ce5" office:value-type="float" office:value="17024" calcext:value-type="float">
            <text:p>17,024</text:p>
          </table:table-cell>
          <table:table-cell office:value-type="float" office:value="688" calcext:value-type="float">
            <text:p>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188" calcext:value-type="float">
            <text:p>1,188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İnegöl Merkez</text:p>
          </table:table-cell>
          <table:table-cell table:style-name="ce5" office:value-type="float" office:value="11082" calcext:value-type="float">
            <text:p>11,0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138" calcext:value-type="float">
            <text:p>138</text:p>
          </table:table-cell>
          <table:table-cell table:style-name="ce5" office:value-type="float" office:value="40" calcext:value-type="float">
            <text:p>40</text:p>
          </table:table-cell>
          <table:table-cell table:style-name="ce10" office:value-type="float" office:value="567" calcext:value-type="float">
            <text:p>567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İnegöl Köy</text:p>
          </table:table-cell>
          <table:table-cell table:style-name="ce5" office:value-type="float" office:value="40817" calcext:value-type="float">
            <text:p>40,8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825" calcext:value-type="float">
            <text:p>1,82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table:style-name="ce5" office:value-type="float" office:value="145" calcext:value-type="float">
            <text:p>145</text:p>
          </table:table-cell>
          <table:table-cell table:style-name="ce11" office:value-type="float" office:value="4269" calcext:value-type="float">
            <text:p>4,269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aracabey</text:p>
          </table:table-cell>
          <table:table-cell table:style-name="ce5" office:value-type="float" office:value="29433" calcext:value-type="float">
            <text:p>29,433</text:p>
          </table:table-cell>
          <table:table-cell office:value-type="float" office:value="112" calcext:value-type="float">
            <text:p>11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14" calcext:value-type="float">
            <text:p>14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ustafa Kemal Paşa Merkez</text:p>
          </table:table-cell>
          <table:table-cell table:style-name="ce5" office:value-type="float" office:value="12933" calcext:value-type="float">
            <text:p>12,933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ustafa Kemal Paşa Köy</text:p>
          </table:table-cell>
          <table:table-cell table:style-name="ce5" office:value-type="float" office:value="37444" calcext:value-type="float">
            <text:p>37,44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2217" calcext:value-type="float">
            <text:p>2,217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31" calcext:value-type="float">
            <text:p>231</text:p>
          </table:table-cell>
          <table:table-cell office:value-type="float" office:value="70" calcext:value-type="float">
            <text:p>70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float" office:value="193" calcext:value-type="float">
            <text:p>193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udanya</text:p>
          </table:table-cell>
          <table:table-cell table:style-name="ce5" office:value-type="float" office:value="12809" calcext:value-type="float">
            <text:p>12,809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322" calcext:value-type="float">
            <text:p>322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Orhaneli</text:p>
          </table:table-cell>
          <table:table-cell table:style-name="ce5" office:value-type="float" office:value="40304" calcext:value-type="float">
            <text:p>40,30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Orhangazi</text:p>
          </table:table-cell>
          <table:table-cell table:style-name="ce5" office:value-type="float" office:value="15122" calcext:value-type="float">
            <text:p>15,12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220" calcext:value-type="float">
            <text:p>220</text:p>
          </table:table-cell>
          <table:table-cell table:style-name="ce11" office:value-type="float" office:value="939" calcext:value-type="float">
            <text:p>939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Yenişehir</text:p>
          </table:table-cell>
          <table:table-cell table:style-name="ce5" office:value-type="float" office:value="41585" calcext:value-type="float">
            <text:p>41,5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style-name="ce5" office:value-type="float" office:value="18" calcext:value-type="float">
            <text:p>18</text:p>
          </table:table-cell>
          <table:table-cell table:style-name="ce11" office:value-type="float" office:value="744" calcext:value-type="float">
            <text:p>744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Bursa Toplam</text:p>
          </table:table-cell>
          <table:table-cell table:style-name="ce6" office:value-type="float" office:value="382251" calcext:value-type="float">
            <text:p>382,251</text:p>
          </table:table-cell>
          <table:table-cell table:style-name="ce6" office:value-type="float" office:value="1445" calcext:value-type="float">
            <text:p>1,44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float" office:value="1718" calcext:value-type="float">
            <text:p>1,718</text:p>
          </table:table-cell>
          <table:table-cell table:style-name="ce6" office:value-type="float" office:value="4311" calcext:value-type="float">
            <text:p>4,311</text:p>
          </table:table-cell>
          <table:table-cell table:style-name="ce8" office:value-type="float" office:value="448" calcext:value-type="float">
            <text:p>448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181" calcext:value-type="float">
            <text:p>1,181</text:p>
          </table:table-cell>
          <table:table-cell table:style-name="ce6" office:value-type="float" office:value="1261" calcext:value-type="float">
            <text:p>1,261</text:p>
          </table:table-cell>
          <table:table-cell table:style-name="ce12" office:value-type="float" office:value="8544" calcext:value-type="float">
            <text:p>8,544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Çanakkale Merkez</text:p>
          </table:table-cell>
          <table:table-cell table:style-name="ce5" office:value-type="float" office:value="17779" calcext:value-type="float">
            <text:p>17,779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ayramiç</text:p>
          </table:table-cell>
          <table:table-cell table:style-name="ce5" office:value-type="float" office:value="24820" calcext:value-type="float">
            <text:p>24,8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iga</text:p>
          </table:table-cell>
          <table:table-cell table:style-name="ce5" office:value-type="float" office:value="58566" calcext:value-type="float">
            <text:p>58,56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3652" calcext:value-type="float">
            <text:p>3,65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style-name="ce5" office:value-type="float" office:value="46" calcext:value-type="float">
            <text:p>46</text:p>
          </table:table-cell>
          <table:table-cell table:style-name="ce11" office:value-type="float" office:value="451" calcext:value-type="float">
            <text:p>45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ozcaada</text:p>
          </table:table-cell>
          <table:table-cell table:style-name="ce5" office:value-type="float" office:value="630" calcext:value-type="float">
            <text:p>630</text:p>
          </table:table-cell>
          <table:table-cell table:style-name="ce5" office:value-type="float" office:value="1000" calcext:value-type="float">
            <text:p>1,00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Eceabat</text:p>
          </table:table-cell>
          <table:table-cell table:style-name="ce5" office:value-type="float" office:value="5782" calcext:value-type="float">
            <text:p>5,78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Ezine</text:p>
          </table:table-cell>
          <table:table-cell table:style-name="ce5" office:value-type="float" office:value="28751" calcext:value-type="float">
            <text:p>28,75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Gelibolu</text:p>
          </table:table-cell>
          <table:table-cell table:style-name="ce5" office:value-type="float" office:value="12422" calcext:value-type="float">
            <text:p>12,4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39" calcext:value-type="float">
            <text:p>239</text:p>
          </table:table-cell>
          <table:table-cell table:style-name="ce11" office:value-type="float" office:value="192" calcext:value-type="float">
            <text:p>19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İmroz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6555" calcext:value-type="float">
            <text:p>6,5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Lapseki</text:p>
          </table:table-cell>
          <table:table-cell table:style-name="ce5" office:value-type="float" office:value="18113" calcext:value-type="float">
            <text:p>18,1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float" office:value="313" calcext:value-type="float">
            <text:p>313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Çanakkale Toplam</text:p>
          </table:table-cell>
          <table:table-cell table:style-name="ce6" office:value-type="float" office:value="167020" calcext:value-type="float">
            <text:p>167,020</text:p>
          </table:table-cell>
          <table:table-cell table:style-name="ce6" office:value-type="float" office:value="7938" calcext:value-type="float">
            <text:p>7,93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303" calcext:value-type="float">
            <text:p>1,303</text:p>
          </table:table-cell>
          <table:table-cell table:style-name="ce6" office:value-type="float" office:value="3680" calcext:value-type="float">
            <text:p>3,680</text:p>
          </table:table-cell>
          <table:table-cell table:style-name="ce8" office:value-type="float" office:value="27" calcext:value-type="float">
            <text:p>27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321" calcext:value-type="float">
            <text:p>321</text:p>
          </table:table-cell>
          <table:table-cell table:style-name="ce6" office:value-type="float" office:value="299" calcext:value-type="float">
            <text:p>299</text:p>
          </table:table-cell>
          <table:table-cell table:style-name="ce12" office:value-type="float" office:value="1027" calcext:value-type="float">
            <text:p>1,027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İzmir Merkez</text:p>
          </table:table-cell>
          <table:table-cell table:style-name="ce5" office:value-type="float" office:value="129073" calcext:value-type="float">
            <text:p>129,073</text:p>
          </table:table-cell>
          <table:table-cell table:style-name="ce5" office:value-type="float" office:value="3683" calcext:value-type="float">
            <text:p>3,683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274" calcext:value-type="float">
            <text:p>1,274</text:p>
          </table:table-cell>
          <table:table-cell table:style-name="ce5" office:value-type="float" office:value="1147" calcext:value-type="float">
            <text:p>1,147</text:p>
          </table:table-cell>
          <table:table-cell office:value-type="float" office:value="162" calcext:value-type="float">
            <text:p>162</text:p>
          </table:table-cell>
          <table:table-cell office:value-type="float" office:value="374" calcext:value-type="float">
            <text:p>374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5258" calcext:value-type="float">
            <text:p>15,258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672" calcext:value-type="float">
            <text:p>672</text:p>
          </table:table-cell>
          <table:table-cell table:style-name="ce5" office:value-type="float" office:value="89" calcext:value-type="float">
            <text:p>89</text:p>
          </table:table-cell>
          <table:table-cell office:value-type="float" office:value="408" calcext:value-type="float">
            <text:p>408</text:p>
          </table:table-cell>
          <table:table-cell table:style-name="ce5" office:value-type="float" office:value="335" calcext:value-type="float">
            <text:p>335</text:p>
          </table:table-cell>
          <table:table-cell table:style-name="ce11" office:value-type="float" office:value="1388" calcext:value-type="float">
            <text:p>1,388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İzmir Merkez Köy</text:p>
          </table:table-cell>
          <table:table-cell table:style-name="ce5" office:value-type="float" office:value="26358" calcext:value-type="float">
            <text:p>26,358</text:p>
          </table:table-cell>
          <table:table-cell table:style-name="ce5" office:value-type="float" office:value="1483" calcext:value-type="float">
            <text:p>1,483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228" calcext:value-type="float">
            <text:p>228</text:p>
          </table:table-cell>
          <table:table-cell office:value-type="float" office:value="204" calcext:value-type="float">
            <text:p>20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5" office:value-type="float" office:value="11" calcext:value-type="float">
            <text:p>11</text:p>
          </table:table-cell>
          <table:table-cell table:style-name="ce11" office:value-type="float" office:value="1025" calcext:value-type="float">
            <text:p>1,025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ayındır</text:p>
          </table:table-cell>
          <table:table-cell table:style-name="ce5" office:value-type="float" office:value="25137" calcext:value-type="float">
            <text:p>25,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314" calcext:value-type="float">
            <text:p>314</text:p>
          </table:table-cell>
          <table:table-cell table:style-name="ce11" office:value-type="float" office:value="92" calcext:value-type="float">
            <text:p>9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ergama Merkez</text:p>
          </table:table-cell>
          <table:table-cell table:style-name="ce5" office:value-type="float" office:value="12787" calcext:value-type="float">
            <text:p>12,78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36" calcext:value-type="float">
            <text:p>36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ergama Köy</text:p>
          </table:table-cell>
          <table:table-cell table:style-name="ce5" office:value-type="float" office:value="49917" calcext:value-type="float">
            <text:p>49,917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style-name="ce5" office:value-type="float" office:value="191" calcext:value-type="float">
            <text:p>19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Çeşme</text:p>
          </table:table-cell>
          <table:table-cell table:style-name="ce5" office:value-type="float" office:value="8988" calcext:value-type="float">
            <text:p>8,988</text:p>
          </table:table-cell>
          <table:table-cell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style-name="ce5" office:value-type="float" office:value="289" calcext:value-type="float">
            <text:p>289</text:p>
          </table:table-cell>
          <table:table-cell table:style-name="ce11" office:value-type="float" office:value="251" calcext:value-type="float">
            <text:p>25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Foça</text:p>
          </table:table-cell>
          <table:table-cell table:style-name="ce5" office:value-type="float" office:value="8464" calcext:value-type="float">
            <text:p>8,46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259" calcext:value-type="float">
            <text:p>259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araburun</text:p>
          </table:table-cell>
          <table:table-cell table:style-name="ce5" office:value-type="float" office:value="7774" calcext:value-type="float">
            <text:p>7,77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92" calcext:value-type="float">
            <text:p>9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emal Paşa</text:p>
          </table:table-cell>
          <table:table-cell table:style-name="ce5" office:value-type="float" office:value="21320" calcext:value-type="float">
            <text:p>21,320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06" calcext:value-type="float">
            <text:p>106</text:p>
          </table:table-cell>
          <table:table-cell table:style-name="ce11" office:value-type="float" office:value="202" calcext:value-type="float">
            <text:p>20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uşadası</text:p>
          </table:table-cell>
          <table:table-cell table:style-name="ce5" office:value-type="float" office:value="13906" calcext:value-type="float">
            <text:p>13,906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enemen</text:p>
          </table:table-cell>
          <table:table-cell table:style-name="ce5" office:value-type="float" office:value="27384" calcext:value-type="float">
            <text:p>27,384</text:p>
          </table:table-cell>
          <table:table-cell office:value-type="float" office:value="412" calcext:value-type="float">
            <text:p>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float" office:value="107" calcext:value-type="float">
            <text:p>107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Ödemiş Merkez</text:p>
          </table:table-cell>
          <table:table-cell table:style-name="ce5" office:value-type="float" office:value="16546" calcext:value-type="float">
            <text:p>16,546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11" office:value-type="float" office:value="137" calcext:value-type="float">
            <text:p>137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Ödemiş Köy</text:p>
          </table:table-cell>
          <table:table-cell table:style-name="ce5" office:value-type="float" office:value="59115" calcext:value-type="float">
            <text:p>59,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387" calcext:value-type="float">
            <text:p>387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175" calcext:value-type="float">
            <text:p>175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eferihisar</text:p>
          </table:table-cell>
          <table:table-cell table:style-name="ce5" office:value-type="float" office:value="8211" calcext:value-type="float">
            <text:p>8,211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Tire Merkez</text:p>
          </table:table-cell>
          <table:table-cell table:style-name="ce5" office:value-type="float" office:value="17810" calcext:value-type="float">
            <text:p>17,81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38" calcext:value-type="float">
            <text:p>38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Tire Köy</text:p>
          </table:table-cell>
          <table:table-cell table:style-name="ce5" office:value-type="float" office:value="20371" calcext:value-type="float">
            <text:p>20,3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Torbalı</text:p>
          </table:table-cell>
          <table:table-cell table:style-name="ce5" office:value-type="float" office:value="20864" calcext:value-type="float">
            <text:p>20,864</text:p>
          </table:table-cell>
          <table:table-cell office:value-type="float" office:value="131" calcext:value-type="float">
            <text:p>1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Urla</text:p>
          </table:table-cell>
          <table:table-cell table:style-name="ce5" office:value-type="float" office:value="13800" calcext:value-type="float">
            <text:p>13,80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style-name="ce5" office:value-type="float" office:value="15" calcext:value-type="float">
            <text:p>15</text:p>
          </table:table-cell>
          <table:table-cell table:style-name="ce11" office:value-type="float" office:value="424" calcext:value-type="float">
            <text:p>424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İzmir Toplam</text:p>
          </table:table-cell>
          <table:table-cell table:style-name="ce6" office:value-type="float" office:value="487825" calcext:value-type="float">
            <text:p>487,825</text:p>
          </table:table-cell>
          <table:table-cell table:style-name="ce6" office:value-type="float" office:value="7531" calcext:value-type="float">
            <text:p>7,531</text:p>
          </table:table-cell>
          <table:table-cell table:style-name="ce8" office:value-type="float" office:value="26" calcext:value-type="float">
            <text:p>26</text:p>
          </table:table-cell>
          <table:table-cell table:style-name="ce6" office:value-type="float" office:value="1726" calcext:value-type="float">
            <text:p>1,726</text:p>
          </table:table-cell>
          <table:table-cell table:style-name="ce6" office:value-type="float" office:value="1384" calcext:value-type="float">
            <text:p>1,384</text:p>
          </table:table-cell>
          <table:table-cell table:style-name="ce8" office:value-type="float" office:value="369" calcext:value-type="float">
            <text:p>369</text:p>
          </table:table-cell>
          <table:table-cell table:style-name="ce8" office:value-type="float" office:value="447" calcext:value-type="float">
            <text:p>447</text:p>
          </table:table-cell>
          <table:table-cell table:style-name="ce8" office:value-type="float" office:value="21" calcext:value-type="float">
            <text:p>21</text:p>
          </table:table-cell>
          <table:table-cell table:style-name="ce6" office:value-type="float" office:value="16800" calcext:value-type="float">
            <text:p>16,800</text:p>
          </table:table-cell>
          <table:table-cell table:style-name="ce6" office:value-type="float" office:value="645" calcext:value-type="float">
            <text:p>645</text:p>
          </table:table-cell>
          <table:table-cell table:style-name="ce6" office:value-type="float" office:value="1253" calcext:value-type="float">
            <text:p>1,253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2260" calcext:value-type="float">
            <text:p>2,260</text:p>
          </table:table-cell>
          <table:table-cell table:style-name="ce6" office:value-type="float" office:value="1368" calcext:value-type="float">
            <text:p>1,368</text:p>
          </table:table-cell>
          <table:table-cell table:style-name="ce12" office:value-type="float" office:value="4249" calcext:value-type="float">
            <text:p>4,249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Manisa Merkez</text:p>
          </table:table-cell>
          <table:table-cell table:style-name="ce5" office:value-type="float" office:value="27464" calcext:value-type="float">
            <text:p>27,46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style-name="ce5" office:value-type="float" office:value="25" calcext:value-type="float">
            <text:p>25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anisa Merkez Köy</text:p>
          </table:table-cell>
          <table:table-cell table:style-name="ce5" office:value-type="float" office:value="63057" calcext:value-type="float">
            <text:p>63,057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210" calcext:value-type="float">
            <text:p>210</text:p>
          </table:table-cell>
          <table:table-cell table:style-name="ce11" office:value-type="float" office:value="33" calcext:value-type="float">
            <text:p>33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Akhisar Merkez</text:p>
          </table:table-cell>
          <table:table-cell table:style-name="ce5" office:value-type="float" office:value="17731" calcext:value-type="float">
            <text:p>17,7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89" calcext:value-type="float">
            <text:p>89</text:p>
          </table:table-cell>
          <table:table-cell table:style-name="ce11" office:value-type="float" office:value="118" calcext:value-type="float">
            <text:p>118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Akhisar Köy</text:p>
          </table:table-cell>
          <table:table-cell table:style-name="ce5" office:value-type="float" office:value="29485" calcext:value-type="float">
            <text:p>29,485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Alaşehir</text:p>
          </table:table-cell>
          <table:table-cell table:style-name="ce5" office:value-type="float" office:value="32753" calcext:value-type="float">
            <text:p>32,753</text:p>
          </table:table-cell>
          <table:table-cell office:value-type="float" office:value="98" calcext:value-type="float">
            <text:p>9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31" calcext:value-type="float">
            <text:p>31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Demirci</text:p>
          </table:table-cell>
          <table:table-cell table:style-name="ce5" office:value-type="float" office:value="26159" calcext:value-type="float">
            <text:p>26,1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Eşme</text:p>
          </table:table-cell>
          <table:table-cell table:style-name="ce5" office:value-type="float" office:value="21045" calcext:value-type="float">
            <text:p>21,045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Gürdüs</text:p>
          </table:table-cell>
          <table:table-cell table:style-name="ce5" office:value-type="float" office:value="22596" calcext:value-type="float">
            <text:p>22,5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asaba Merkez</text:p>
          </table:table-cell>
          <table:table-cell table:style-name="ce5" office:value-type="float" office:value="16685" calcext:value-type="float">
            <text:p>16,68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1" calcext:value-type="float">
            <text:p>31</text:p>
          </table:table-cell>
          <table:table-cell table:style-name="ce11" office:value-type="float" office:value="66" calcext:value-type="float">
            <text:p>66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asaba Köy</text:p>
          </table:table-cell>
          <table:table-cell table:style-name="ce5" office:value-type="float" office:value="15063" calcext:value-type="float">
            <text:p>15,0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float" office:value="206" calcext:value-type="float">
            <text:p>206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ırkkağaç</text:p>
          </table:table-cell>
          <table:table-cell table:style-name="ce5" office:value-type="float" office:value="19553" calcext:value-type="float">
            <text:p>19,5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8" calcext:value-type="float">
            <text:p>18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ula</text:p>
          </table:table-cell>
          <table:table-cell table:style-name="ce5" office:value-type="float" office:value="29621" calcext:value-type="float">
            <text:p>29,6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alihli</text:p>
          </table:table-cell>
          <table:table-cell table:style-name="ce5" office:value-type="float" office:value="28201" calcext:value-type="float">
            <text:p>28,20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55" calcext:value-type="float">
            <text:p>55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oma</text:p>
          </table:table-cell>
          <table:table-cell table:style-name="ce5" office:value-type="float" office:value="20520" calcext:value-type="float">
            <text:p>20,5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Manisa Toplam</text:p>
          </table:table-cell>
          <table:table-cell table:style-name="ce6" office:value-type="float" office:value="369933" calcext:value-type="float">
            <text:p>369,933</text:p>
          </table:table-cell>
          <table:table-cell table:style-name="ce8" office:value-type="float" office:value="746" calcext:value-type="float">
            <text:p>7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43" calcext:value-type="float">
            <text:p>243</text:p>
          </table:table-cell>
          <table:table-cell table:style-name="ce6" office:value-type="float" office:value="380" calcext:value-type="float">
            <text:p>380</text:p>
          </table:table-cell>
          <table:table-cell table:style-name="ce8" office:value-type="float" office:value="621" calcext:value-type="float">
            <text:p>621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783" calcext:value-type="float">
            <text:p>783</text:p>
          </table:table-cell>
          <table:table-cell table:style-name="ce6" office:value-type="float" office:value="569" calcext:value-type="float">
            <text:p>569</text:p>
          </table:table-cell>
          <table:table-cell table:style-name="ce12" office:value-type="float" office:value="543" calcext:value-type="float">
            <text:p>543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Muğla Merkez</text:p>
          </table:table-cell>
          <table:table-cell table:style-name="ce5" office:value-type="float" office:value="10026" calcext:value-type="float">
            <text:p>10,02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uğla Merkez Köy</text:p>
          </table:table-cell>
          <table:table-cell table:style-name="ce5" office:value-type="float" office:value="47555" calcext:value-type="float">
            <text:p>47,55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85" calcext:value-type="float">
            <text:p>8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odrum</text:p>
          </table:table-cell>
          <table:table-cell table:style-name="ce5" office:value-type="float" office:value="15181" calcext:value-type="float">
            <text:p>15,181</text:p>
          </table:table-cell>
          <table:table-cell office:value-type="float" office:value="503" calcext:value-type="float">
            <text:p>5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Fethiye</text:p>
          </table:table-cell>
          <table:table-cell table:style-name="ce5" office:value-type="float" office:value="34070" calcext:value-type="float">
            <text:p>34,07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öyceğiz</text:p>
          </table:table-cell>
          <table:table-cell table:style-name="ce5" office:value-type="float" office:value="22826" calcext:value-type="float">
            <text:p>22,8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armaris</text:p>
          </table:table-cell>
          <table:table-cell table:style-name="ce5" office:value-type="float" office:value="11359" calcext:value-type="float">
            <text:p>11,359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ilas</text:p>
          </table:table-cell>
          <table:table-cell table:style-name="ce5" office:value-type="float" office:value="32864" calcext:value-type="float">
            <text:p>32,86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float" office:value="74" calcext:value-type="float">
            <text:p>74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Muğla Toplam</text:p>
          </table:table-cell>
          <table:table-cell table:style-name="ce6" office:value-type="float" office:value="173881" calcext:value-type="float">
            <text:p>173,881</text:p>
          </table:table-cell>
          <table:table-cell table:style-name="ce8" office:value-type="float" office:value="652" calcext:value-type="float">
            <text:p>65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86" calcext:value-type="float">
            <text:p>186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27" calcext:value-type="float">
            <text:p>12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63" calcext:value-type="float">
            <text:p>163</text:p>
          </table:table-cell>
          <table:table-cell table:style-name="ce6" office:value-type="float" office:value="109" calcext:value-type="float">
            <text:p>109</text:p>
          </table:table-cell>
          <table:table-cell table:style-name="ce12" office:value-type="float" office:value="149" calcext:value-type="float">
            <text:p>149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Bilecik Merkez</text:p>
          </table:table-cell>
          <table:table-cell table:style-name="ce7" office:value-type="float" office:value="20236" calcext:value-type="float">
            <text:p>20,23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float" office:value="400" calcext:value-type="float">
            <text:p>40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766" calcext:value-type="float">
            <text:p>766</text:p>
          </table:table-cell>
          <table:table-cell table:style-name="ce11" office:value-type="float" office:value="34" calcext:value-type="float">
            <text:p>34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Bozüyük</text:p>
          </table:table-cell>
          <table:table-cell table:style-name="ce7" office:value-type="float" office:value="29307" calcext:value-type="float">
            <text:p>29,30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1273" calcext:value-type="float">
            <text:p>1,27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44" calcext:value-type="float">
            <text:p>144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20" calcext:value-type="float">
            <text:p>2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Gölpazarı</text:p>
          </table:table-cell>
          <table:table-cell table:style-name="ce7" office:value-type="float" office:value="15024" calcext:value-type="float">
            <text:p>15,0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7" office:value-type="float" office:value="330" calcext:value-type="float">
            <text:p>330</text:p>
          </table:table-cell>
          <table:table-cell table:style-name="ce11" office:value-type="float" office:value="19" calcext:value-type="float">
            <text:p>19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Lefke</text:p>
          </table:table-cell>
          <table:table-cell table:style-name="ce7" office:value-type="float" office:value="8871" calcext:value-type="float">
            <text:p>8,87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style-name="ce7" office:value-type="float" office:value="157" calcext:value-type="float">
            <text:p>157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Söğüt</text:p>
          </table:table-cell>
          <table:table-cell table:style-name="ce7" office:value-type="float" office:value="36256" calcext:value-type="float">
            <text:p>36,256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620" calcext:value-type="float">
            <text:p>62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Bilecik Toplam</text:p>
          </table:table-cell>
          <table:table-cell table:style-name="ce6" office:value-type="float" office:value="109694" calcext:value-type="float">
            <text:p>109,69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23" calcext:value-type="float">
            <text:p>23</text:p>
          </table:table-cell>
          <table:table-cell table:style-name="ce6" office:value-type="float" office:value="2293" calcext:value-type="float">
            <text:p>2,293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174" calcext:value-type="float">
            <text:p>174</text:p>
          </table:table-cell>
          <table:table-cell table:style-name="ce6" office:value-type="float" office:value="1276" calcext:value-type="float">
            <text:p>1,276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olu Merkez</text:p>
          </table:table-cell>
          <table:table-cell table:style-name="ce7" office:value-type="float" office:value="55544" calcext:value-type="float">
            <text:p>55,544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435" calcext:value-type="float">
            <text:p>435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Düzce</text:p>
          </table:table-cell>
          <table:table-cell table:style-name="ce7" office:value-type="float" office:value="60229" calcext:value-type="float">
            <text:p>60,229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1645" calcext:value-type="float">
            <text:p>11,645</text:p>
          </table:table-cell>
          <table:table-cell table:style-name="ce9" office:value-type="float" office:value="265" calcext:value-type="float">
            <text:p>265</text:p>
          </table:table-cell>
          <table:table-cell table:style-name="ce7" office:value-type="float" office:value="185" calcext:value-type="float">
            <text:p>185</text:p>
          </table:table-cell>
          <table:table-cell table:style-name="ce9" office:value-type="float" office:value="106" calcext:value-type="float">
            <text:p>1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908" calcext:value-type="float">
            <text:p>2,908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Gerede</text:p>
          </table:table-cell>
          <table:table-cell table:style-name="ce7" office:value-type="float" office:value="48614" calcext:value-type="float">
            <text:p>48,614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Gönik</text:p>
          </table:table-cell>
          <table:table-cell table:style-name="ce7" office:value-type="float" office:value="16634" calcext:value-type="float">
            <text:p>16,634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Mudurnu</text:p>
          </table:table-cell>
          <table:table-cell table:style-name="ce7" office:value-type="float" office:value="21613" calcext:value-type="float">
            <text:p>21,613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Bolu Toplam</text:p>
          </table:table-cell>
          <table:table-cell table:style-name="ce6" office:value-type="float" office:value="202634" calcext:value-type="float">
            <text:p>202,634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2082" calcext:value-type="float">
            <text:p>12,082</text:p>
          </table:table-cell>
          <table:table-cell table:style-name="ce8" office:value-type="float" office:value="289" calcext:value-type="float">
            <text:p>289</text:p>
          </table:table-cell>
          <table:table-cell table:style-name="ce6" office:value-type="float" office:value="185" calcext:value-type="float">
            <text:p>185</text:p>
          </table:table-cell>
          <table:table-cell table:style-name="ce8" office:value-type="float" office:value="115" calcext:value-type="float">
            <text:p>115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float" office:value="2912" calcext:value-type="float">
            <text:p>2,912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Burdur Merkez</text:p>
          </table:table-cell>
          <table:table-cell table:style-name="ce7" office:value-type="float" office:value="12614" calcext:value-type="float">
            <text:p>12,614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92" calcext:value-type="float">
            <text:p>9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0" calcext:value-type="float">
            <text:p>4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Burdur Merkez Köy</text:p>
          </table:table-cell>
          <table:table-cell table:style-name="ce7" office:value-type="float" office:value="29860" calcext:value-type="float">
            <text:p>29,86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Bucak</text:p>
          </table:table-cell>
          <table:table-cell table:style-name="ce7" office:value-type="float" office:value="16461" calcext:value-type="float">
            <text:p>16,4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Tefenni</text:p>
          </table:table-cell>
          <table:table-cell table:style-name="ce7" office:value-type="float" office:value="24452" calcext:value-type="float">
            <text:p>24,45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Burdur Toplam</text:p>
          </table:table-cell>
          <table:table-cell table:style-name="ce6" office:value-type="float" office:value="83387" calcext:value-type="float">
            <text:p>83,387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46" calcext:value-type="float">
            <text:p>46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Denizli Merkez</text:p>
          </table:table-cell>
          <table:table-cell table:style-name="ce7" office:value-type="float" office:value="15517" calcext:value-type="float">
            <text:p>15,517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39" calcext:value-type="float">
            <text:p>13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2" calcext:value-type="float">
            <text:p>2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Denizli Köy</text:p>
          </table:table-cell>
          <table:table-cell table:style-name="ce7" office:value-type="float" office:value="25974" calcext:value-type="float">
            <text:p>25,97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table:style-name="ce9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oldan</text:p>
          </table:table-cell>
          <table:table-cell table:style-name="ce7" office:value-type="float" office:value="24650" calcext:value-type="float">
            <text:p>24,65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Çal</text:p>
          </table:table-cell>
          <table:table-cell table:style-name="ce7" office:value-type="float" office:value="42172" calcext:value-type="float">
            <text:p>42,17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Çivril</text:p>
          </table:table-cell>
          <table:table-cell table:style-name="ce7" office:value-type="float" office:value="21512" calcext:value-type="float">
            <text:p>21,51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66" calcext:value-type="float">
            <text:p>66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Garbi Karaağaç</text:p>
          </table:table-cell>
          <table:table-cell table:style-name="ce7" office:value-type="float" office:value="45949" calcext:value-type="float">
            <text:p>45,949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211" calcext:value-type="float">
            <text:p>21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arayköy</text:p>
          </table:table-cell>
          <table:table-cell table:style-name="ce7" office:value-type="float" office:value="18093" calcext:value-type="float">
            <text:p>18,093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32" calcext:value-type="float">
            <text:p>3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Tavas</text:p>
          </table:table-cell>
          <table:table-cell table:style-name="ce7" office:value-type="float" office:value="50527" calcext:value-type="float">
            <text:p>50,52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4" office:value-type="string" calcext:value-type="string">
            <text:p>Denizli Toplam</text:p>
          </table:table-cell>
          <table:table-cell table:style-name="ce6" office:value-type="float" office:value="244394" calcext:value-type="float">
            <text:p>244,394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281" calcext:value-type="float">
            <text:p>281</text:p>
          </table:table-cell>
          <table:table-cell table:style-name="ce8" office:value-type="float" office:value="173" calcext:value-type="float">
            <text:p>173</text:p>
          </table:table-cell>
          <table:table-cell table:style-name="ce6" office:value-type="float" office:value="42" calcext:value-type="float">
            <text:p>42</text:p>
          </table:table-cell>
          <table:table-cell table:style-name="ce8" office:value-type="float" office:value="33" calcext:value-type="float">
            <text:p>33</text:p>
          </table:table-cell>
          <table:table-cell table:style-name="ce6" office:value-type="float" office:value="13" calcext:value-type="float">
            <text:p>13</text:p>
          </table:table-cell>
          <table:table-cell table:style-name="ce12" office:value-type="float" office:value="26" calcext:value-type="float">
            <text:p>26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Isparta Merkez</text:p>
          </table:table-cell>
          <table:table-cell table:style-name="ce7" office:value-type="float" office:value="15525" calcext:value-type="float">
            <text:p>15,525</text:p>
          </table:table-cell>
          <table:table-cell table:style-name="ce9" office:value-type="float" office:value="253" calcext:value-type="float">
            <text:p>2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54" calcext:value-type="float">
            <text:p>15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Isparta Merkez Köy</text:p>
          </table:table-cell>
          <table:table-cell table:style-name="ce7" office:value-type="float" office:value="28676" calcext:value-type="float">
            <text:p>28,676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Eğirdir</text:p>
          </table:table-cell>
          <table:table-cell table:style-name="ce7" office:value-type="float" office:value="28483" calcext:value-type="float">
            <text:p>28,483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araağaç</text:p>
          </table:table-cell>
          <table:table-cell table:style-name="ce7" office:value-type="float" office:value="25304" calcext:value-type="float">
            <text:p>25,304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95" calcext:value-type="float">
            <text:p>95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Uluborlu</text:p>
          </table:table-cell>
          <table:table-cell table:style-name="ce7" office:value-type="float" office:value="17151" calcext:value-type="float">
            <text:p>17,15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Yalvaç</text:p>
          </table:table-cell>
          <table:table-cell table:style-name="ce7" office:value-type="float" office:value="28717" calcext:value-type="float">
            <text:p>28,71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Isparta Toplam</text:p>
          </table:table-cell>
          <table:table-cell table:style-name="ce6" office:value-type="float" office:value="143856" calcext:value-type="float">
            <text:p>143,856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62" calcext:value-type="float">
            <text:p>16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110" calcext:value-type="float">
            <text:p>110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Kütahya Merkez</text:p>
          </table:table-cell>
          <table:table-cell table:style-name="ce7" office:value-type="float" office:value="16517" calcext:value-type="float">
            <text:p>16,5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49" calcext:value-type="float">
            <text:p>49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239" calcext:value-type="float">
            <text:p>239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424" calcext:value-type="float">
            <text:p>424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ütahya Merkez Köy</text:p>
          </table:table-cell>
          <table:table-cell table:style-name="ce7" office:value-type="float" office:value="51986" calcext:value-type="float">
            <text:p>51,98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61" calcext:value-type="float">
            <text:p>16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Emet</text:p>
          </table:table-cell>
          <table:table-cell table:style-name="ce7" office:value-type="float" office:value="33665" calcext:value-type="float">
            <text:p>33,66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Gediz</text:p>
          </table:table-cell>
          <table:table-cell table:style-name="ce7" office:value-type="float" office:value="37688" calcext:value-type="float">
            <text:p>37,68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imav</text:p>
          </table:table-cell>
          <table:table-cell table:style-name="ce7" office:value-type="float" office:value="37977" calcext:value-type="float">
            <text:p>37,97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Tavşanlı</text:p>
          </table:table-cell>
          <table:table-cell table:style-name="ce7" office:value-type="float" office:value="34744" calcext:value-type="float">
            <text:p>34,74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79" calcext:value-type="float">
            <text:p>79</text:p>
          </table:table-cell>
          <table:table-cell table:style-name="ce11" office:value-type="float" office:value="107" calcext:value-type="float">
            <text:p>107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Uşak Merkez</text:p>
          </table:table-cell>
          <table:table-cell table:style-name="ce7" office:value-type="float" office:value="16816" calcext:value-type="float">
            <text:p>16,816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8" calcext:value-type="float">
            <text:p>2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Uşak Köy</text:p>
          </table:table-cell>
          <table:table-cell table:style-name="ce7" office:value-type="float" office:value="71671" calcext:value-type="float">
            <text:p>71,67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Kütahya Toplam</text:p>
          </table:table-cell>
          <table:table-cell table:style-name="ce6" office:value-type="float" office:value="301064" calcext:value-type="float">
            <text:p>301,06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54" calcext:value-type="float">
            <text:p>54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269" calcext:value-type="float">
            <text:p>269</text:p>
          </table:table-cell>
          <table:table-cell table:style-name="ce6" office:value-type="float" office:value="109" calcext:value-type="float">
            <text:p>109</text:p>
          </table:table-cell>
          <table:table-cell table:style-name="ce12" office:value-type="float" office:value="743" calcext:value-type="float">
            <text:p>743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Adana Merkez</text:p>
          </table:table-cell>
          <table:table-cell table:style-name="ce5" office:value-type="float" office:value="62237" calcext:value-type="float">
            <text:p>62,237</text:p>
          </table:table-cell>
          <table:table-cell office:value-type="float" office:value="418" calcext:value-type="float">
            <text:p>418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7078" calcext:value-type="float">
            <text:p>7,078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946" calcext:value-type="float">
            <text:p>1,94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33" calcext:value-type="float">
            <text:p>133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471" calcext:value-type="float">
            <text:p>47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Adana Merkez Köy</text:p>
          </table:table-cell>
          <table:table-cell table:style-name="ce7" office:value-type="float" office:value="31364" calcext:value-type="float">
            <text:p>31,364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4415" calcext:value-type="float">
            <text:p>4,41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39" calcext:value-type="float">
            <text:p>39</text:p>
          </table:table-cell>
          <table:table-cell table:style-name="ce9" office:value-type="float" office:value="695" calcext:value-type="float">
            <text:p>69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11" calcext:value-type="float">
            <text:p>11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Feke</text:p>
          </table:table-cell>
          <table:table-cell table:style-name="ce7" office:value-type="float" office:value="10329" calcext:value-type="float">
            <text:p>10,329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166" calcext:value-type="float">
            <text:p>166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adirli</text:p>
          </table:table-cell>
          <table:table-cell table:style-name="ce7" office:value-type="float" office:value="23209" calcext:value-type="float">
            <text:p>23,20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326" calcext:value-type="float">
            <text:p>326</text:p>
          </table:table-cell>
          <table:table-cell table:style-name="ce9" office:value-type="float" office:value="636" calcext:value-type="float">
            <text:p>63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araisalı</text:p>
          </table:table-cell>
          <table:table-cell table:style-name="ce7" office:value-type="float" office:value="38295" calcext:value-type="float">
            <text:p>38,29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style-name="ce9" office:value-type="float" office:value="216" calcext:value-type="float">
            <text:p>21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ozan</text:p>
          </table:table-cell>
          <table:table-cell table:style-name="ce7" office:value-type="float" office:value="25879" calcext:value-type="float">
            <text:p>25,879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435" calcext:value-type="float">
            <text:p>43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22" calcext:value-type="float">
            <text:p>222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8" calcext:value-type="float">
            <text:p>48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aimbeyli</text:p>
          </table:table-cell>
          <table:table-cell table:style-name="ce7" office:value-type="float" office:value="15073" calcext:value-type="float">
            <text:p>15,073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1464" calcext:value-type="float">
            <text:p>1,464</text:p>
          </table:table-cell>
          <table:table-cell table:style-name="ce7" office:value-type="float" office:value="2029" calcext:value-type="float">
            <text:p>2,02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Adana Toplam</text:p>
          </table:table-cell>
          <table:table-cell table:style-name="ce6" office:value-type="float" office:value="206386" calcext:value-type="float">
            <text:p>206,386</text:p>
          </table:table-cell>
          <table:table-cell table:style-name="ce8" office:value-type="float" office:value="519" calcext:value-type="float">
            <text:p>5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22" calcext:value-type="float">
            <text:p>22</text:p>
          </table:table-cell>
          <table:table-cell table:style-name="ce6" office:value-type="float" office:value="11956" calcext:value-type="float">
            <text:p>11,956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6" calcext:value-type="float">
            <text:p>56</text:p>
          </table:table-cell>
          <table:table-cell table:style-name="ce6" office:value-type="float" office:value="2048" calcext:value-type="float">
            <text:p>2,048</text:p>
          </table:table-cell>
          <table:table-cell table:style-name="ce6" office:value-type="float" office:value="5744" calcext:value-type="float">
            <text:p>5,744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136" calcext:value-type="float">
            <text:p>136</text:p>
          </table:table-cell>
          <table:table-cell table:style-name="ce6" office:value-type="float" office:value="21" calcext:value-type="float">
            <text:p>21</text:p>
          </table:table-cell>
          <table:table-cell table:style-name="ce12" office:value-type="float" office:value="645" calcext:value-type="float">
            <text:p>645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Antalya Merkez</text:p>
          </table:table-cell>
          <table:table-cell table:style-name="ce7" office:value-type="float" office:value="16699" calcext:value-type="float">
            <text:p>16,699</text:p>
          </table:table-cell>
          <table:table-cell table:style-name="ce9" office:value-type="float" office:value="523" calcext:value-type="float">
            <text:p>52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51" calcext:value-type="float">
            <text:p>5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Antalya Merkez Köy</text:p>
          </table:table-cell>
          <table:table-cell table:style-name="ce7" office:value-type="float" office:value="18817" calcext:value-type="float">
            <text:p>18,817</text:p>
          </table:table-cell>
          <table:table-cell table:style-name="ce9" office:value-type="float" office:value="138" calcext:value-type="float">
            <text:p>13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Akseki</text:p>
          </table:table-cell>
          <table:table-cell table:style-name="ce7" office:value-type="float" office:value="24667" calcext:value-type="float">
            <text:p>24,66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Alanya</text:p>
          </table:table-cell>
          <table:table-cell table:style-name="ce7" office:value-type="float" office:value="34404" calcext:value-type="float">
            <text:p>34,40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Elmalı</text:p>
          </table:table-cell>
          <table:table-cell table:style-name="ce7" office:value-type="float" office:value="15911" calcext:value-type="float">
            <text:p>15,911</text:p>
          </table:table-cell>
          <table:table-cell table:style-name="ce9" office:value-type="float" office:value="199" calcext:value-type="float">
            <text:p>199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Finike</text:p>
          </table:table-cell>
          <table:table-cell table:style-name="ce7" office:value-type="float" office:value="15103" calcext:value-type="float">
            <text:p>15,103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aş</text:p>
          </table:table-cell>
          <table:table-cell table:style-name="ce7" office:value-type="float" office:value="19861" calcext:value-type="float">
            <text:p>19,86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orkuteli</text:p>
          </table:table-cell>
          <table:table-cell table:style-name="ce7" office:value-type="float" office:value="24768" calcext:value-type="float">
            <text:p>24,768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603" calcext:value-type="float">
            <text:p>603</text:p>
          </table:table-cell>
          <table:table-cell table:style-name="ce9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anavgat</text:p>
          </table:table-cell>
          <table:table-cell table:style-name="ce7" office:value-type="float" office:value="17237" calcext:value-type="float">
            <text:p>17,237</text:p>
          </table:table-cell>
          <table:table-cell table:style-name="ce9" office:value-type="float" office:value="204" calcext:value-type="float">
            <text:p>204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erik</text:p>
          </table:table-cell>
          <table:table-cell table:style-name="ce7" office:value-type="float" office:value="14651" calcext:value-type="float">
            <text:p>14,651</text:p>
          </table:table-cell>
          <table:table-cell table:style-name="ce9" office:value-type="float" office:value="229" calcext:value-type="float">
            <text:p>229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Antalya Toplam</text:p>
          </table:table-cell>
          <table:table-cell table:style-name="ce6" office:value-type="float" office:value="202118" calcext:value-type="float">
            <text:p>202,118</text:p>
          </table:table-cell>
          <table:table-cell table:style-name="ce6" office:value-type="float" office:value="1324" calcext:value-type="float">
            <text:p>1,32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5" calcext:value-type="float">
            <text:p>35</text:p>
          </table:table-cell>
          <table:table-cell table:style-name="ce6" office:value-type="float" office:value="603" calcext:value-type="float">
            <text:p>603</text:p>
          </table:table-cell>
          <table:table-cell table:style-name="ce8" office:value-type="float" office:value="151" calcext:value-type="float">
            <text:p>15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float" office:value="47" calcext:value-type="float">
            <text:p>47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Cebelibereket Merkez</text:p>
          </table:table-cell>
          <table:table-cell table:style-name="ce7" office:value-type="float" office:value="18163" calcext:value-type="float">
            <text:p>18,16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64" calcext:value-type="float">
            <text:p>6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ahçe</text:p>
          </table:table-cell>
          <table:table-cell table:style-name="ce7" office:value-type="float" office:value="15525" calcext:value-type="float">
            <text:p>15,525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Ceyhan</text:p>
          </table:table-cell>
          <table:table-cell table:style-name="ce7" office:value-type="float" office:value="34889" calcext:value-type="float">
            <text:p>34,889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48" calcext:value-type="float">
            <text:p>84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433" calcext:value-type="float">
            <text:p>433</text:p>
          </table:table-cell>
          <table:table-cell table:style-name="ce7" office:value-type="float" office:value="1621" calcext:value-type="float">
            <text:p>1,621</text:p>
          </table:table-cell>
          <table:table-cell table:style-name="ce7" office:value-type="float" office:value="62" calcext:value-type="float">
            <text:p>62</text:p>
          </table:table-cell>
          <table:table-cell table:style-name="ce9" office:value-type="float" office:value="200" calcext:value-type="float">
            <text:p>200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398" calcext:value-type="float">
            <text:p>398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Dörtyol</text:p>
          </table:table-cell>
          <table:table-cell table:style-name="ce7" office:value-type="float" office:value="15982" calcext:value-type="float">
            <text:p>15,982</text:p>
          </table:table-cell>
          <table:table-cell table:style-name="ce9" office:value-type="float" office:value="629" calcext:value-type="float">
            <text:p>629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211" calcext:value-type="float">
            <text:p>21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77" calcext:value-type="float">
            <text:p>17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Islahiye</text:p>
          </table:table-cell>
          <table:table-cell table:style-name="ce7" office:value-type="float" office:value="12617" calcext:value-type="float">
            <text:p>12,61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37" calcext:value-type="float">
            <text:p>13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503" calcext:value-type="float">
            <text:p>5,50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Cebelibereket Toplam</text:p>
          </table:table-cell>
          <table:table-cell table:style-name="ce6" office:value-type="float" office:value="97176" calcext:value-type="float">
            <text:p>97,176</text:p>
          </table:table-cell>
          <table:table-cell table:style-name="ce8" office:value-type="float" office:value="641" calcext:value-type="float">
            <text:p>6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247" calcext:value-type="float">
            <text:p>1,24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499" calcext:value-type="float">
            <text:p>499</text:p>
          </table:table-cell>
          <table:table-cell table:style-name="ce6" office:value-type="float" office:value="7211" calcext:value-type="float">
            <text:p>7,211</text:p>
          </table:table-cell>
          <table:table-cell table:style-name="ce6" office:value-type="float" office:value="62" calcext:value-type="float">
            <text:p>62</text:p>
          </table:table-cell>
          <table:table-cell table:style-name="ce8" office:value-type="float" office:value="389" calcext:value-type="float">
            <text:p>389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426" calcext:value-type="float">
            <text:p>426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İçel Merkez</text:p>
          </table:table-cell>
          <table:table-cell table:style-name="ce7" office:value-type="float" office:value="37379" calcext:value-type="float">
            <text:p>37,37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Anamur</text:p>
          </table:table-cell>
          <table:table-cell table:style-name="ce7" office:value-type="float" office:value="18287" calcext:value-type="float">
            <text:p>18,287</text:p>
          </table:table-cell>
          <table:table-cell table:style-name="ce9" office:value-type="float" office:value="52" calcext:value-type="float">
            <text:p>5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31" calcext:value-type="float">
            <text:p>3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Gülnar</text:p>
          </table:table-cell>
          <table:table-cell table:style-name="ce7" office:value-type="float" office:value="19443" calcext:value-type="float">
            <text:p>19,443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ut</text:p>
          </table:table-cell>
          <table:table-cell table:style-name="ce7" office:value-type="float" office:value="15692" calcext:value-type="float">
            <text:p>15,69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İçel Toplam</text:p>
          </table:table-cell>
          <table:table-cell table:style-name="ce6" office:value-type="float" office:value="90801" calcext:value-type="float">
            <text:p>90,801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19" calcext:value-type="float">
            <text:p>19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Mersin Merkez</text:p>
          </table:table-cell>
          <table:table-cell table:style-name="ce7" office:value-type="float" office:value="14953" calcext:value-type="float">
            <text:p>14,953</text:p>
          </table:table-cell>
          <table:table-cell table:style-name="ce9" office:value-type="float" office:value="842" calcext:value-type="float">
            <text:p>84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14" calcext:value-type="float">
            <text:p>14</text:p>
          </table:table-cell>
          <table:table-cell table:style-name="ce7" office:value-type="float" office:value="4785" calcext:value-type="float">
            <text:p>4,785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77" calcext:value-type="float">
            <text:p>77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265" calcext:value-type="float">
            <text:p>26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ersin Merkez Köy</text:p>
          </table:table-cell>
          <table:table-cell table:style-name="ce7" office:value-type="float" office:value="22034" calcext:value-type="float">
            <text:p>22,03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1908" calcext:value-type="float">
            <text:p>1,90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32" calcext:value-type="float">
            <text:p>32</text:p>
          </table:table-cell>
          <table:table-cell table:style-name="ce9" office:value-type="float" office:value="34" calcext:value-type="float">
            <text:p>3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Tarsus Merkez</text:p>
          </table:table-cell>
          <table:table-cell table:style-name="ce7" office:value-type="float" office:value="19623" calcext:value-type="float">
            <text:p>19,623</text:p>
          </table:table-cell>
          <table:table-cell table:style-name="ce9" office:value-type="float" office:value="653" calcext:value-type="float">
            <text:p>653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1493" calcext:value-type="float">
            <text:p>1,49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37" calcext:value-type="float">
            <text:p>3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Tarsus Köy</text:p>
          </table:table-cell>
          <table:table-cell table:style-name="ce7" office:value-type="float" office:value="47034" calcext:value-type="float">
            <text:p>47,034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" office:value-type="float" office:value="4475" calcext:value-type="float">
            <text:p>4,47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48" calcext:value-type="float">
            <text:p>148</text:p>
          </table:table-cell>
          <table:table-cell table:style-name="ce9" office:value-type="float" office:value="235" calcext:value-type="float">
            <text:p>23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7" calcext:value-type="float">
            <text:p>37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Mersin Toplam</text:p>
          </table:table-cell>
          <table:table-cell table:style-name="ce6" office:value-type="float" office:value="103644" calcext:value-type="float">
            <text:p>103,644</text:p>
          </table:table-cell>
          <table:table-cell table:style-name="ce6" office:value-type="float" office:value="1611" calcext:value-type="float">
            <text:p>1,6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20" calcext:value-type="float">
            <text:p>20</text:p>
          </table:table-cell>
          <table:table-cell table:style-name="ce6" office:value-type="float" office:value="12661" calcext:value-type="float">
            <text:p>12,661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77" calcext:value-type="float">
            <text:p>77</text:p>
          </table:table-cell>
          <table:table-cell table:style-name="ce6" office:value-type="float" office:value="191" calcext:value-type="float">
            <text:p>191</text:p>
          </table:table-cell>
          <table:table-cell table:style-name="ce8" office:value-type="float" office:value="571" calcext:value-type="float">
            <text:p>57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43" calcext:value-type="float">
            <text:p>43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97" calcext:value-type="float">
            <text:p>97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Bayazıt Merkez</text:p>
          </table:table-cell>
          <table:table-cell table:style-name="ce7" office:value-type="float" office:value="8527" calcext:value-type="float">
            <text:p>8,52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960" calcext:value-type="float">
            <text:p>11,96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Diyadin</text:p>
          </table:table-cell>
          <table:table-cell table:style-name="ce7" office:value-type="float" office:value="1999" calcext:value-type="float">
            <text:p>1,999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848" calcext:value-type="float">
            <text:p>9,84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Eleşkirt</text:p>
          </table:table-cell>
          <table:table-cell table:style-name="ce7" office:value-type="float" office:value="1118" calcext:value-type="float">
            <text:p>1,11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805" calcext:value-type="float">
            <text:p>7,80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Iğdır</text:p>
          </table:table-cell>
          <table:table-cell table:style-name="ce7" office:value-type="float" office:value="13345" calcext:value-type="float">
            <text:p>13,345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850" calcext:value-type="float">
            <text:p>11,85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araköse</text:p>
          </table:table-cell>
          <table:table-cell table:style-name="ce7" office:value-type="float" office:value="9032" calcext:value-type="float">
            <text:p>9,03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235" calcext:value-type="float">
            <text:p>12,23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Tuzluca</text:p>
          </table:table-cell>
          <table:table-cell table:style-name="ce7" office:value-type="float" office:value="7236" calcext:value-type="float">
            <text:p>7,236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91" calcext:value-type="float">
            <text:p>3,29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Tutak</text:p>
          </table:table-cell>
          <table:table-cell table:style-name="ce7" office:value-type="float" office:value="2313" calcext:value-type="float">
            <text:p>2,313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937" calcext:value-type="float">
            <text:p>3,93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Bayazıt Toplam</text:p>
          </table:table-cell>
          <table:table-cell table:style-name="ce6" office:value-type="float" office:value="43570" calcext:value-type="float">
            <text:p>43,57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0926" calcext:value-type="float">
            <text:p>60,92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71" calcext:value-type="float">
            <text:p>71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Bitlis Merkez</text:p>
          </table:table-cell>
          <table:table-cell table:style-name="ce7" office:value-type="float" office:value="9350" calcext:value-type="float">
            <text:p>9,3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55" calcext:value-type="float">
            <text:p>5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344" calcext:value-type="float">
            <text:p>10,34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Ahlat</text:p>
          </table:table-cell>
          <table:table-cell table:style-name="ce7" office:value-type="float" office:value="3649" calcext:value-type="float">
            <text:p>3,649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4088" calcext:value-type="float">
            <text:p>4,08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ulanık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336" calcext:value-type="float">
            <text:p>336</text:p>
          </table:table-cell>
          <table:table-cell table:style-name="ce7" office:value-type="float" office:value="4932" calcext:value-type="float">
            <text:p>4,93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Hizan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211" calcext:value-type="float">
            <text:p>8,21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alazgirt</text:p>
          </table:table-cell>
          <table:table-cell table:style-name="ce7" office:value-type="float" office:value="602" calcext:value-type="float">
            <text:p>60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352" calcext:value-type="float">
            <text:p>6,35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uş</text:p>
          </table:table-cell>
          <table:table-cell table:style-name="ce7" office:value-type="float" office:value="5921" calcext:value-type="float">
            <text:p>5,9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570" calcext:value-type="float">
            <text:p>570</text:p>
          </table:table-cell>
          <table:table-cell table:style-name="ce7" office:value-type="float" office:value="14839" calcext:value-type="float">
            <text:p>14,83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98" calcext:value-type="float">
            <text:p>98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utki</text:p>
          </table:table-cell>
          <table:table-cell table:style-name="ce7" office:value-type="float" office:value="211" calcext:value-type="float">
            <text:p>2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72" calcext:value-type="float">
            <text:p>27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138" calcext:value-type="float">
            <text:p>10,13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Varto</text:p>
          </table:table-cell>
          <table:table-cell table:style-name="ce7" office:value-type="float" office:value="731" calcext:value-type="float">
            <text:p>73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774" calcext:value-type="float">
            <text:p>8,77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13" calcext:value-type="float">
            <text:p>313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Bitlis Toplam</text:p>
          </table:table-cell>
          <table:table-cell table:style-name="ce6" office:value-type="float" office:value="20689" calcext:value-type="float">
            <text:p>20,68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5" calcext:value-type="float">
            <text:p>285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378" calcext:value-type="float">
            <text:p>37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119" calcext:value-type="float">
            <text:p>1,119</text:p>
          </table:table-cell>
          <table:table-cell table:style-name="ce6" office:value-type="float" office:value="67678" calcext:value-type="float">
            <text:p>67,67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481" calcext:value-type="float">
            <text:p>481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Diyarbakır Merkez</text:p>
          </table:table-cell>
          <table:table-cell table:style-name="ce7" office:value-type="float" office:value="27349" calcext:value-type="float">
            <text:p>27,34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83" calcext:value-type="float">
            <text:p>48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696" calcext:value-type="float">
            <text:p>69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6" calcext:value-type="float">
            <text:p>7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12" calcext:value-type="float">
            <text:p>2,01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82" calcext:value-type="float">
            <text:p>8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Diyarbakır Merkez Köy</text:p>
          </table:table-cell>
          <table:table-cell table:style-name="ce7" office:value-type="float" office:value="6638" calcext:value-type="float">
            <text:p>6,63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5" calcext:value-type="float">
            <text:p>8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" office:value-type="float" office:value="1186" calcext:value-type="float">
            <text:p>1,186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8577" calcext:value-type="float">
            <text:p>58,57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Çermik</text:p>
          </table:table-cell>
          <table:table-cell table:style-name="ce7" office:value-type="float" office:value="4400" calcext:value-type="float">
            <text:p>4,400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726" calcext:value-type="float">
            <text:p>12,72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Erganimadeni</text:p>
          </table:table-cell>
          <table:table-cell table:style-name="ce7" office:value-type="float" office:value="14073" calcext:value-type="float">
            <text:p>14,0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645" calcext:value-type="float">
            <text:p>4,64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alp</text:p>
          </table:table-cell>
          <table:table-cell table:style-name="ce7" office:value-type="float" office:value="332" calcext:value-type="float">
            <text:p>33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439" calcext:value-type="float">
            <text:p>10,43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79" calcext:value-type="float">
            <text:p>379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Lice</text:p>
          </table:table-cell>
          <table:table-cell table:style-name="ce7" office:value-type="float" office:value="2109" calcext:value-type="float">
            <text:p>2,1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3" calcext:value-type="float">
            <text:p>18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31" calcext:value-type="float">
            <text:p>13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9130" calcext:value-type="float">
            <text:p>19,13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ilvan</text:p>
          </table:table-cell>
          <table:table-cell table:style-name="ce7" office:value-type="float" office:value="1250" calcext:value-type="float">
            <text:p>1,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8" calcext:value-type="float">
            <text:p>108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680" calcext:value-type="float">
            <text:p>24,68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81" calcext:value-type="float">
            <text:p>81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Diyarbakır Toplam</text:p>
          </table:table-cell>
          <table:table-cell table:style-name="ce6" office:value-type="float" office:value="56151" calcext:value-type="float">
            <text:p>56,15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55" calcext:value-type="float">
            <text:p>95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2206" calcext:value-type="float">
            <text:p>2,206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78" calcext:value-type="float">
            <text:p>7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32209" calcext:value-type="float">
            <text:p>132,20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550" calcext:value-type="float">
            <text:p>550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Elaziz Merkez</text:p>
          </table:table-cell>
          <table:table-cell table:style-name="ce7" office:value-type="float" office:value="17561" calcext:value-type="float">
            <text:p>17,5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6" calcext:value-type="float">
            <text:p>99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447" calcext:value-type="float">
            <text:p>1,44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Elaziz Merkez Köy</text:p>
          </table:table-cell>
          <table:table-cell table:style-name="ce7" office:value-type="float" office:value="43179" calcext:value-type="float">
            <text:p>43,1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63" calcext:value-type="float">
            <text:p>66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255" calcext:value-type="float">
            <text:p>15,25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4" calcext:value-type="float">
            <text:p>44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askel</text:p>
          </table:table-cell>
          <table:table-cell table:style-name="ce7" office:value-type="float" office:value="680" calcext:value-type="float">
            <text:p>68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109" calcext:value-type="float">
            <text:p>12,10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Çapakçur</text:p>
          </table:table-cell>
          <table:table-cell table:style-name="ce7" office:value-type="float" office:value="975" calcext:value-type="float">
            <text:p>975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419" calcext:value-type="float">
            <text:p>9,41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Çemişkezek</text:p>
          </table:table-cell>
          <table:table-cell table:style-name="ce7" office:value-type="float" office:value="11944" calcext:value-type="float">
            <text:p>11,9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3" calcext:value-type="float">
            <text:p>10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27" calcext:value-type="float">
            <text:p>1,62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Genç</text:p>
          </table:table-cell>
          <table:table-cell table:style-name="ce7" office:value-type="float" office:value="558" calcext:value-type="float">
            <text:p>558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00" calcext:value-type="float">
            <text:p>3,10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Hozat</text:p>
          </table:table-cell>
          <table:table-cell table:style-name="ce7" office:value-type="float" office:value="2147" calcext:value-type="float">
            <text:p>2,14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7" calcext:value-type="float">
            <text:p>297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043" calcext:value-type="float">
            <text:p>8,04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eban</text:p>
          </table:table-cell>
          <table:table-cell table:style-name="ce7" office:value-type="float" office:value="2670" calcext:value-type="float">
            <text:p>2,67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686" calcext:value-type="float">
            <text:p>68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azkirt</text:p>
          </table:table-cell>
          <table:table-cell table:style-name="ce7" office:value-type="float" office:value="610" calcext:value-type="float">
            <text:p>6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7" calcext:value-type="float">
            <text:p>9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118" calcext:value-type="float">
            <text:p>15,11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aden</text:p>
          </table:table-cell>
          <table:table-cell table:style-name="ce7" office:value-type="float" office:value="2452" calcext:value-type="float">
            <text:p>2,45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544" calcext:value-type="float">
            <text:p>7,54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Ovacık</text:p>
          </table:table-cell>
          <table:table-cell table:style-name="ce7" office:value-type="float" office:value="56" calcext:value-type="float">
            <text:p>56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211" calcext:value-type="float">
            <text:p>4,21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Palu</text:p>
          </table:table-cell>
          <table:table-cell table:style-name="ce7" office:value-type="float" office:value="8816" calcext:value-type="float">
            <text:p>8,81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74" calcext:value-type="float">
            <text:p>17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6008" calcext:value-type="float">
            <text:p>26,00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Pertek</text:p>
          </table:table-cell>
          <table:table-cell table:style-name="ce7" office:value-type="float" office:value="6009" calcext:value-type="float">
            <text:p>6,0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926" calcext:value-type="float">
            <text:p>7,92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Elaziz Toplam</text:p>
          </table:table-cell>
          <table:table-cell table:style-name="ce6" office:value-type="float" office:value="97657" calcext:value-type="float">
            <text:p>97,657</text:p>
          </table:table-cell>
          <table:table-cell table:style-name="ce8" office:value-type="float" office:value="8" calcext:value-type="float">
            <text:p>8</text:p>
          </table:table-cell>
          <table:table-cell table:style-name="ce6" office:value-type="float" office:value="2399" calcext:value-type="float">
            <text:p>2,39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2493" calcext:value-type="float">
            <text:p>112,49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105" calcext:value-type="float">
            <text:p>105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Erzurum Merkez</text:p>
          </table:table-cell>
          <table:table-cell table:style-name="ce7" office:value-type="float" office:value="31004" calcext:value-type="float">
            <text:p>31,00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style-name="ce9" office:value-type="float" office:value="361" calcext:value-type="float">
            <text:p>36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9" calcext:value-type="float">
            <text:p>39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Erzurum Merkez Köy</text:p>
          </table:table-cell>
          <table:table-cell table:style-name="ce7" office:value-type="float" office:value="46410" calcext:value-type="float">
            <text:p>46,41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193" calcext:value-type="float">
            <text:p>19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Hınız</text:p>
          </table:table-cell>
          <table:table-cell table:style-name="ce7" office:value-type="float" office:value="3982" calcext:value-type="float">
            <text:p>3,98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6302" calcext:value-type="float">
            <text:p>16,30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378" calcext:value-type="float">
            <text:p>2,378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İspir</text:p>
          </table:table-cell>
          <table:table-cell table:style-name="ce7" office:value-type="float" office:value="32789" calcext:value-type="float">
            <text:p>32,7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36" calcext:value-type="float">
            <text:p>3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Oltu</text:p>
          </table:table-cell>
          <table:table-cell table:style-name="ce7" office:value-type="float" office:value="34307" calcext:value-type="float">
            <text:p>34,30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89" calcext:value-type="float">
            <text:p>2,68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Pasinler</text:p>
          </table:table-cell>
          <table:table-cell table:style-name="ce7" office:value-type="float" office:value="28931" calcext:value-type="float">
            <text:p>28,93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631" calcext:value-type="float">
            <text:p>5,63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Tercan</text:p>
          </table:table-cell>
          <table:table-cell table:style-name="ce7" office:value-type="float" office:value="22377" calcext:value-type="float">
            <text:p>22,3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187" calcext:value-type="float">
            <text:p>11,18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08" calcext:value-type="float">
            <text:p>308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Tortum</text:p>
          </table:table-cell>
          <table:table-cell table:style-name="ce7" office:value-type="float" office:value="31218" calcext:value-type="float">
            <text:p>31,21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Erzurum Toplam</text:p>
          </table:table-cell>
          <table:table-cell table:style-name="ce6" office:value-type="float" office:value="231018" calcext:value-type="float">
            <text:p>231,01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36422" calcext:value-type="float">
            <text:p>36,42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2780" calcext:value-type="float">
            <text:p>2,780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Erzincan Merkez</text:p>
          </table:table-cell>
          <table:table-cell table:style-name="ce7" office:value-type="float" office:value="15960" calcext:value-type="float">
            <text:p>15,9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Erzican Merkez Köy</text:p>
          </table:table-cell>
          <table:table-cell table:style-name="ce7" office:value-type="float" office:value="25874" calcext:value-type="float">
            <text:p>25,87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42" calcext:value-type="float">
            <text:p>4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879" calcext:value-type="float">
            <text:p>9,87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Kuruçay</text:p>
          </table:table-cell>
          <table:table-cell table:style-name="ce7" office:value-type="float" office:value="7896" calcext:value-type="float">
            <text:p>7,89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82" calcext:value-type="float">
            <text:p>1,28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Kemah</text:p>
          </table:table-cell>
          <table:table-cell table:style-name="ce7" office:value-type="float" office:value="10118" calcext:value-type="float">
            <text:p>10,11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325" calcext:value-type="float">
            <text:p>3,325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Kigi</text:p>
          </table:table-cell>
          <table:table-cell table:style-name="ce7" office:value-type="float" office:value="4600" calcext:value-type="float">
            <text:p>4,6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21800" calcext:value-type="float">
            <text:p>21,80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Nazımiye</text:p>
          </table:table-cell>
          <table:table-cell table:style-name="ce7" office:value-type="float" office:value="796" calcext:value-type="float">
            <text:p>796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598" calcext:value-type="float">
            <text:p>5,59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Pülümür</text:p>
          </table:table-cell>
          <table:table-cell table:style-name="ce7" office:value-type="float" office:value="830" calcext:value-type="float">
            <text:p>8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741" calcext:value-type="float">
            <text:p>9,74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Refahiye</text:p>
          </table:table-cell>
          <table:table-cell table:style-name="ce7" office:value-type="float" office:value="11075" calcext:value-type="float">
            <text:p>11,075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69" calcext:value-type="float">
            <text:p>3,16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Erzincan Toplam</text:p>
          </table:table-cell>
          <table:table-cell table:style-name="ce6" office:value-type="float" office:value="77149" calcext:value-type="float">
            <text:p>77,149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42" calcext:value-type="float">
            <text:p>42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4877" calcext:value-type="float">
            <text:p>54,877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Gaziantep Merkez</text:p>
          </table:table-cell>
          <table:table-cell table:style-name="ce7" office:value-type="float" office:value="38281" calcext:value-type="float">
            <text:p>38,281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73" calcext:value-type="float">
            <text:p>8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5" calcext:value-type="float">
            <text:p>3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91" calcext:value-type="float">
            <text:p>49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37" calcext:value-type="float">
            <text:p>23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Gaziantep Merkez Köy</text:p>
          </table:table-cell>
          <table:table-cell table:style-name="ce7" office:value-type="float" office:value="48008" calcext:value-type="float">
            <text:p>48,008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651" calcext:value-type="float">
            <text:p>65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98" calcext:value-type="float">
            <text:p>69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2" calcext:value-type="float">
            <text:p>42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Besni</text:p>
          </table:table-cell>
          <table:table-cell table:style-name="ce7" office:value-type="float" office:value="22304" calcext:value-type="float">
            <text:p>22,304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8750" calcext:value-type="float">
            <text:p>8,75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Kilis Merkez</text:p>
          </table:table-cell>
          <table:table-cell table:style-name="ce7" office:value-type="float" office:value="21523" calcext:value-type="float">
            <text:p>21,52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1012" calcext:value-type="float">
            <text:p>1,0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Kilis Köy</text:p>
          </table:table-cell>
          <table:table-cell table:style-name="ce7" office:value-type="float" office:value="19726" calcext:value-type="float">
            <text:p>19,726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828" calcext:value-type="float">
            <text:p>82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303" calcext:value-type="float">
            <text:p>3,30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Nizip</text:p>
          </table:table-cell>
          <table:table-cell table:style-name="ce7" office:value-type="float" office:value="45494" calcext:value-type="float">
            <text:p>45,49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76" calcext:value-type="float">
            <text:p>17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27" calcext:value-type="float">
            <text:p>3,027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Gaziantep Toplam</text:p>
          </table:table-cell>
          <table:table-cell table:style-name="ce6" office:value-type="float" office:value="195336" calcext:value-type="float">
            <text:p>195,336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float" office:value="3544" calcext:value-type="float">
            <text:p>3,54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7" calcext:value-type="float">
            <text:p>37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16348" calcext:value-type="float">
            <text:p>16,348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68" calcext:value-type="float">
            <text:p>268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72" calcext:value-type="float">
            <text:p>72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Gümüşhane Merkez</text:p>
          </table:table-cell>
          <table:table-cell table:style-name="ce7" office:value-type="float" office:value="23651" calcext:value-type="float">
            <text:p>23,65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Bayburt</text:p>
          </table:table-cell>
          <table:table-cell table:style-name="ce7" office:value-type="float" office:value="48237" calcext:value-type="float">
            <text:p>48,237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80" calcext:value-type="float">
            <text:p>68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8" calcext:value-type="float">
            <text:p>48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Kelkit</text:p>
          </table:table-cell>
          <table:table-cell table:style-name="ce7" office:value-type="float" office:value="18320" calcext:value-type="float">
            <text:p>18,32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43" calcext:value-type="float">
            <text:p>84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Şiran</text:p>
          </table:table-cell>
          <table:table-cell table:style-name="ce7" office:value-type="float" office:value="12004" calcext:value-type="float">
            <text:p>12,004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Torul</text:p>
          </table:table-cell>
          <table:table-cell table:style-name="ce7" office:value-type="float" office:value="17967" calcext:value-type="float">
            <text:p>17,96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Gümüşhane Toplam</text:p>
          </table:table-cell>
          <table:table-cell table:style-name="ce6" office:value-type="float" office:value="120179" calcext:value-type="float">
            <text:p>120,17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943" calcext:value-type="float">
            <text:p>1,94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53" calcext:value-type="float">
            <text:p>53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Hakkari Merkez</text:p>
          </table:table-cell>
          <table:table-cell table:style-name="ce7" office:value-type="float" office:value="336" calcext:value-type="float">
            <text:p>336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74" calcext:value-type="float">
            <text:p>7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837" calcext:value-type="float">
            <text:p>6,83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Beytülşebab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979" calcext:value-type="float">
            <text:p>6,97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7" calcext:value-type="float">
            <text:p>27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Gevar</text:p>
          </table:table-cell>
          <table:table-cell table:style-name="ce7" office:value-type="float" office:value="469" calcext:value-type="float">
            <text:p>469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02" calcext:value-type="float">
            <text:p>1,802</text:p>
          </table:table-cell>
          <table:table-cell table:style-name="ce7" office:value-type="float" office:value="937" calcext:value-type="float">
            <text:p>937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Şemdinli</text:p>
          </table:table-cell>
          <table:table-cell table:style-name="ce7" office:value-type="float" office:value="221" calcext:value-type="float">
            <text:p>22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387" calcext:value-type="float">
            <text:p>1,38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Hakkari Toplam</text:p>
          </table:table-cell>
          <table:table-cell table:style-name="ce6" office:value-type="float" office:value="1044" calcext:value-type="float">
            <text:p>1,044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4" calcext:value-type="float">
            <text:p>7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005" calcext:value-type="float">
            <text:p>17,005</text:p>
          </table:table-cell>
          <table:table-cell table:style-name="ce6" office:value-type="float" office:value="937" calcext:value-type="float">
            <text:p>937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ars Merkez</text:p>
          </table:table-cell>
          <table:table-cell table:style-name="ce7" office:value-type="float" office:value="13521" calcext:value-type="float">
            <text:p>13,5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72" calcext:value-type="float">
            <text:p>172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Kars Merkez Köy</text:p>
          </table:table-cell>
          <table:table-cell table:style-name="ce7" office:value-type="float" office:value="14642" calcext:value-type="float">
            <text:p>14,64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289" calcext:value-type="float">
            <text:p>9,28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71" calcext:value-type="float">
            <text:p>171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Ardahan</text:p>
          </table:table-cell>
          <table:table-cell table:style-name="ce7" office:value-type="float" office:value="24354" calcext:value-type="float">
            <text:p>24,3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2" calcext:value-type="float">
            <text:p>32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Arpaçay</text:p>
          </table:table-cell>
          <table:table-cell table:style-name="ce7" office:value-type="float" office:value="22491" calcext:value-type="float">
            <text:p>22,49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59" calcext:value-type="float">
            <text:p>2,25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54" calcext:value-type="float">
            <text:p>454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Çıldır</text:p>
          </table:table-cell>
          <table:table-cell table:style-name="ce7" office:value-type="float" office:value="18549" calcext:value-type="float">
            <text:p>18,549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Göle</text:p>
          </table:table-cell>
          <table:table-cell table:style-name="ce7" office:value-type="float" office:value="9851" calcext:value-type="float">
            <text:p>9,85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101" calcext:value-type="float">
            <text:p>12,10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Kağızman</text:p>
          </table:table-cell>
          <table:table-cell table:style-name="ce7" office:value-type="float" office:value="8106" calcext:value-type="float">
            <text:p>8,1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176" calcext:value-type="float">
            <text:p>9,17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Posof</text:p>
          </table:table-cell>
          <table:table-cell table:style-name="ce7" office:value-type="float" office:value="23558" calcext:value-type="float">
            <text:p>23,55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76" calcext:value-type="float">
            <text:p>376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Sarıkamış</text:p>
          </table:table-cell>
          <table:table-cell table:style-name="ce7" office:value-type="float" office:value="25120" calcext:value-type="float">
            <text:p>25,12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1" calcext:value-type="float">
            <text:p>21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9894" calcext:value-type="float">
            <text:p>9,89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44" calcext:value-type="float">
            <text:p>144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Kars Toplam</text:p>
          </table:table-cell>
          <table:table-cell table:style-name="ce6" office:value-type="float" office:value="160192" calcext:value-type="float">
            <text:p>160,1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29" calcext:value-type="float">
            <text:p>29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42945" calcext:value-type="float">
            <text:p>42,945</text:p>
          </table:table-cell>
          <table:table-cell table:style-name="ce6" office:value-type="float" office:value="384" calcext:value-type="float">
            <text:p>384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float" office:value="1000" calcext:value-type="float">
            <text:p>1,00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alatya Merkez</text:p>
          </table:table-cell>
          <table:table-cell table:style-name="ce7" office:value-type="float" office:value="19566" calcext:value-type="float">
            <text:p>19,5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49" calcext:value-type="float">
            <text:p>54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81" calcext:value-type="float">
            <text:p>58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0" calcext:value-type="float">
            <text:p>2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Malatya Merkez Köy</text:p>
          </table:table-cell>
          <table:table-cell table:style-name="ce7" office:value-type="float" office:value="38469" calcext:value-type="float">
            <text:p>38,4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097" calcext:value-type="float">
            <text:p>17,09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Akçadağ</text:p>
          </table:table-cell>
          <table:table-cell table:style-name="ce7" office:value-type="float" office:value="33057" calcext:value-type="float">
            <text:p>33,05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237" calcext:value-type="float">
            <text:p>4,23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Arabkir</text:p>
          </table:table-cell>
          <table:table-cell table:style-name="ce7" office:value-type="float" office:value="15213" calcext:value-type="float">
            <text:p>15,213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363" calcext:value-type="float">
            <text:p>1,363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288" calcext:value-type="float">
            <text:p>5,28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Adıyaman</text:p>
          </table:table-cell>
          <table:table-cell table:style-name="ce7" office:value-type="float" office:value="12302" calcext:value-type="float">
            <text:p>12,30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67" calcext:value-type="float">
            <text:p>36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551" calcext:value-type="float">
            <text:p>32,55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Hekimhan</text:p>
          </table:table-cell>
          <table:table-cell table:style-name="ce7" office:value-type="float" office:value="23595" calcext:value-type="float">
            <text:p>23,59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250" calcext:value-type="float">
            <text:p>7,25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Kahta</text:p>
          </table:table-cell>
          <table:table-cell table:style-name="ce7" office:value-type="float" office:value="388" calcext:value-type="float">
            <text:p>38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629" calcext:value-type="float">
            <text:p>31,62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Kemaliye</text:p>
          </table:table-cell>
          <table:table-cell table:style-name="ce7" office:value-type="float" office:value="22100" calcext:value-type="float">
            <text:p>22,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72" calcext:value-type="float">
            <text:p>27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16" calcext:value-type="float">
            <text:p>51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Petürke</text:p>
          </table:table-cell>
          <table:table-cell table:style-name="ce7" office:value-type="float" office:value="11125" calcext:value-type="float">
            <text:p>11,12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174" calcext:value-type="float">
            <text:p>29,17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Malatya Toplam</text:p>
          </table:table-cell>
          <table:table-cell table:style-name="ce6" office:value-type="float" office:value="175815" calcext:value-type="float">
            <text:p>175,815</text:p>
          </table:table-cell>
          <table:table-cell table:style-name="ce8" office:value-type="float" office:value="7" calcext:value-type="float">
            <text:p>7</text:p>
          </table:table-cell>
          <table:table-cell table:style-name="ce6" office:value-type="float" office:value="2625" calcext:value-type="float">
            <text:p>2,62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8323" calcext:value-type="float">
            <text:p>128,32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82" calcext:value-type="float">
            <text:p>8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araş Merkez</text:p>
          </table:table-cell>
          <table:table-cell table:style-name="ce7" office:value-type="float" office:value="25225" calcext:value-type="float">
            <text:p>25,22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8" calcext:value-type="float">
            <text:p>78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65" calcext:value-type="float">
            <text:p>165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41" calcext:value-type="float">
            <text:p>41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Maraş Merkez Köy</text:p>
          </table:table-cell>
          <table:table-cell table:style-name="ce7" office:value-type="float" office:value="44608" calcext:value-type="float">
            <text:p>44,608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69" calcext:value-type="float">
            <text:p>56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Andirin</text:p>
          </table:table-cell>
          <table:table-cell table:style-name="ce7" office:value-type="float" office:value="12158" calcext:value-type="float">
            <text:p>12,15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Elbistan</text:p>
          </table:table-cell>
          <table:table-cell table:style-name="ce7" office:value-type="float" office:value="41095" calcext:value-type="float">
            <text:p>41,095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282" calcext:value-type="float">
            <text:p>13,28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Göksun</text:p>
          </table:table-cell>
          <table:table-cell table:style-name="ce7" office:value-type="float" office:value="13881" calcext:value-type="float">
            <text:p>13,88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2954" calcext:value-type="float">
            <text:p>2,954</text:p>
          </table:table-cell>
          <table:table-cell table:style-name="ce7" office:value-type="float" office:value="2204" calcext:value-type="float">
            <text:p>2,20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307" calcext:value-type="float">
            <text:p>1,307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Pazarcık</text:p>
          </table:table-cell>
          <table:table-cell table:style-name="ce7" office:value-type="float" office:value="18312" calcext:value-type="float">
            <text:p>18,31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357" calcext:value-type="float">
            <text:p>10,357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Maraş Toplam</text:p>
          </table:table-cell>
          <table:table-cell table:style-name="ce6" office:value-type="float" office:value="155279" calcext:value-type="float">
            <text:p>155,27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8" calcext:value-type="float">
            <text:p>78</text:p>
          </table:table-cell>
          <table:table-cell table:style-name="ce6" office:value-type="float" office:value="3010" calcext:value-type="float">
            <text:p>3,010</text:p>
          </table:table-cell>
          <table:table-cell table:style-name="ce6" office:value-type="float" office:value="26857" calcext:value-type="float">
            <text:p>26,857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float" office:value="170" calcext:value-type="float">
            <text:p>170</text:p>
          </table:table-cell>
          <table:table-cell table:style-name="ce6" office:value-type="float" office:value="27" calcext:value-type="float">
            <text:p>27</text:p>
          </table:table-cell>
          <table:table-cell table:style-name="ce12" office:value-type="float" office:value="1354" calcext:value-type="float">
            <text:p>1,354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Mardin Merkez</text:p>
          </table:table-cell>
          <table:table-cell table:style-name="ce7" office:value-type="float" office:value="5493" calcext:value-type="float">
            <text:p>5,49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16933" calcext:value-type="float">
            <text:p>16,93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9" office:value-type="float" office:value="768" calcext:value-type="float">
            <text:p>768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6" calcext:value-type="float">
            <text:p>36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ardin Merkez Köy</text:p>
          </table:table-cell>
          <table:table-cell table:style-name="ce7" office:value-type="float" office:value="327" calcext:value-type="float">
            <text:p>32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" office:value-type="float" office:value="8765" calcext:value-type="float">
            <text:p>8,76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872" calcext:value-type="float">
            <text:p>14,87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49" calcext:value-type="float">
            <text:p>4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17" calcext:value-type="float">
            <text:p>217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Cizre</text:p>
          </table:table-cell>
          <table:table-cell table:style-name="ce7" office:value-type="float" office:value="3087" calcext:value-type="float">
            <text:p>3,087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7" office:value-type="float" office:value="1556" calcext:value-type="float">
            <text:p>1,55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797" calcext:value-type="float">
            <text:p>18,79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77" calcext:value-type="float">
            <text:p>577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Dirik</text:p>
          </table:table-cell>
          <table:table-cell table:style-name="ce7" office:value-type="float" office:value="254" calcext:value-type="float">
            <text:p>2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694" calcext:value-type="float">
            <text:p>14,69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ercüş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7" office:value-type="float" office:value="3549" calcext:value-type="float">
            <text:p>3,5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447" calcext:value-type="float">
            <text:p>17,44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19" calcext:value-type="float">
            <text:p>219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idyat</text:p>
          </table:table-cell>
          <table:table-cell table:style-name="ce7" office:value-type="float" office:value="834" calcext:value-type="float">
            <text:p>834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7" office:value-type="float" office:value="11223" calcext:value-type="float">
            <text:p>11,22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078" calcext:value-type="float">
            <text:p>15,07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285" calcext:value-type="float">
            <text:p>5,285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Nusaybin</text:p>
          </table:table-cell>
          <table:table-cell table:style-name="ce7" office:value-type="float" office:value="1024" calcext:value-type="float">
            <text:p>1,024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109" calcext:value-type="float">
            <text:p>1,1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9" calcext:value-type="float">
            <text:p>5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604" calcext:value-type="float">
            <text:p>9,60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40" calcext:value-type="float">
            <text:p>44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Resülayın</text:p>
          </table:table-cell>
          <table:table-cell table:style-name="ce7" office:value-type="float" office:value="349" calcext:value-type="float">
            <text:p>349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32" calcext:value-type="float">
            <text:p>3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avor</text:p>
          </table:table-cell>
          <table:table-cell table:style-name="ce7" office:value-type="float" office:value="387" calcext:value-type="float">
            <text:p>387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7" office:value-type="float" office:value="8443" calcext:value-type="float">
            <text:p>8,44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749" calcext:value-type="float">
            <text:p>18,74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Mardin Toplam</text:p>
          </table:table-cell>
          <table:table-cell table:style-name="ce6" office:value-type="float" office:value="11864" calcext:value-type="float">
            <text:p>11,86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float" office:value="51734" calcext:value-type="float">
            <text:p>51,73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1" calcext:value-type="float">
            <text:p>7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0041" calcext:value-type="float">
            <text:p>110,04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6812" calcext:value-type="float">
            <text:p>6,812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Siirt Merkez</text:p>
          </table:table-cell>
          <table:table-cell table:style-name="ce7" office:value-type="float" office:value="3621" calcext:value-type="float">
            <text:p>3,62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7" office:value-type="float" office:value="10498" calcext:value-type="float">
            <text:p>10,49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973" calcext:value-type="float">
            <text:p>97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iirt Merkez Köy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7" office:value-type="float" office:value="4193" calcext:value-type="float">
            <text:p>4,19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720" calcext:value-type="float">
            <text:p>5,72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eşiri</text:p>
          </table:table-cell>
          <table:table-cell table:style-name="ce7" office:value-type="float" office:value="240" calcext:value-type="float">
            <text:p>2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628" calcext:value-type="float">
            <text:p>12,62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Eruh</text:p>
          </table:table-cell>
          <table:table-cell table:style-name="ce7" office:value-type="float" office:value="316" calcext:value-type="float">
            <text:p>316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43" calcext:value-type="float">
            <text:p>14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451" calcext:value-type="float">
            <text:p>14,45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Garzan</text:p>
          </table:table-cell>
          <table:table-cell table:style-name="ce7" office:value-type="float" office:value="585" calcext:value-type="float">
            <text:p>585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736" calcext:value-type="float">
            <text:p>73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739" calcext:value-type="float">
            <text:p>12,73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Pervari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64" calcext:value-type="float">
            <text:p>1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854" calcext:value-type="float">
            <text:p>5,85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asun</text:p>
          </table:table-cell>
          <table:table-cell table:style-name="ce7" office:value-type="float" office:value="238" calcext:value-type="float">
            <text:p>23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98" calcext:value-type="float">
            <text:p>19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4215" calcext:value-type="float">
            <text:p>4,21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557" calcext:value-type="float">
            <text:p>4,55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Şırnak</text:p>
          </table:table-cell>
          <table:table-cell table:style-name="ce7" office:value-type="float" office:value="375" calcext:value-type="float">
            <text:p>375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748" calcext:value-type="float">
            <text:p>9,74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68" calcext:value-type="float">
            <text:p>368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Şirvan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292" calcext:value-type="float">
            <text:p>9,29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Siirt Toplam</text:p>
          </table:table-cell>
          <table:table-cell table:style-name="ce6" office:value-type="float" office:value="5606" calcext:value-type="float">
            <text:p>5,60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65" calcext:value-type="float">
            <text:p>26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20178" calcext:value-type="float">
            <text:p>20,17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75962" calcext:value-type="float">
            <text:p>75,96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539" calcext:value-type="float">
            <text:p>539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Şebinkarahisar Merkez</text:p>
          </table:table-cell>
          <table:table-cell table:style-name="ce7" office:value-type="float" office:value="18509" calcext:value-type="float">
            <text:p>18,509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34" calcext:value-type="float">
            <text:p>3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Aloçra</text:p>
          </table:table-cell>
          <table:table-cell table:style-name="ce7" office:value-type="float" office:value="21204" calcext:value-type="float">
            <text:p>21,204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1" calcext:value-type="float">
            <text:p>3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avilhisar</text:p>
          </table:table-cell>
          <table:table-cell table:style-name="ce7" office:value-type="float" office:value="19275" calcext:value-type="float">
            <text:p>19,275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95" calcext:value-type="float">
            <text:p>9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esudiye</text:p>
          </table:table-cell>
          <table:table-cell table:style-name="ce7" office:value-type="float" office:value="23201" calcext:value-type="float">
            <text:p>23,2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uşehri</text:p>
          </table:table-cell>
          <table:table-cell table:style-name="ce7" office:value-type="float" office:value="25814" calcext:value-type="float">
            <text:p>25,8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526" calcext:value-type="float">
            <text:p>52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Şebinkarahisar Toplam</text:p>
          </table:table-cell>
          <table:table-cell table:style-name="ce6" office:value-type="float" office:value="108003" calcext:value-type="float">
            <text:p>108,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686" calcext:value-type="float">
            <text:p>686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Urfa Merkez</text:p>
          </table:table-cell>
          <table:table-cell table:style-name="ce7" office:value-type="float" office:value="27642" calcext:value-type="float">
            <text:p>27,64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54" calcext:value-type="float">
            <text:p>3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62" calcext:value-type="float">
            <text:p>1,062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Urfa Merkez Köy</text:p>
          </table:table-cell>
          <table:table-cell table:style-name="ce7" office:value-type="float" office:value="5016" calcext:value-type="float">
            <text:p>5,01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8" calcext:value-type="float">
            <text:p>48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" office:value-type="float" office:value="11093" calcext:value-type="float">
            <text:p>11,09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119" calcext:value-type="float">
            <text:p>13,11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irecik</text:p>
          </table:table-cell>
          <table:table-cell table:style-name="ce7" office:value-type="float" office:value="20295" calcext:value-type="float">
            <text:p>20,295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488" calcext:value-type="float">
            <text:p>48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684" calcext:value-type="float">
            <text:p>10,68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Harran</text:p>
          </table:table-cell>
          <table:table-cell table:style-name="ce7" office:value-type="float" office:value="543" calcext:value-type="float">
            <text:p>543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7" office:value-type="float" office:value="9120" calcext:value-type="float">
            <text:p>9,12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705" calcext:value-type="float">
            <text:p>70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Hilvan</text:p>
          </table:table-cell>
          <table:table-cell table:style-name="ce7" office:value-type="float" office:value="754" calcext:value-type="float">
            <text:p>754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959" calcext:value-type="float">
            <text:p>9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422" calcext:value-type="float">
            <text:p>10,42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iverek Merkez</text:p>
          </table:table-cell>
          <table:table-cell table:style-name="ce7" office:value-type="float" office:value="13354" calcext:value-type="float">
            <text:p>13,3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868" calcext:value-type="float">
            <text:p>86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63" calcext:value-type="float">
            <text:p>663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iverek Köy</text:p>
          </table:table-cell>
          <table:table-cell table:style-name="ce7" office:value-type="float" office:value="9213" calcext:value-type="float">
            <text:p>9,2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" office:value-type="float" office:value="1338" calcext:value-type="float">
            <text:p>1,33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800" calcext:value-type="float">
            <text:p>10,80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476" calcext:value-type="float">
            <text:p>5,476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uruç</text:p>
          </table:table-cell>
          <table:table-cell table:style-name="ce7" office:value-type="float" office:value="2823" calcext:value-type="float">
            <text:p>2,823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207" calcext:value-type="float">
            <text:p>20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600" calcext:value-type="float">
            <text:p>15,60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Viranşehir</text:p>
          </table:table-cell>
          <table:table-cell table:style-name="ce7" office:value-type="float" office:value="1380" calcext:value-type="float">
            <text:p>1,380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7" office:value-type="float" office:value="1987" calcext:value-type="float">
            <text:p>1,98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416" calcext:value-type="float">
            <text:p>3,41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Yaylak</text:p>
          </table:table-cell>
          <table:table-cell table:style-name="ce7" office:value-type="float" office:value="1162" calcext:value-type="float">
            <text:p>1,16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112" calcext:value-type="float">
            <text:p>16,11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Urfa Toplam</text:p>
          </table:table-cell>
          <table:table-cell table:style-name="ce6" office:value-type="float" office:value="82182" calcext:value-type="float">
            <text:p>82,18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25593" calcext:value-type="float">
            <text:p>25,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4" calcext:value-type="float">
            <text:p>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2788" calcext:value-type="float">
            <text:p>82,788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6188" calcext:value-type="float">
            <text:p>6,188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Van Merkez</text:p>
          </table:table-cell>
          <table:table-cell table:style-name="ce7" office:value-type="float" office:value="9270" calcext:value-type="float">
            <text:p>9,270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6" calcext:value-type="float">
            <text:p>4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140" calcext:value-type="float">
            <text:p>7,14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aşkale</text:p>
          </table:table-cell>
          <table:table-cell table:style-name="ce7" office:value-type="float" office:value="209" calcext:value-type="float">
            <text:p>209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5" calcext:value-type="float">
            <text:p>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887" calcext:value-type="float">
            <text:p>4,88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Erciş</text:p>
          </table:table-cell>
          <table:table-cell table:style-name="ce7" office:value-type="float" office:value="5037" calcext:value-type="float">
            <text:p>5,03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324" calcext:value-type="float">
            <text:p>13,32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Gevaş</text:p>
          </table:table-cell>
          <table:table-cell table:style-name="ce7" office:value-type="float" office:value="653" calcext:value-type="float">
            <text:p>653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637" calcext:value-type="float">
            <text:p>10,63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ahmudi</text:p>
          </table:table-cell>
          <table:table-cell table:style-name="ce7" office:value-type="float" office:value="928" calcext:value-type="float">
            <text:p>928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745" calcext:value-type="float">
            <text:p>6,74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uradiye</text:p>
          </table:table-cell>
          <table:table-cell table:style-name="ce7" office:value-type="float" office:value="1180" calcext:value-type="float">
            <text:p>1,180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722" calcext:value-type="float">
            <text:p>5,72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Şitak</text:p>
          </table:table-cell>
          <table:table-cell table:style-name="ce7" office:value-type="float" office:value="122" calcext:value-type="float">
            <text:p>12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68" calcext:value-type="float">
            <text:p>3,26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Van Toplam</text:p>
          </table:table-cell>
          <table:table-cell table:style-name="ce6" office:value-type="float" office:value="17399" calcext:value-type="float">
            <text:p>17,399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3" calcext:value-type="float">
            <text:p>12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7723" calcext:value-type="float">
            <text:p>57,72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Ankara Merkez</text:p>
          </table:table-cell>
          <table:table-cell table:style-name="ce5" office:value-type="float" office:value="70299" calcext:value-type="float">
            <text:p>70,299</text:p>
          </table:table-cell>
          <table:table-cell office:value-type="float" office:value="115" calcext:value-type="float">
            <text:p>115</text:p>
          </table:table-cell>
          <table:table-cell office:value-type="float" office:value="398" calcext:value-type="float">
            <text:p>398</text:p>
          </table:table-cell>
          <table:table-cell office:value-type="float" office:value="88" calcext:value-type="float">
            <text:p>88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60" calcext:value-type="float">
            <text:p>460</text:p>
          </table:table-cell>
          <table:table-cell table:style-name="ce7" office:value-type="float" office:value="48" calcext:value-type="float">
            <text:p>48</text:p>
          </table:table-cell>
          <table:table-cell table:style-name="ce9" office:value-type="float" office:value="486" calcext:value-type="float">
            <text:p>486</text:p>
          </table:table-cell>
          <table:table-cell table:style-name="ce7" office:value-type="float" office:value="92" calcext:value-type="float">
            <text:p>92</text:p>
          </table:table-cell>
          <table:table-cell table:style-name="ce9" office:value-type="float" office:value="528" calcext:value-type="float">
            <text:p>528</text:p>
          </table:table-cell>
          <table:table-cell table:style-name="ce7" office:value-type="float" office:value="575" calcext:value-type="float">
            <text:p>575</text:p>
          </table:table-cell>
          <table:table-cell table:style-name="ce11" office:value-type="float" office:value="1266" calcext:value-type="float">
            <text:p>1,266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Ankara Merkez Köy</text:p>
          </table:table-cell>
          <table:table-cell table:style-name="ce7" office:value-type="float" office:value="32140" calcext:value-type="float">
            <text:p>32,14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172" calcext:value-type="float">
            <text:p>17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13" calcext:value-type="float">
            <text:p>113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314" calcext:value-type="float">
            <text:p>314</text:p>
          </table:table-cell>
          <table:table-cell table:style-name="ce9" office:value-type="float" office:value="208" calcext:value-type="float">
            <text:p>2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Ayaş</text:p>
          </table:table-cell>
          <table:table-cell table:style-name="ce7" office:value-type="float" office:value="22387" calcext:value-type="float">
            <text:p>22,387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alâ</text:p>
          </table:table-cell>
          <table:table-cell table:style-name="ce7" office:value-type="float" office:value="21213" calcext:value-type="float">
            <text:p>21,21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float" office:value="4913" calcext:value-type="float">
            <text:p>4,913</text:p>
          </table:table-cell>
          <table:table-cell table:style-name="ce7" office:value-type="float" office:value="254" calcext:value-type="float">
            <text:p>254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eypazarı</text:p>
          </table:table-cell>
          <table:table-cell table:style-name="ce7" office:value-type="float" office:value="20615" calcext:value-type="float">
            <text:p>20,615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Çubuk</text:p>
          </table:table-cell>
          <table:table-cell table:style-name="ce7" office:value-type="float" office:value="26034" calcext:value-type="float">
            <text:p>26,03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Haymana</text:p>
          </table:table-cell>
          <table:table-cell table:style-name="ce7" office:value-type="float" office:value="13471" calcext:value-type="float">
            <text:p>13,47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7" office:value-type="float" office:value="429" calcext:value-type="float">
            <text:p>429</text:p>
          </table:table-cell>
          <table:table-cell table:style-name="ce7" office:value-type="float" office:value="14805" calcext:value-type="float">
            <text:p>14,805</text:p>
          </table:table-cell>
          <table:table-cell table:style-name="ce7" office:value-type="float" office:value="507" calcext:value-type="float">
            <text:p>507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alecik</text:p>
          </table:table-cell>
          <table:table-cell table:style-name="ce7" office:value-type="float" office:value="38002" calcext:value-type="float">
            <text:p>38,00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613" calcext:value-type="float">
            <text:p>613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46" calcext:value-type="float">
            <text:p>46</text:p>
          </table:table-cell>
          <table:table-cell table:style-name="ce11" office:value-type="float" office:value="37" calcext:value-type="float">
            <text:p>37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eskin</text:p>
          </table:table-cell>
          <table:table-cell table:style-name="ce7" office:value-type="float" office:value="48698" calcext:value-type="float">
            <text:p>48,69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44" calcext:value-type="float">
            <text:p>144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Nallıhan</text:p>
          </table:table-cell>
          <table:table-cell table:style-name="ce7" office:value-type="float" office:value="14237" calcext:value-type="float">
            <text:p>14,23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Polatlı</text:p>
          </table:table-cell>
          <table:table-cell table:style-name="ce7" office:value-type="float" office:value="15976" calcext:value-type="float">
            <text:p>15,97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560" calcext:value-type="float">
            <text:p>56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7" calcext:value-type="float">
            <text:p>47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Yabanabat</text:p>
          </table:table-cell>
          <table:table-cell table:style-name="ce7" office:value-type="float" office:value="53672" calcext:value-type="float">
            <text:p>53,67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Ankara Toplam</text:p>
          </table:table-cell>
          <table:table-cell table:style-name="ce6" office:value-type="float" office:value="376744" calcext:value-type="float">
            <text:p>376,744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608" calcext:value-type="float">
            <text:p>60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463" calcext:value-type="float">
            <text:p>463</text:p>
          </table:table-cell>
          <table:table-cell table:style-name="ce6" office:value-type="float" office:value="828" calcext:value-type="float">
            <text:p>828</text:p>
          </table:table-cell>
          <table:table-cell table:style-name="ce6" office:value-type="float" office:value="21430" calcext:value-type="float">
            <text:p>21,430</text:p>
          </table:table-cell>
          <table:table-cell table:style-name="ce6" office:value-type="float" office:value="1177" calcext:value-type="float">
            <text:p>1,177</text:p>
          </table:table-cell>
          <table:table-cell table:style-name="ce8" office:value-type="float" office:value="742" calcext:value-type="float">
            <text:p>742</text:p>
          </table:table-cell>
          <table:table-cell table:style-name="ce6" office:value-type="float" office:value="654" calcext:value-type="float">
            <text:p>654</text:p>
          </table:table-cell>
          <table:table-cell table:style-name="ce12" office:value-type="float" office:value="1564" calcext:value-type="float">
            <text:p>1,564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Eskişehir Merkez</text:p>
          </table:table-cell>
          <table:table-cell table:style-name="ce7" office:value-type="float" office:value="31294" calcext:value-type="float">
            <text:p>31,294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style-name="ce7" office:value-type="float" office:value="28" calcext:value-type="float">
            <text:p>28</text:p>
          </table:table-cell>
          <table:table-cell table:style-name="ce9" office:value-type="float" office:value="15" calcext:value-type="float">
            <text:p>15</text:p>
          </table:table-cell>
          <table:table-cell table:style-name="ce7" office:value-type="float" office:value="509" calcext:value-type="float">
            <text:p>509</text:p>
          </table:table-cell>
          <table:table-cell table:style-name="ce9" office:value-type="float" office:value="117" calcext:value-type="float">
            <text:p>117</text:p>
          </table:table-cell>
          <table:table-cell table:style-name="ce7" office:value-type="float" office:value="97" calcext:value-type="float">
            <text:p>97</text:p>
          </table:table-cell>
          <table:table-cell table:style-name="ce11" office:value-type="float" office:value="154" calcext:value-type="float">
            <text:p>154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Eskişehir Merkez Köy</text:p>
          </table:table-cell>
          <table:table-cell table:style-name="ce7" office:value-type="float" office:value="44971" calcext:value-type="float">
            <text:p>44,97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919" calcext:value-type="float">
            <text:p>919</text:p>
          </table:table-cell>
          <table:table-cell table:style-name="ce9" office:value-type="float" office:value="355" calcext:value-type="float">
            <text:p>355</text:p>
          </table:table-cell>
          <table:table-cell table:style-name="ce7" office:value-type="float" office:value="2601" calcext:value-type="float">
            <text:p>2,601</text:p>
          </table:table-cell>
          <table:table-cell table:style-name="ce9" office:value-type="float" office:value="55" calcext:value-type="float">
            <text:p>55</text:p>
          </table:table-cell>
          <table:table-cell table:style-name="ce7" office:value-type="float" office:value="167" calcext:value-type="float">
            <text:p>167</text:p>
          </table:table-cell>
          <table:table-cell table:style-name="ce11" office:value-type="float" office:value="348" calcext:value-type="float">
            <text:p>348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eyitgazi</text:p>
          </table:table-cell>
          <table:table-cell table:style-name="ce7" office:value-type="float" office:value="17526" calcext:value-type="float">
            <text:p>17,526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150" calcext:value-type="float">
            <text:p>15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ivrihisar</text:p>
          </table:table-cell>
          <table:table-cell table:style-name="ce7" office:value-type="float" office:value="31020" calcext:value-type="float">
            <text:p>31,02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302" calcext:value-type="float">
            <text:p>302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32" calcext:value-type="float">
            <text:p>13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ihaliccık</text:p>
          </table:table-cell>
          <table:table-cell table:style-name="ce7" office:value-type="float" office:value="23071" calcext:value-type="float">
            <text:p>23,07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float" office:value="129" calcext:value-type="float">
            <text:p>129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85" calcext:value-type="float">
            <text:p>8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3" calcext:value-type="float">
            <text:p>113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Eskişehir Toplam</text:p>
          </table:table-cell>
          <table:table-cell table:style-name="ce6" office:value-type="float" office:value="147882" calcext:value-type="float">
            <text:p>147,882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6" calcext:value-type="float">
            <text:p>26</text:p>
          </table:table-cell>
          <table:table-cell table:style-name="ce6" office:value-type="float" office:value="1227" calcext:value-type="float">
            <text:p>1,227</text:p>
          </table:table-cell>
          <table:table-cell table:style-name="ce8" office:value-type="float" office:value="674" calcext:value-type="float">
            <text:p>674</text:p>
          </table:table-cell>
          <table:table-cell table:style-name="ce6" office:value-type="float" office:value="3117" calcext:value-type="float">
            <text:p>3,117</text:p>
          </table:table-cell>
          <table:table-cell table:style-name="ce8" office:value-type="float" office:value="261" calcext:value-type="float">
            <text:p>261</text:p>
          </table:table-cell>
          <table:table-cell table:style-name="ce6" office:value-type="float" office:value="278" calcext:value-type="float">
            <text:p>278</text:p>
          </table:table-cell>
          <table:table-cell table:style-name="ce12" office:value-type="float" office:value="747" calcext:value-type="float">
            <text:p>747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Afyonkarahisar Merkez</text:p>
          </table:table-cell>
          <table:table-cell table:style-name="ce7" office:value-type="float" office:value="23333" calcext:value-type="float">
            <text:p>23,333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Afyonkarahisar Merkez Köy</text:p>
          </table:table-cell>
          <table:table-cell table:style-name="ce7" office:value-type="float" office:value="78146" calcext:value-type="float">
            <text:p>78,146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373" calcext:value-type="float">
            <text:p>373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18" calcext:value-type="float">
            <text:p>318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Aziziye</text:p>
          </table:table-cell>
          <table:table-cell table:style-name="ce7" office:value-type="float" office:value="42930" calcext:value-type="float">
            <text:p>42,93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1007" calcext:value-type="float">
            <text:p>1,007</text:p>
          </table:table-cell>
          <table:table-cell table:style-name="ce9" office:value-type="float" office:value="119" calcext:value-type="float">
            <text:p>11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olvadin</text:p>
          </table:table-cell>
          <table:table-cell table:style-name="ce7" office:value-type="float" office:value="39136" calcext:value-type="float">
            <text:p>39,136</text:p>
          </table:table-cell>
          <table:table-cell table:style-name="ce9" office:value-type="float" office:value="65" calcext:value-type="float">
            <text:p>65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Dinar</text:p>
          </table:table-cell>
          <table:table-cell table:style-name="ce7" office:value-type="float" office:value="35976" calcext:value-type="float">
            <text:p>35,976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69" calcext:value-type="float">
            <text:p>169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andıklı</text:p>
          </table:table-cell>
          <table:table-cell table:style-name="ce7" office:value-type="float" office:value="37387" calcext:value-type="float">
            <text:p>37,387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22" calcext:value-type="float">
            <text:p>222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Afyonkarahisar Toplam</text:p>
          </table:table-cell>
          <table:table-cell table:style-name="ce6" office:value-type="float" office:value="256908" calcext:value-type="float">
            <text:p>256,908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8" calcext:value-type="float">
            <text:p>8</text:p>
          </table:table-cell>
          <table:table-cell table:style-name="ce6" office:value-type="float" office:value="1581" calcext:value-type="float">
            <text:p>1,581</text:p>
          </table:table-cell>
          <table:table-cell table:style-name="ce8" office:value-type="float" office:value="139" calcext:value-type="float">
            <text:p>139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35" calcext:value-type="float">
            <text:p>35</text:p>
          </table:table-cell>
          <table:table-cell table:style-name="ce6" office:value-type="float" office:value="23" calcext:value-type="float">
            <text:p>23</text:p>
          </table:table-cell>
          <table:table-cell table:style-name="ce12" office:value-type="float" office:value="565" calcext:value-type="float">
            <text:p>565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Konya Merkez</text:p>
          </table:table-cell>
          <table:table-cell table:style-name="ce7" office:value-type="float" office:value="45947" calcext:value-type="float">
            <text:p>45,9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896" calcext:value-type="float">
            <text:p>896</text:p>
          </table:table-cell>
          <table:table-cell table:style-name="ce7" office:value-type="float" office:value="41" calcext:value-type="float">
            <text:p>41</text:p>
          </table:table-cell>
          <table:table-cell table:style-name="ce9" office:value-type="float" office:value="210" calcext:value-type="float">
            <text:p>210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246" calcext:value-type="float">
            <text:p>246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onya Merkez Köy</text:p>
          </table:table-cell>
          <table:table-cell table:style-name="ce7" office:value-type="float" office:value="52301" calcext:value-type="float">
            <text:p>52,30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24" calcext:value-type="float">
            <text:p>3,024</text:p>
          </table:table-cell>
          <table:table-cell table:style-name="ce7" office:value-type="float" office:value="63" calcext:value-type="float">
            <text:p>63</text:p>
          </table:table-cell>
          <table:table-cell table:style-name="ce9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Akşehir</text:p>
          </table:table-cell>
          <table:table-cell table:style-name="ce7" office:value-type="float" office:value="45028" calcext:value-type="float">
            <text:p>45,028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float" office:value="247" calcext:value-type="float">
            <text:p>247</text:p>
          </table:table-cell>
          <table:table-cell table:style-name="ce9" office:value-type="float" office:value="111" calcext:value-type="float">
            <text:p>111</text:p>
          </table:table-cell>
          <table:table-cell table:style-name="ce7" office:value-type="float" office:value="161" calcext:value-type="float">
            <text:p>161</text:p>
          </table:table-cell>
          <table:table-cell table:style-name="ce9" office:value-type="float" office:value="160" calcext:value-type="float">
            <text:p>16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24" calcext:value-type="float">
            <text:p>224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eyşehir</text:p>
          </table:table-cell>
          <table:table-cell table:style-name="ce7" office:value-type="float" office:value="38581" calcext:value-type="float">
            <text:p>38,58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7" office:value-type="float" office:value="197" calcext:value-type="float">
            <text:p>197</text:p>
          </table:table-cell>
          <table:table-cell table:style-name="ce9" office:value-type="float" office:value="107" calcext:value-type="float">
            <text:p>1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02" calcext:value-type="float">
            <text:p>20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ozkır</text:p>
          </table:table-cell>
          <table:table-cell table:style-name="ce7" office:value-type="float" office:value="35444" calcext:value-type="float">
            <text:p>35,444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Cihanbeyli</text:p>
          </table:table-cell>
          <table:table-cell table:style-name="ce7" office:value-type="float" office:value="3518" calcext:value-type="float">
            <text:p>3,51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558" calcext:value-type="float">
            <text:p>16,558</text:p>
          </table:table-cell>
          <table:table-cell table:style-name="ce7" office:value-type="float" office:value="499" calcext:value-type="float">
            <text:p>499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Çumra</text:p>
          </table:table-cell>
          <table:table-cell table:style-name="ce7" office:value-type="float" office:value="36709" calcext:value-type="float">
            <text:p>36,709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09" calcext:value-type="float">
            <text:p>109</text:p>
          </table:table-cell>
          <table:table-cell table:style-name="ce7" office:value-type="float" office:value="240" calcext:value-type="float">
            <text:p>24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Ereğli</text:p>
          </table:table-cell>
          <table:table-cell table:style-name="ce7" office:value-type="float" office:value="33231" calcext:value-type="float">
            <text:p>33,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style-name="ce9" office:value-type="float" office:value="100" calcext:value-type="float">
            <text:p>100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166" calcext:value-type="float">
            <text:p>16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9" calcext:value-type="float">
            <text:p>39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Ermenak</text:p>
          </table:table-cell>
          <table:table-cell table:style-name="ce7" office:value-type="float" office:value="28769" calcext:value-type="float">
            <text:p>28,769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Hadım</text:p>
          </table:table-cell>
          <table:table-cell table:style-name="ce7" office:value-type="float" office:value="21784" calcext:value-type="float">
            <text:p>21,784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Ilgın</text:p>
          </table:table-cell>
          <table:table-cell table:style-name="ce7" office:value-type="float" office:value="31797" calcext:value-type="float">
            <text:p>31,797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814" calcext:value-type="float">
            <text:p>814</text:p>
          </table:table-cell>
          <table:table-cell table:style-name="ce9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araman</text:p>
          </table:table-cell>
          <table:table-cell table:style-name="ce7" office:value-type="float" office:value="36660" calcext:value-type="float">
            <text:p>36,660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405" calcext:value-type="float">
            <text:p>405</text:p>
          </table:table-cell>
          <table:table-cell table:style-name="ce9" office:value-type="float" office:value="155" calcext:value-type="float">
            <text:p>15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1" calcext:value-type="float">
            <text:p>2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aideli</text:p>
          </table:table-cell>
          <table:table-cell table:style-name="ce7" office:value-type="float" office:value="21983" calcext:value-type="float">
            <text:p>21,983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270" calcext:value-type="float">
            <text:p>270</text:p>
          </table:table-cell>
          <table:table-cell table:style-name="ce9" office:value-type="float" office:value="331" calcext:value-type="float">
            <text:p>331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eydişehir</text:p>
          </table:table-cell>
          <table:table-cell table:style-name="ce7" office:value-type="float" office:value="29867" calcext:value-type="float">
            <text:p>29,86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ultaniye</text:p>
          </table:table-cell>
          <table:table-cell table:style-name="ce7" office:value-type="float" office:value="16570" calcext:value-type="float">
            <text:p>16,57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68" calcext:value-type="float">
            <text:p>6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Konya Toplam</text:p>
          </table:table-cell>
          <table:table-cell table:style-name="ce6" table:formula="of:=SUBTOTAL(109;[.B341:.B355])" office:value-type="float" office:value="478189" calcext:value-type="float">
            <text:p>478,189</text:p>
          </table:table-cell>
          <table:table-cell table:style-name="ce8" table:formula="of:=SUBTOTAL(109;[.C341:.C355])" office:value-type="float" office:value="23" calcext:value-type="float">
            <text:p>23</text:p>
          </table:table-cell>
          <table:table-cell table:style-name="ce8" table:formula="of:=SUBTOTAL(109;[.D341:.D355])" office:value-type="float" office:value="64" calcext:value-type="float">
            <text:p>64</text:p>
          </table:table-cell>
          <table:table-cell table:style-name="ce8" table:formula="of:=SUBTOTAL(109;[.E341:.E355])" office:value-type="float" office:value="29" calcext:value-type="float">
            <text:p>2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BTOTAL(109;[.H341:.H355])" office:value-type="float" office:value="119" calcext:value-type="float">
            <text:p>119</text:p>
          </table:table-cell>
          <table:table-cell table:style-name="ce8" table:formula="of:=SUBTOTAL(109;[.I341:.I355])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6" table:formula="of:=SUBTOTAL(109;[.K341:.K355])" office:value-type="float" office:value="1769" calcext:value-type="float">
            <text:p>1,769</text:p>
          </table:table-cell>
          <table:table-cell table:style-name="ce6" office:value-type="float" office:value="21396" calcext:value-type="float">
            <text:p>21,396</text:p>
          </table:table-cell>
          <table:table-cell table:style-name="ce6" table:formula="of:=SUBTOTAL(109;[.M341:.M355])" office:value-type="float" office:value="1227" calcext:value-type="float">
            <text:p>1,227</text:p>
          </table:table-cell>
          <table:table-cell table:style-name="ce8" table:formula="of:=SUBTOTAL(109;[.N341:.N355])" office:value-type="float" office:value="737" calcext:value-type="float">
            <text:p>737</text:p>
          </table:table-cell>
          <table:table-cell table:style-name="ce6" table:formula="of:=SUBTOTAL(109;[.O341:.O355])" office:value-type="float" office:value="35" calcext:value-type="float">
            <text:p>35</text:p>
          </table:table-cell>
          <table:table-cell table:style-name="ce12" table:formula="of:=SUBTOTAL(109;[.P341:.P355])" office:value-type="float" office:value="763" calcext:value-type="float">
            <text:p>763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Aksaray Merkez</text:p>
          </table:table-cell>
          <table:table-cell table:style-name="ce7" office:value-type="float" office:value="65235" calcext:value-type="float">
            <text:p>65,23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6211" calcext:value-type="float">
            <text:p>6,21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Arapsun</text:p>
          </table:table-cell>
          <table:table-cell table:style-name="ce7" office:value-type="float" office:value="16416" calcext:value-type="float">
            <text:p>16,416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oçhisar</text:p>
          </table:table-cell>
          <table:table-cell table:style-name="ce7" office:value-type="float" office:value="36770" calcext:value-type="float">
            <text:p>36,77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929" calcext:value-type="float">
            <text:p>1,929</text:p>
          </table:table-cell>
          <table:table-cell table:style-name="ce7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Aksaray Toplam</text:p>
          </table:table-cell>
          <table:table-cell table:style-name="ce6" table:formula="of:=SUBTOTAL(109;[.B357:.B359])" office:value-type="float" office:value="118421" calcext:value-type="float">
            <text:p>118,42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table:formula="of:=SUBTOTAL(109;[.K357:.K359])" office:value-type="float" office:value="207" calcext:value-type="float">
            <text:p>207</text:p>
          </table:table-cell>
          <table:table-cell table:style-name="ce6" office:value-type="float" office:value="8141" calcext:value-type="float">
            <text:p>8,141</text:p>
          </table:table-cell>
          <table:table-cell table:style-name="ce6" office:value-type="float" office:value="251" calcext:value-type="float">
            <text:p>25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Niğde Merkez</text:p>
          </table:table-cell>
          <table:table-cell table:style-name="ce7" office:value-type="float" office:value="58541" calcext:value-type="float">
            <text:p>58,54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242" calcext:value-type="float">
            <text:p>242</text:p>
          </table:table-cell>
          <table:table-cell table:style-name="ce9" office:value-type="float" office:value="207" calcext:value-type="float">
            <text:p>20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Bor</text:p>
          </table:table-cell>
          <table:table-cell table:style-name="ce7" office:value-type="float" office:value="27421" calcext:value-type="float">
            <text:p>27,42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487" calcext:value-type="float">
            <text:p>48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Nevşehir Merkez</text:p>
          </table:table-cell>
          <table:table-cell table:style-name="ce7" office:value-type="float" office:value="13361" calcext:value-type="float">
            <text:p>13,36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61" calcext:value-type="float">
            <text:p>6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Nevşehir Köy</text:p>
          </table:table-cell>
          <table:table-cell table:style-name="ce7" office:value-type="float" office:value="29176" calcext:value-type="float">
            <text:p>29,176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30" calcext:value-type="float">
            <text:p>13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Ulukışla</text:p>
          </table:table-cell>
          <table:table-cell table:style-name="ce7" office:value-type="float" office:value="14804" calcext:value-type="float">
            <text:p>14,804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Ürgüp</text:p>
          </table:table-cell>
          <table:table-cell table:style-name="ce7" office:value-type="float" office:value="20429" calcext:value-type="float">
            <text:p>20,429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391" calcext:value-type="float">
            <text:p>391</text:p>
          </table:table-cell>
          <table:table-cell table:style-name="ce7" office:value-type="float" office:value="596" calcext:value-type="float">
            <text:p>59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Niğde Toplam</text:p>
          </table:table-cell>
          <table:table-cell table:style-name="ce6" table:formula="of:=SUBTOTAL(109;[.B361:.B366])" office:value-type="float" office:value="163732" calcext:value-type="float">
            <text:p>163,732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formula="of:=SUBTOTAL(109;[.H361:.H366])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246" calcext:value-type="float">
            <text:p>246</text:p>
          </table:table-cell>
          <table:table-cell table:style-name="ce8" table:formula="of:=SUBTOTAL(109;[.L361:.L366])" office:value-type="float" office:value="231" calcext:value-type="float">
            <text:p>231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009" calcext:value-type="float">
            <text:p>1,009</text:p>
          </table:table-cell>
          <table:table-cell table:style-name="ce6" office:value-type="float" office:value="596" calcext:value-type="float">
            <text:p>596</text:p>
          </table:table-cell>
          <table:table-cell table:style-name="ce12" table:formula="of:=SUBTOTAL(109;[.P361:.P366])" office:value-type="float" office:value="69" calcext:value-type="float">
            <text:p>69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Kırşehir Merkez</text:p>
          </table:table-cell>
          <table:table-cell table:style-name="ce7" office:value-type="float" office:value="65767" calcext:value-type="float">
            <text:p>65,76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26" calcext:value-type="float">
            <text:p>1,026</text:p>
          </table:table-cell>
          <table:table-cell table:style-name="ce7" office:value-type="float" office:value="26" calcext:value-type="float">
            <text:p>26</text:p>
          </table:table-cell>
          <table:table-cell table:style-name="ce9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Avanos</text:p>
          </table:table-cell>
          <table:table-cell table:style-name="ce7" office:value-type="float" office:value="24192" calcext:value-type="float">
            <text:p>24,19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ecidiye</text:p>
          </table:table-cell>
          <table:table-cell table:style-name="ce7" office:value-type="float" office:value="13448" calcext:value-type="float">
            <text:p>13,44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float" office:value="6371" calcext:value-type="float">
            <text:p>6,37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ucur</text:p>
          </table:table-cell>
          <table:table-cell table:style-name="ce7" office:value-type="float" office:value="14986" calcext:value-type="float">
            <text:p>14,986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Kırşehir Toplam</text:p>
          </table:table-cell>
          <table:table-cell table:style-name="ce6" table:formula="of:=SUBTOTAL(109;[.B368:.B371])" office:value-type="float" office:value="118393" calcext:value-type="float">
            <text:p>118,3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7440" calcext:value-type="float">
            <text:p>7,440</text:p>
          </table:table-cell>
          <table:table-cell table:style-name="ce6" office:value-type="float" office:value="26" calcext:value-type="float">
            <text:p>26</text:p>
          </table:table-cell>
          <table:table-cell table:style-name="ce8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Yozgat Merkez</text:p>
          </table:table-cell>
          <table:table-cell table:style-name="ce7" office:value-type="float" office:value="10646" calcext:value-type="float">
            <text:p>10,64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59" calcext:value-type="float">
            <text:p>259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Yozgat Merkez Köy</text:p>
          </table:table-cell>
          <table:table-cell table:style-name="ce7" office:value-type="float" office:value="57886" calcext:value-type="float">
            <text:p>57,88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72" calcext:value-type="float">
            <text:p>17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465" calcext:value-type="float">
            <text:p>465</text:p>
          </table:table-cell>
          <table:table-cell table:style-name="ce7" office:value-type="float" office:value="657" calcext:value-type="float">
            <text:p>657</text:p>
          </table:table-cell>
          <table:table-cell table:style-name="ce7" office:value-type="float" office:value="77" calcext:value-type="float">
            <text:p>77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Akdağmadeni</text:p>
          </table:table-cell>
          <table:table-cell table:style-name="ce7" office:value-type="float" office:value="36900" calcext:value-type="float">
            <text:p>36,9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921" calcext:value-type="float">
            <text:p>921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Boğazlıyan</text:p>
          </table:table-cell>
          <table:table-cell table:style-name="ce7" office:value-type="float" office:value="53293" calcext:value-type="float">
            <text:p>53,293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570" calcext:value-type="float">
            <text:p>1,57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660" calcext:value-type="float">
            <text:p>660</text:p>
          </table:table-cell>
          <table:table-cell table:style-name="ce7" office:value-type="float" office:value="591" calcext:value-type="float">
            <text:p>59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989" calcext:value-type="float">
            <text:p>98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90" calcext:value-type="float">
            <text:p>9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Sorgun</text:p>
          </table:table-cell>
          <table:table-cell table:style-name="ce7" office:value-type="float" office:value="39841" calcext:value-type="float">
            <text:p>39,8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1330" calcext:value-type="float">
            <text:p>1,330</text:p>
          </table:table-cell>
          <table:table-cell table:style-name="ce7" office:value-type="float" office:value="2798" calcext:value-type="float">
            <text:p>2,798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Yozgat Toplam</text:p>
          </table:table-cell>
          <table:table-cell table:style-name="ce6" table:formula="of:=SUBTOTAL(109;[.B373:.B377])" office:value-type="float" office:value="198566" calcext:value-type="float">
            <text:p>198,566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801" calcext:value-type="float">
            <text:p>1,8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table:formula="of:=SUBTOTAL(109;[.K373:.K377])" office:value-type="float" office:value="2652" calcext:value-type="float">
            <text:p>2,652</text:p>
          </table:table-cell>
          <table:table-cell table:style-name="ce6" table:formula="of:=SUBTOTAL(109;[.L373:.L377])" office:value-type="float" office:value="5020" calcext:value-type="float">
            <text:p>5,020</text:p>
          </table:table-cell>
          <table:table-cell table:style-name="ce6" table:formula="of:=SUBTOTAL(109;[.M373:.M377])" office:value-type="float" office:value="349" calcext:value-type="float">
            <text:p>349</text:p>
          </table:table-cell>
          <table:table-cell table:style-name="ce8" table:formula="of:=SUBTOTAL(109;[.N373:.N377])" office:value-type="float" office:value="990" calcext:value-type="float">
            <text:p>990</text:p>
          </table:table-cell>
          <table:table-cell table:style-name="ce6" office:value-type="float" office:value="0" calcext:value-type="float">
            <text:p>0</text:p>
          </table:table-cell>
          <table:table-cell table:style-name="ce12" table:formula="of:=SUBTOTAL(109;[.P373:.P377])" office:value-type="float" office:value="113" calcext:value-type="float">
            <text:p>113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Çankırı Merkez</text:p>
          </table:table-cell>
          <table:table-cell table:style-name="ce7" office:value-type="float" office:value="73520" calcext:value-type="float">
            <text:p>73,52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6" calcext:value-type="float">
            <text:p>16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Çerkeş</text:p>
          </table:table-cell>
          <table:table-cell table:style-name="ce7" office:value-type="float" office:value="48993" calcext:value-type="float">
            <text:p>48,993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6" calcext:value-type="float">
            <text:p>36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Ilgaz</text:p>
          </table:table-cell>
          <table:table-cell table:style-name="ce7" office:value-type="float" office:value="34561" calcext:value-type="float">
            <text:p>34,56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Çankırı Toplam</text:p>
          </table:table-cell>
          <table:table-cell table:style-name="ce6" table:formula="of:=SUBTOTAL(109;[.B379:.B381])" office:value-type="float" office:value="157074" calcext:value-type="float">
            <text:p>157,07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12" table:formula="of:=SUBTOTAL(109;[.P379:.P381])" office:value-type="float" office:value="53" calcext:value-type="float">
            <text:p>53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Çorum Merkez</text:p>
          </table:table-cell>
          <table:table-cell table:style-name="ce7" office:value-type="float" office:value="19644" calcext:value-type="float">
            <text:p>19,6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Çorum Merkez Köy</text:p>
          </table:table-cell>
          <table:table-cell table:style-name="ce7" office:value-type="float" office:value="36948" calcext:value-type="float">
            <text:p>36,94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1722" calcext:value-type="float">
            <text:p>1,722</text:p>
          </table:table-cell>
          <table:table-cell table:style-name="ce7" office:value-type="float" office:value="2512" calcext:value-type="float">
            <text:p>2,512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Hüseynabat</text:p>
          </table:table-cell>
          <table:table-cell table:style-name="ce7" office:value-type="float" office:value="25068" calcext:value-type="float">
            <text:p>25,0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1242" calcext:value-type="float">
            <text:p>1,242</text:p>
          </table:table-cell>
          <table:table-cell table:style-name="ce7" office:value-type="float" office:value="575" calcext:value-type="float">
            <text:p>575</text:p>
          </table:table-cell>
          <table:table-cell table:style-name="ce7" office:value-type="float" office:value="19" calcext:value-type="float">
            <text:p>19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İskilip Merkez</text:p>
          </table:table-cell>
          <table:table-cell table:style-name="ce7" office:value-type="float" office:value="10298" calcext:value-type="float">
            <text:p>10,29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İskilip Köy</text:p>
          </table:table-cell>
          <table:table-cell table:style-name="ce7" office:value-type="float" office:value="41528" calcext:value-type="float">
            <text:p>41,52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31" calcext:value-type="float">
            <text:p>1,93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Mecitözü</text:p>
          </table:table-cell>
          <table:table-cell table:style-name="ce7" office:value-type="float" office:value="28834" calcext:value-type="float">
            <text:p>28,8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1065" calcext:value-type="float">
            <text:p>1,065</text:p>
          </table:table-cell>
          <table:table-cell table:style-name="ce7" office:value-type="float" office:value="6729" calcext:value-type="float">
            <text:p>6,729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Osmancık</text:p>
          </table:table-cell>
          <table:table-cell table:style-name="ce7" office:value-type="float" office:value="29159" calcext:value-type="float">
            <text:p>29,15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Sungurlu</text:p>
          </table:table-cell>
          <table:table-cell table:style-name="ce7" office:value-type="float" office:value="38598" calcext:value-type="float">
            <text:p>38,59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1266" calcext:value-type="float">
            <text:p>1,266</text:p>
          </table:table-cell>
          <table:table-cell table:style-name="ce7" office:value-type="float" office:value="519" calcext:value-type="float">
            <text:p>519</text:p>
          </table:table-cell>
          <table:table-cell table:style-name="ce7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Çorum Toplam</text:p>
          </table:table-cell>
          <table:table-cell table:style-name="ce6" table:formula="of:=SUBTOTAL(109;[.B383:.B390])" office:value-type="float" office:value="230077" calcext:value-type="float">
            <text:p>230,077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BTOTAL(109;[.D383:.D390])" office:value-type="float" office:value="92" calcext:value-type="float">
            <text:p>9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formula="of:=SUBTOTAL(109;[.K383:.K390])" office:value-type="float" office:value="5297" calcext:value-type="float">
            <text:p>5,297</text:p>
          </table:table-cell>
          <table:table-cell table:style-name="ce6" table:formula="of:=SUBTOTAL(109;[.L383:.L390])" office:value-type="float" office:value="12311" calcext:value-type="float">
            <text:p>12,311</text:p>
          </table:table-cell>
          <table:table-cell table:style-name="ce6" table:formula="of:=SUBTOTAL(109;[.M383:.M390])" office:value-type="float" office:value="122" calcext:value-type="float">
            <text:p>122</text:p>
          </table:table-cell>
          <table:table-cell table:style-name="ce8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Amasya Merkez</text:p>
          </table:table-cell>
          <table:table-cell table:style-name="ce7" office:value-type="float" office:value="12202" calcext:value-type="float">
            <text:p>12,20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58" calcext:value-type="float">
            <text:p>45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40" calcext:value-type="float">
            <text:p>4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Amasya Merkez Köy</text:p>
          </table:table-cell>
          <table:table-cell table:style-name="ce7" office:value-type="float" office:value="45775" calcext:value-type="float">
            <text:p>45,7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304" calcext:value-type="float">
            <text:p>1,30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49" calcext:value-type="float">
            <text:p>449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Gümüşhacıköy</text:p>
          </table:table-cell>
          <table:table-cell table:style-name="ce7" office:value-type="float" office:value="24886" calcext:value-type="float">
            <text:p>24,88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32" calcext:value-type="float">
            <text:p>33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686" calcext:value-type="float">
            <text:p>686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95" calcext:value-type="float">
            <text:p>295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Merzifon Merkez</text:p>
          </table:table-cell>
          <table:table-cell table:style-name="ce7" office:value-type="float" office:value="10685" calcext:value-type="float">
            <text:p>10,68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28" calcext:value-type="float">
            <text:p>128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82" calcext:value-type="float">
            <text:p>382</text:p>
          </table:table-cell>
          <table:table-cell table:style-name="ce9" office:value-type="float" office:value="113" calcext:value-type="float">
            <text:p>11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Merzifon Köy</text:p>
          </table:table-cell>
          <table:table-cell table:style-name="ce7" office:value-type="float" office:value="13998" calcext:value-type="float">
            <text:p>13,99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" office:value-type="float" office:value="729" calcext:value-type="float">
            <text:p>729</text:p>
          </table:table-cell>
          <table:table-cell table:style-name="ce7" office:value-type="float" office:value="1782" calcext:value-type="float">
            <text:p>1,782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269" calcext:value-type="float">
            <text:p>26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Amasya Toplam</text:p>
          </table:table-cell>
          <table:table-cell table:style-name="ce6" table:formula="of:=SUBTOTAL(109;[.B392:.B396])" office:value-type="float" office:value="107546" calcext:value-type="float">
            <text:p>107,546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BTOTAL(109;[.D392:.D396])" office:value-type="float" office:value="938" calcext:value-type="float">
            <text:p>93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6" table:formula="of:=SUBTOTAL(109;[.K392:.K396])" office:value-type="float" office:value="1535" calcext:value-type="float">
            <text:p>1,535</text:p>
          </table:table-cell>
          <table:table-cell table:style-name="ce6" table:formula="of:=SUBTOTAL(109;[.L392:.L396])" office:value-type="float" office:value="3256" calcext:value-type="float">
            <text:p>3,256</text:p>
          </table:table-cell>
          <table:table-cell table:style-name="ce6" office:value-type="float" office:value="386" calcext:value-type="float">
            <text:p>386</text:p>
          </table:table-cell>
          <table:table-cell table:style-name="ce8" table:formula="of:=SUBTOTAL(109;[.N392:.N396])" office:value-type="float" office:value="389" calcext:value-type="float">
            <text:p>389</text:p>
          </table:table-cell>
          <table:table-cell table:style-name="ce6" office:value-type="float" office:value="15" calcext:value-type="float">
            <text:p>15</text:p>
          </table:table-cell>
          <table:table-cell table:style-name="ce12" table:formula="of:=SUBTOTAL(109;[.P392:.P396])" office:value-type="float" office:value="797" calcext:value-type="float">
            <text:p>797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Tokat Merkez</text:p>
          </table:table-cell>
          <table:table-cell table:style-name="ce7" office:value-type="float" office:value="21285" calcext:value-type="float">
            <text:p>21,2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74" calcext:value-type="float">
            <text:p>77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63" calcext:value-type="float">
            <text:p>63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Tokat Merkez Köy</text:p>
          </table:table-cell>
          <table:table-cell table:style-name="ce7" office:value-type="float" office:value="49288" calcext:value-type="float">
            <text:p>49,28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3200" calcext:value-type="float">
            <text:p>3,200</text:p>
          </table:table-cell>
          <table:table-cell table:style-name="ce7" office:value-type="float" office:value="2413" calcext:value-type="float">
            <text:p>2,413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38" calcext:value-type="float">
            <text:p>38</text:p>
          </table:table-cell>
          <table:table-cell table:style-name="ce7" office:value-type="float" office:value="37" calcext:value-type="float">
            <text:p>37</text:p>
          </table:table-cell>
          <table:table-cell table:style-name="ce11" office:value-type="float" office:value="271" calcext:value-type="float">
            <text:p>271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Artıkova</text:p>
          </table:table-cell>
          <table:table-cell table:style-name="ce7" office:value-type="float" office:value="20621" calcext:value-type="float">
            <text:p>20,6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6" calcext:value-type="float">
            <text:p>76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929" calcext:value-type="float">
            <text:p>929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Erbea</text:p>
          </table:table-cell>
          <table:table-cell table:style-name="ce7" office:value-type="float" office:value="50399" calcext:value-type="float">
            <text:p>50,3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7" office:value-type="float" office:value="1948" calcext:value-type="float">
            <text:p>1,948</text:p>
          </table:table-cell>
          <table:table-cell table:style-name="ce7" office:value-type="float" office:value="366" calcext:value-type="float">
            <text:p>366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040" calcext:value-type="float">
            <text:p>1,04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Niksar</text:p>
          </table:table-cell>
          <table:table-cell table:style-name="ce7" office:value-type="float" office:value="27315" calcext:value-type="float">
            <text:p>27,31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564" calcext:value-type="float">
            <text:p>56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87" calcext:value-type="float">
            <text:p>28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63" calcext:value-type="float">
            <text:p>263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Reşadiye</text:p>
          </table:table-cell>
          <table:table-cell table:style-name="ce7" office:value-type="float" office:value="27333" calcext:value-type="float">
            <text:p>27,333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Zile Merkez</text:p>
          </table:table-cell>
          <table:table-cell table:style-name="ce7" office:value-type="float" office:value="15171" calcext:value-type="float">
            <text:p>15,17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Zile Köy</text:p>
          </table:table-cell>
          <table:table-cell table:style-name="ce7" office:value-type="float" office:value="35198" calcext:value-type="float">
            <text:p>35,19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774" calcext:value-type="float">
            <text:p>774</text:p>
          </table:table-cell>
          <table:table-cell table:style-name="ce7" office:value-type="float" office:value="2036" calcext:value-type="float">
            <text:p>2,03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2" calcext:value-type="float">
            <text:p>72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Tokat Toplam</text:p>
          </table:table-cell>
          <table:table-cell table:style-name="ce6" table:formula="of:=SUBTOTAL(109;[.B398:.B405])" office:value-type="float" office:value="246610" calcext:value-type="float">
            <text:p>246,610</text:p>
          </table:table-cell>
          <table:table-cell table:style-name="ce8" office:value-type="float" office:value="19" calcext:value-type="float">
            <text:p>19</text:p>
          </table:table-cell>
          <table:table-cell table:style-name="ce8" table:formula="of:=SUBTOTAL(109;[.D398:.D405])" office:value-type="float" office:value="982" calcext:value-type="float">
            <text:p>98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63" calcext:value-type="float">
            <text:p>63</text:p>
          </table:table-cell>
          <table:table-cell table:style-name="ce6" table:formula="of:=SUBTOTAL(109;[.K398:.K405])" office:value-type="float" office:value="7131" calcext:value-type="float">
            <text:p>7,131</text:p>
          </table:table-cell>
          <table:table-cell table:style-name="ce6" table:formula="of:=SUBTOTAL(109;[.L398:.L405])" office:value-type="float" office:value="6080" calcext:value-type="float">
            <text:p>6,080</text:p>
          </table:table-cell>
          <table:table-cell table:style-name="ce6" office:value-type="float" office:value="6" calcext:value-type="float">
            <text:p>6</text:p>
          </table:table-cell>
          <table:table-cell table:style-name="ce8" table:formula="of:=SUBTOTAL(109;[.N398:.N405])" office:value-type="float" office:value="359" calcext:value-type="float">
            <text:p>359</text:p>
          </table:table-cell>
          <table:table-cell table:style-name="ce6" office:value-type="float" office:value="37" calcext:value-type="float">
            <text:p>37</text:p>
          </table:table-cell>
          <table:table-cell table:style-name="ce12" table:formula="of:=SUBTOTAL(109;[.P398:.P405])" office:value-type="float" office:value="1662" calcext:value-type="float">
            <text:p>1,662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Kayseri Merkez</text:p>
          </table:table-cell>
          <table:table-cell table:style-name="ce7" office:value-type="float" office:value="38533" calcext:value-type="float">
            <text:p>38,53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94" calcext:value-type="float">
            <text:p>194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34" calcext:value-type="float">
            <text:p>34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3" calcext:value-type="float">
            <text:p>133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Kayseri Merkez Köy</text:p>
          </table:table-cell>
          <table:table-cell table:style-name="ce7" office:value-type="float" office:value="60089" calcext:value-type="float">
            <text:p>60,0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432" calcext:value-type="float">
            <text:p>43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Bünyan</text:p>
          </table:table-cell>
          <table:table-cell table:style-name="ce7" office:value-type="float" office:value="36847" calcext:value-type="float">
            <text:p>36,84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19" calcext:value-type="float">
            <text:p>21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93" calcext:value-type="float">
            <text:p>93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Develi</text:p>
          </table:table-cell>
          <table:table-cell table:style-name="ce7" office:value-type="float" office:value="50684" calcext:value-type="float">
            <text:p>50,68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74" calcext:value-type="float">
            <text:p>7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İncesu</text:p>
          </table:table-cell>
          <table:table-cell table:style-name="ce7" office:value-type="float" office:value="17601" calcext:value-type="float">
            <text:p>17,6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81" calcext:value-type="float">
            <text:p>81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Pınarbaşı</text:p>
          </table:table-cell>
          <table:table-cell table:style-name="ce7" office:value-type="float" office:value="27543" calcext:value-type="float">
            <text:p>27,54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3" calcext:value-type="float">
            <text:p>103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13574" calcext:value-type="float">
            <text:p>13,574</text:p>
          </table:table-cell>
          <table:table-cell table:style-name="ce7" office:value-type="float" office:value="4304" calcext:value-type="float">
            <text:p>4,30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9" calcext:value-type="float">
            <text:p>79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Kayseri Toplam</text:p>
          </table:table-cell>
          <table:table-cell table:style-name="ce6" table:formula="of:=SUBTOTAL(109;[.B407:.B412])" office:value-type="float" office:value="231297" calcext:value-type="float">
            <text:p>231,297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BTOTAL(109;[.D407:.D412])" office:value-type="float" office:value="435" calcext:value-type="float">
            <text:p>43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6" table:formula="of:=SUBTOTAL(109;[.K407:.K412])" office:value-type="float" office:value="13616" calcext:value-type="float">
            <text:p>13,616</text:p>
          </table:table-cell>
          <table:table-cell table:style-name="ce6" table:formula="of:=SUBTOTAL(109;[.L407:.L412])" office:value-type="float" office:value="4780" calcext:value-type="float">
            <text:p>4,780</text:p>
          </table:table-cell>
          <table:table-cell table:style-name="ce6" office:value-type="float" office:value="2" calcext:value-type="float">
            <text:p>2</text:p>
          </table:table-cell>
          <table:table-cell table:style-name="ce8" table:formula="of:=SUBTOTAL(109;[.N407:.N412])" office:value-type="float" office:value="784" calcext:value-type="float">
            <text:p>784</text:p>
          </table:table-cell>
          <table:table-cell table:style-name="ce6" office:value-type="float" office:value="10" calcext:value-type="float">
            <text:p>10</text:p>
          </table:table-cell>
          <table:table-cell table:style-name="ce12" table:formula="of:=SUBTOTAL(109;[.P407:.P412])" office:value-type="float" office:value="395" calcext:value-type="float">
            <text:p>395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Sivas Merkez</text:p>
          </table:table-cell>
          <table:table-cell table:style-name="ce7" office:value-type="float" office:value="26766" calcext:value-type="float">
            <text:p>26,766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340" calcext:value-type="float">
            <text:p>1,34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32" calcext:value-type="float">
            <text:p>33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Sivas Merkez Köy</text:p>
          </table:table-cell>
          <table:table-cell table:style-name="ce7" office:value-type="float" office:value="27432" calcext:value-type="float">
            <text:p>27,43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54" calcext:value-type="float">
            <text:p>254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Darende</text:p>
          </table:table-cell>
          <table:table-cell table:style-name="ce7" office:value-type="float" office:value="20007" calcext:value-type="float">
            <text:p>20,00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5" calcext:value-type="float">
            <text:p>105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867" calcext:value-type="float">
            <text:p>2,86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Divriği</text:p>
          </table:table-cell>
          <table:table-cell table:style-name="ce7" office:value-type="float" office:value="22154" calcext:value-type="float">
            <text:p>22,154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75" calcext:value-type="float">
            <text:p>175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2833" calcext:value-type="float">
            <text:p>2,83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Gürün</text:p>
          </table:table-cell>
          <table:table-cell table:style-name="ce7" office:value-type="float" office:value="15539" calcext:value-type="float">
            <text:p>15,5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2933" calcext:value-type="float">
            <text:p>2,93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Hafik</text:p>
          </table:table-cell>
          <table:table-cell table:style-name="ce7" office:value-type="float" office:value="34012" calcext:value-type="float">
            <text:p>34,01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33" calcext:value-type="float">
            <text:p>33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400" calcext:value-type="float">
            <text:p>3,40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97" calcext:value-type="float">
            <text:p>197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Kangal</text:p>
          </table:table-cell>
          <table:table-cell table:style-name="ce7" office:value-type="float" office:value="24424" calcext:value-type="float">
            <text:p>24,4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52" calcext:value-type="float">
            <text:p>35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589" calcext:value-type="float">
            <text:p>589</text:p>
          </table:table-cell>
          <table:table-cell table:style-name="ce7" office:value-type="float" office:value="7593" calcext:value-type="float">
            <text:p>7,59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93" calcext:value-type="float">
            <text:p>293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Şarkışla</text:p>
          </table:table-cell>
          <table:table-cell table:style-name="ce7" office:value-type="float" office:value="46055" calcext:value-type="float">
            <text:p>46,05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47" calcext:value-type="float">
            <text:p>847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963" calcext:value-type="float">
            <text:p>963</text:p>
          </table:table-cell>
          <table:table-cell table:style-name="ce7" office:value-type="float" office:value="624" calcext:value-type="float">
            <text:p>62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591" calcext:value-type="float">
            <text:p>1,591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Yıldızeli</text:p>
          </table:table-cell>
          <table:table-cell table:style-name="ce7" office:value-type="float" office:value="32767" calcext:value-type="float">
            <text:p>32,76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8" calcext:value-type="float">
            <text:p>158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2364" calcext:value-type="float">
            <text:p>2,364</text:p>
          </table:table-cell>
          <table:table-cell table:style-name="ce7" office:value-type="float" office:value="1240" calcext:value-type="float">
            <text:p>1,240</text:p>
          </table:table-cell>
          <table:table-cell table:style-name="ce7" office:value-type="float" office:value="30" calcext:value-type="float">
            <text:p>3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05" calcext:value-type="float">
            <text:p>105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Zara</text:p>
          </table:table-cell>
          <table:table-cell table:style-name="ce7" office:value-type="float" office:value="26377" calcext:value-type="float">
            <text:p>26,377</text:p>
          </table:table-cell>
          <table:table-cell table:style-name="ce9" office:value-type="float" office:value="374" calcext:value-type="float">
            <text:p>374</text:p>
          </table:table-cell>
          <table:table-cell table:style-name="ce9" office:value-type="float" office:value="479" calcext:value-type="float">
            <text:p>479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20133" calcext:value-type="float">
            <text:p>20,133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54" calcext:value-type="float">
            <text:p>554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Sivas Toplam</text:p>
          </table:table-cell>
          <table:table-cell table:style-name="ce6" table:formula="of:=SUBTOTAL(109;[.B414:.B423])" office:value-type="float" office:value="275533" calcext:value-type="float">
            <text:p>275,533</text:p>
          </table:table-cell>
          <table:table-cell table:style-name="ce8" table:formula="of:=SUBTOTAL(109;[.C414:.C423])" office:value-type="float" office:value="411" calcext:value-type="float">
            <text:p>411</text:p>
          </table:table-cell>
          <table:table-cell table:style-name="ce6" office:value-type="float" office:value="4122" calcext:value-type="float">
            <text:p>4,12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SUBTOTAL(109;[.K414:.K423])" office:value-type="float" office:value="4381" calcext:value-type="float">
            <text:p>4,381</text:p>
          </table:table-cell>
          <table:table-cell table:style-name="ce6" table:formula="of:=SUBTOTAL(109;[.L414:.L423])" office:value-type="float" office:value="42271" calcext:value-type="float">
            <text:p>42,271</text:p>
          </table:table-cell>
          <table:table-cell table:style-name="ce6"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table:formula="of:=SUBTOTAL(109;[.P414:.P423])" office:value-type="float" office:value="2784" calcext:value-type="float">
            <text:p>2,784</text:p>
          </table:table-cell>
          <table:table-cell table:style-name="ce8" table:number-columns-repeated="16368"/>
        </table:table-row>
        <table:table-row table:style-name="ro2">
          <table:table-cell table:style-name="ce2" office:value-type="string" calcext:value-type="string">
            <text:p>Edirne Merkez</text:p>
          </table:table-cell>
          <table:table-cell table:style-name="ce7" office:value-type="float" office:value="27729" calcext:value-type="float">
            <text:p>27,72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5462" calcext:value-type="float">
            <text:p>5,46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69" calcext:value-type="float">
            <text:p>69</text:p>
          </table:table-cell>
          <table:table-cell table:style-name="ce7" office:value-type="float" office:value="753" calcext:value-type="float">
            <text:p>753</text:p>
          </table:table-cell>
          <table:table-cell table:style-name="ce11" office:value-type="float" office:value="240" calcext:value-type="float">
            <text:p>24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Edirne Merkez Köy</text:p>
          </table:table-cell>
          <table:table-cell table:style-name="ce7" office:value-type="float" office:value="33129" calcext:value-type="float">
            <text:p>33,129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9" calcext:value-type="float">
            <text:p>19</text:p>
          </table:table-cell>
          <table:table-cell table:style-name="ce7" office:value-type="float" office:value="314" calcext:value-type="float">
            <text:p>314</text:p>
          </table:table-cell>
          <table:table-cell table:style-name="ce11" office:value-type="float" office:value="265" calcext:value-type="float">
            <text:p>265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Kavaklı</text:p>
          </table:table-cell>
          <table:table-cell table:style-name="ce7" office:value-type="float" office:value="12382" calcext:value-type="float">
            <text:p>12,38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Keşan</text:p>
          </table:table-cell>
          <table:table-cell table:style-name="ce7" office:value-type="float" office:value="35976" calcext:value-type="float">
            <text:p>35,9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66" calcext:value-type="float">
            <text:p>66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Uzunköprü</text:p>
          </table:table-cell>
          <table:table-cell table:style-name="ce7" office:value-type="float" office:value="31384" calcext:value-type="float">
            <text:p>31,38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65" calcext:value-type="float">
            <text:p>36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77" calcext:value-type="float">
            <text:p>77</text:p>
          </table:table-cell>
          <table:table-cell table:style-name="ce7" office:value-type="float" office:value="2193" calcext:value-type="float">
            <text:p>2,193</text:p>
          </table:table-cell>
          <table:table-cell table:style-name="ce11" office:value-type="float" office:value="19" calcext:value-type="float">
            <text:p>19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Edirne Toplam</text:p>
          </table:table-cell>
          <table:table-cell table:style-name="ce6" table:formula="of:=SUBTOTAL(109;[.B425:.B429])" office:value-type="float" office:value="140600" calcext:value-type="float">
            <text:p>140,6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876" calcext:value-type="float">
            <text:p>5,876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SUBTOTAL(109;[.L425:.L429])" office:value-type="float" office:value="111" calcext:value-type="float">
            <text:p>111</text:p>
          </table:table-cell>
          <table:table-cell table:style-name="ce6" office:value-type="float" office:value="5" calcext:value-type="float">
            <text:p>5</text:p>
          </table:table-cell>
          <table:table-cell table:style-name="ce8" table:formula="of:=SUBTOTAL(109;[.N425:.N429])" office:value-type="float" office:value="239" calcext:value-type="float">
            <text:p>239</text:p>
          </table:table-cell>
          <table:table-cell table:style-name="ce6" table:formula="of:=SUBTOTAL(109;[.O425:.O429])" office:value-type="float" office:value="3276" calcext:value-type="float">
            <text:p>3,276</text:p>
          </table:table-cell>
          <table:table-cell table:style-name="ce12" table:formula="of:=SUBTOTAL(109;[.P425:.P429])" office:value-type="float" office:value="531" calcext:value-type="float">
            <text:p>53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ırklareli Merkez</text:p>
          </table:table-cell>
          <table:table-cell table:style-name="ce7" office:value-type="float" office:value="11671" calcext:value-type="float">
            <text:p>11,67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83" calcext:value-type="float">
            <text:p>58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57" calcext:value-type="float">
            <text:p>57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197" calcext:value-type="float">
            <text:p>197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Kırklareli Merkez Köy</text:p>
          </table:table-cell>
          <table:table-cell table:style-name="ce7" office:value-type="float" office:value="33916" calcext:value-type="float">
            <text:p>33,916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99" calcext:value-type="float">
            <text:p>199</text:p>
          </table:table-cell>
          <table:table-cell table:style-name="ce7" office:value-type="float" office:value="161" calcext:value-type="float">
            <text:p>161</text:p>
          </table:table-cell>
          <table:table-cell table:style-name="ce11" office:value-type="float" office:value="235" calcext:value-type="float">
            <text:p>235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Babaeski</text:p>
          </table:table-cell>
          <table:table-cell table:style-name="ce7" office:value-type="float" office:value="20281" calcext:value-type="float">
            <text:p>20,28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62" calcext:value-type="float">
            <text:p>6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9" office:value-type="float" office:value="102" calcext:value-type="float">
            <text:p>102</text:p>
          </table:table-cell>
          <table:table-cell table:style-name="ce7" office:value-type="float" office:value="261" calcext:value-type="float">
            <text:p>261</text:p>
          </table:table-cell>
          <table:table-cell table:style-name="ce11" office:value-type="float" office:value="53" calcext:value-type="float">
            <text:p>53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Demirköy</text:p>
          </table:table-cell>
          <table:table-cell table:style-name="ce7" office:value-type="float" office:value="2652" calcext:value-type="float">
            <text:p>2,65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138" calcext:value-type="float">
            <text:p>13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07" calcext:value-type="float">
            <text:p>607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Lüleburgaz</text:p>
          </table:table-cell>
          <table:table-cell table:style-name="ce7" office:value-type="float" office:value="21385" calcext:value-type="float">
            <text:p>21,38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67" calcext:value-type="float">
            <text:p>267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36" calcext:value-type="float">
            <text:p>36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60" calcext:value-type="float">
            <text:p>6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Vize</text:p>
          </table:table-cell>
          <table:table-cell table:style-name="ce7" office:value-type="float" office:value="14792" calcext:value-type="float">
            <text:p>14,79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61" calcext:value-type="float">
            <text:p>161</text:p>
          </table:table-cell>
          <table:table-cell table:style-name="ce7" office:value-type="float" office:value="120" calcext:value-type="float">
            <text:p>120</text:p>
          </table:table-cell>
          <table:table-cell table:style-name="ce11" office:value-type="float" office:value="553" calcext:value-type="float">
            <text:p>553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Kırklareli Toplam</text:p>
          </table:table-cell>
          <table:table-cell table:style-name="ce6" table:formula="of:=SUBTOTAL(109;[.B431:.B436])" office:value-type="float" office:value="104697" calcext:value-type="float">
            <text:p>104,69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BTOTAL(109;[.J431:.J436])" office:value-type="float" office:value="912" calcext:value-type="float">
            <text:p>912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SUBTOTAL(109;[.L431:.L436])" office:value-type="float" office:value="86" calcext:value-type="float">
            <text:p>86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SUBTOTAL(109;[.N431:.N436])" office:value-type="float" office:value="693" calcext:value-type="float">
            <text:p>693</text:p>
          </table:table-cell>
          <table:table-cell table:style-name="ce6" table:formula="of:=SUBTOTAL(109;[.O431:.O436])" office:value-type="float" office:value="841" calcext:value-type="float">
            <text:p>841</text:p>
          </table:table-cell>
          <table:table-cell table:style-name="ce12" table:formula="of:=SUBTOTAL(109;[.P431:.P436])" office:value-type="float" office:value="1705" calcext:value-type="float">
            <text:p>1,705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Tekirdağ Merkez</text:p>
          </table:table-cell>
          <table:table-cell table:style-name="ce7" office:value-type="float" office:value="13421" calcext:value-type="float">
            <text:p>13,4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97" calcext:value-type="float">
            <text:p>59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273" calcext:value-type="float">
            <text:p>273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Tekirdağ Merkez Köy</text:p>
          </table:table-cell>
          <table:table-cell table:style-name="ce7" office:value-type="float" office:value="19061" calcext:value-type="float">
            <text:p>19,06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7" office:value-type="float" office:value="70" calcext:value-type="float">
            <text:p>70</text:p>
          </table:table-cell>
          <table:table-cell table:style-name="ce11" office:value-type="float" office:value="11" calcext:value-type="float">
            <text:p>11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Çorlu</text:p>
          </table:table-cell>
          <table:table-cell table:style-name="ce7" office:value-type="float" office:value="18757" calcext:value-type="float">
            <text:p>18,75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95" calcext:value-type="float">
            <text:p>59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9" calcext:value-type="float">
            <text:p>39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Hayrabolu</text:p>
          </table:table-cell>
          <table:table-cell table:style-name="ce7" office:value-type="float" office:value="20937" calcext:value-type="float">
            <text:p>20,93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53" calcext:value-type="float">
            <text:p>53</text:p>
          </table:table-cell>
          <table:table-cell table:style-name="ce7" office:value-type="float" office:value="243" calcext:value-type="float">
            <text:p>243</text:p>
          </table:table-cell>
          <table:table-cell table:style-name="ce11" office:value-type="float" office:value="96" calcext:value-type="float">
            <text:p>96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Malkara</text:p>
          </table:table-cell>
          <table:table-cell table:style-name="ce7" office:value-type="float" office:value="25369" calcext:value-type="float">
            <text:p>25,3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65" calcext:value-type="float">
            <text:p>65</text:p>
          </table:table-cell>
          <table:table-cell table:style-name="ce7" office:value-type="float" office:value="564" calcext:value-type="float">
            <text:p>564</text:p>
          </table:table-cell>
          <table:table-cell table:style-name="ce11" office:value-type="float" office:value="67" calcext:value-type="float">
            <text:p>67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Saray</text:p>
          </table:table-cell>
          <table:table-cell table:style-name="ce7" office:value-type="float" office:value="18763" calcext:value-type="float">
            <text:p>18,763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Şarköy</text:p>
          </table:table-cell>
          <table:table-cell table:style-name="ce7" office:value-type="float" office:value="10831" calcext:value-type="float">
            <text:p>10,83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253" calcext:value-type="float">
            <text:p>253</text:p>
          </table:table-cell>
          <table:table-cell table:style-name="ce7" office:value-type="float" office:value="858" calcext:value-type="float">
            <text:p>858</text:p>
          </table:table-cell>
          <table:table-cell table:style-name="ce11" office:value-type="float" office:value="65" calcext:value-type="float">
            <text:p>65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Tekirdağ Toplam</text:p>
          </table:table-cell>
          <table:table-cell table:style-name="ce6" table:formula="of:=SUBTOTAL(109;[.B438:.B444])" office:value-type="float" office:value="127139" calcext:value-type="float">
            <text:p>127,139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formula="of:=SUBTOTAL(109;[.D438:.D444])" office:value-type="float" office:value="186" calcext:value-type="float">
            <text:p>18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197" calcext:value-type="float">
            <text:p>1,19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5" calcext:value-type="float">
            <text:p>5</text:p>
          </table:table-cell>
          <table:table-cell table:style-name="ce8" table:formula="of:=SUBTOTAL(109;[.N438:.N444])" office:value-type="float" office:value="435" calcext:value-type="float">
            <text:p>435</text:p>
          </table:table-cell>
          <table:table-cell table:style-name="ce6" table:formula="of:=SUBTOTAL(109;[.O438:.O444])" office:value-type="float" office:value="1772" calcext:value-type="float">
            <text:p>1,772</text:p>
          </table:table-cell>
          <table:table-cell table:style-name="ce12" table:formula="of:=SUBTOTAL(109;[.P438:.P444])" office:value-type="float" office:value="551" calcext:value-type="float">
            <text:p>55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İzmit Merkez</text:p>
          </table:table-cell>
          <table:table-cell table:style-name="ce7" office:value-type="float" office:value="15067" calcext:value-type="float">
            <text:p>15,067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2" calcext:value-type="float">
            <text:p>62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İzmit Köy</text:p>
          </table:table-cell>
          <table:table-cell table:style-name="ce7" office:value-type="float" office:value="35976" calcext:value-type="float">
            <text:p>35,976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670" calcext:value-type="float">
            <text:p>67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7" office:value-type="float" office:value="64" calcext:value-type="float">
            <text:p>64</text:p>
          </table:table-cell>
          <table:table-cell table:style-name="ce11" office:value-type="float" office:value="3927" calcext:value-type="float">
            <text:p>3,927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Adapazarı Merkez</text:p>
          </table:table-cell>
          <table:table-cell table:style-name="ce7" office:value-type="float" office:value="22377" calcext:value-type="float">
            <text:p>22,37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6" calcext:value-type="float">
            <text:p>46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Adapazarı Köy</text:p>
          </table:table-cell>
          <table:table-cell table:style-name="ce7" office:value-type="float" office:value="52635" calcext:value-type="float">
            <text:p>52,635</text:p>
          </table:table-cell>
          <table:table-cell table:style-name="ce9" office:value-type="float" office:value="254" calcext:value-type="float">
            <text:p>2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3856" calcext:value-type="float">
            <text:p>3,856</text:p>
          </table:table-cell>
          <table:table-cell table:style-name="ce7" office:value-type="float" office:value="1028" calcext:value-type="float">
            <text:p>1,028</text:p>
          </table:table-cell>
          <table:table-cell table:style-name="ce7" office:value-type="float" office:value="37" calcext:value-type="float">
            <text:p>37</text:p>
          </table:table-cell>
          <table:table-cell table:style-name="ce9" office:value-type="float" office:value="336" calcext:value-type="float">
            <text:p>336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2383" calcext:value-type="float">
            <text:p>2,383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Gebze</text:p>
          </table:table-cell>
          <table:table-cell table:style-name="ce7" office:value-type="float" office:value="25545" calcext:value-type="float">
            <text:p>25,545</text:p>
          </table:table-cell>
          <table:table-cell table:style-name="ce9" office:value-type="float" office:value="352" calcext:value-type="float">
            <text:p>35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Geyve</text:p>
          </table:table-cell>
          <table:table-cell table:style-name="ce7" office:value-type="float" office:value="29128" calcext:value-type="float">
            <text:p>29,12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419" calcext:value-type="float">
            <text:p>419</text:p>
          </table:table-cell>
          <table:table-cell table:style-name="ce11" office:value-type="float" office:value="974" calcext:value-type="float">
            <text:p>974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Hendek</text:p>
          </table:table-cell>
          <table:table-cell table:style-name="ce7" office:value-type="float" office:value="18043" calcext:value-type="float">
            <text:p>18,043</text:p>
          </table:table-cell>
          <table:table-cell table:style-name="ce9" office:value-type="float" office:value="293" calcext:value-type="float">
            <text:p>293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2739" calcext:value-type="float">
            <text:p>2,73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32" calcext:value-type="float">
            <text:p>3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432" calcext:value-type="float">
            <text:p>3,432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Kandıra</text:p>
          </table:table-cell>
          <table:table-cell table:style-name="ce7" office:value-type="float" office:value="41024" calcext:value-type="float">
            <text:p>41,024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Karamürsel</text:p>
          </table:table-cell>
          <table:table-cell table:style-name="ce7" office:value-type="float" office:value="19798" calcext:value-type="float">
            <text:p>19,798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1497" calcext:value-type="float">
            <text:p>1,49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53" calcext:value-type="float">
            <text:p>53</text:p>
          </table:table-cell>
          <table:table-cell table:style-name="ce7" office:value-type="float" office:value="684" calcext:value-type="float">
            <text:p>684</text:p>
          </table:table-cell>
          <table:table-cell table:style-name="ce11" office:value-type="float" office:value="3273" calcext:value-type="float">
            <text:p>3,273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Kocaeli Toplam</text:p>
          </table:table-cell>
          <table:table-cell table:style-name="ce6" table:formula="of:=SUBTOTAL(109;[.B446:.B454])" office:value-type="float" office:value="259593" calcext:value-type="float">
            <text:p>259,593</text:p>
          </table:table-cell>
          <table:table-cell table:style-name="ce8" table:formula="of:=SUBTOTAL(109;[.C446:.C454])" office:value-type="float" office:value="899" calcext:value-type="float">
            <text:p>89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BTOTAL(109;[.H446:.H454])" office:value-type="float" office:value="24" calcext:value-type="float">
            <text:p>2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6" table:formula="of:=SUBTOTAL(109;[.K446:.K454])" office:value-type="float" office:value="8959" calcext:value-type="float">
            <text:p>8,959</text:p>
          </table:table-cell>
          <table:table-cell table:style-name="ce6" table:formula="of:=SUBTOTAL(109;[.L446:.L454])" office:value-type="float" office:value="1207" calcext:value-type="float">
            <text:p>1,207</text:p>
          </table:table-cell>
          <table:table-cell table:style-name="ce6" office:value-type="float" office:value="53" calcext:value-type="float">
            <text:p>53</text:p>
          </table:table-cell>
          <table:table-cell table:style-name="ce8" table:formula="of:=SUBTOTAL(109;[.N446:.N454])" office:value-type="float" office:value="506" calcext:value-type="float">
            <text:p>506</text:p>
          </table:table-cell>
          <table:table-cell table:style-name="ce6" table:formula="of:=SUBTOTAL(109;[.O446:.O454])" office:value-type="float" office:value="1207" calcext:value-type="float">
            <text:p>1,207</text:p>
          </table:table-cell>
          <table:table-cell table:style-name="ce12" table:formula="of:=SUBTOTAL(109;[.P446:.P454])" office:value-type="float" office:value="14130" calcext:value-type="float">
            <text:p>14,13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Zonguldak Merkez</text:p>
          </table:table-cell>
          <table:table-cell table:style-name="ce7" office:value-type="float" office:value="11388" calcext:value-type="float">
            <text:p>11,38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225" calcext:value-type="float">
            <text:p>22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9" calcext:value-type="float">
            <text:p>69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Zonguldak Merkez Köy</text:p>
          </table:table-cell>
          <table:table-cell table:style-name="ce7" office:value-type="float" office:value="33161" calcext:value-type="float">
            <text:p>33,16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4" calcext:value-type="float">
            <text:p>24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1" calcext:value-type="float">
            <text:p>41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Bartın</text:p>
          </table:table-cell>
          <table:table-cell table:style-name="ce7" office:value-type="float" office:value="64056" calcext:value-type="float">
            <text:p>64,056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Devrek</text:p>
          </table:table-cell>
          <table:table-cell table:style-name="ce7" office:value-type="float" office:value="57290" calcext:value-type="float">
            <text:p>57,29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Ereğli</text:p>
          </table:table-cell>
          <table:table-cell table:style-name="ce7" office:value-type="float" office:value="43033" calcext:value-type="float">
            <text:p>43,033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Safranbolu</text:p>
          </table:table-cell>
          <table:table-cell table:style-name="ce7" office:value-type="float" office:value="59077" calcext:value-type="float">
            <text:p>59,07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Zonguldak Toplam</text:p>
          </table:table-cell>
          <table:table-cell table:style-name="ce6" office:value-type="float" office:value="268005" calcext:value-type="float">
            <text:p>268,005</text:p>
          </table:table-cell>
          <table:table-cell table:style-name="ce8" table:formula="of:=SUBTOTAL(109;[.C456:.C461])" office:value-type="float" office:value="119" calcext:value-type="float">
            <text:p>11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6" calcext:value-type="float">
            <text:p>126</text:p>
          </table:table-cell>
          <table:table-cell table:style-name="ce8" table:formula="of:=SUBTOTAL(109;[.F456:.F461])" office:value-type="float" office:value="291" calcext:value-type="float">
            <text:p>29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SUBTOTAL(109;[.N456:.N461])" office:value-type="float" office:value="63" calcext:value-type="float">
            <text:p>63</text:p>
          </table:table-cell>
          <table:table-cell table:style-name="ce6" office:value-type="float" office:value="15" calcext:value-type="float">
            <text:p>15</text:p>
          </table:table-cell>
          <table:table-cell table:style-name="ce12" table:formula="of:=SUBTOTAL(109;[.P456:.P461])" office:value-type="float" office:value="146" calcext:value-type="float">
            <text:p>146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Kastamonu Merkez</text:p>
          </table:table-cell>
          <table:table-cell table:style-name="ce7" office:value-type="float" office:value="14305" calcext:value-type="float">
            <text:p>14,30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Kastamonu Merkez Köy</text:p>
          </table:table-cell>
          <table:table-cell table:style-name="ce7" office:value-type="float" office:value="47841" calcext:value-type="float">
            <text:p>47,8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72" calcext:value-type="float">
            <text:p>67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Araç</text:p>
          </table:table-cell>
          <table:table-cell table:style-name="ce7" office:value-type="float" office:value="38192" calcext:value-type="float">
            <text:p>38,1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6" calcext:value-type="float">
            <text:p>36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Cide</text:p>
          </table:table-cell>
          <table:table-cell table:style-name="ce7" office:value-type="float" office:value="36221" calcext:value-type="float">
            <text:p>36,22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Daday</text:p>
          </table:table-cell>
          <table:table-cell table:style-name="ce7" office:value-type="float" office:value="40201" calcext:value-type="float">
            <text:p>40,2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74" calcext:value-type="float">
            <text:p>274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İnebolu</text:p>
          </table:table-cell>
          <table:table-cell table:style-name="ce7" office:value-type="float" office:value="47041" calcext:value-type="float">
            <text:p>47,0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56" calcext:value-type="float">
            <text:p>256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Güre</text:p>
          </table:table-cell>
          <table:table-cell table:style-name="ce7" office:value-type="float" office:value="24678" calcext:value-type="float">
            <text:p>24,67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Taşköprü</text:p>
          </table:table-cell>
          <table:table-cell table:style-name="ce7" office:value-type="float" office:value="46547" calcext:value-type="float">
            <text:p>46,54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5" calcext:value-type="float">
            <text:p>395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50" calcext:value-type="float">
            <text:p>25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Tosya</text:p>
          </table:table-cell>
          <table:table-cell table:style-name="ce7" office:value-type="float" office:value="37497" calcext:value-type="float">
            <text:p>37,49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5" calcext:value-type="float">
            <text:p>85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52" calcext:value-type="float">
            <text:p>1,05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08" calcext:value-type="float">
            <text:p>108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Kastamonu Toplam</text:p>
          </table:table-cell>
          <table:table-cell table:style-name="ce6" table:formula="of:=SUBTOTAL(109;[.B463:.B471])" office:value-type="float" office:value="332523" calcext:value-type="float">
            <text:p>332,523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660" calcext:value-type="float">
            <text:p>1,66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SUBTOTAL(109;[.L463:.L471])" office:value-type="float" office:value="1580" calcext:value-type="float">
            <text:p>1,580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29" calcext:value-type="float">
            <text:p>29</text:p>
          </table:table-cell>
          <table:table-cell table:style-name="ce6" office:value-type="float" office:value="8" calcext:value-type="float">
            <text:p>8</text:p>
          </table:table-cell>
          <table:table-cell table:style-name="ce12" table:formula="of:=SUBTOTAL(109;[.P463:.P471])" office:value-type="float" office:value="680" calcext:value-type="float">
            <text:p>68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inop Merkez</text:p>
          </table:table-cell>
          <table:table-cell table:style-name="ce7" office:value-type="float" office:value="28787" calcext:value-type="float">
            <text:p>28,78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43" calcext:value-type="float">
            <text:p>34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7" office:value-type="float" office:value="1002" calcext:value-type="float">
            <text:p>1,002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42" calcext:value-type="float">
            <text:p>14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147" calcext:value-type="float">
            <text:p>2,147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Ayancık</text:p>
          </table:table-cell>
          <table:table-cell table:style-name="ce7" office:value-type="float" office:value="42607" calcext:value-type="float">
            <text:p>42,60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" office:value-type="float" office:value="832" calcext:value-type="float">
            <text:p>832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78" calcext:value-type="float">
            <text:p>7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04" calcext:value-type="float">
            <text:p>504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Boyabat</text:p>
          </table:table-cell>
          <table:table-cell table:style-name="ce7" office:value-type="float" office:value="58504" calcext:value-type="float">
            <text:p>58,50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55" calcext:value-type="float">
            <text:p>555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623" calcext:value-type="float">
            <text:p>62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Gerze</text:p>
          </table:table-cell>
          <table:table-cell table:style-name="ce7" office:value-type="float" office:value="33236" calcext:value-type="float">
            <text:p>33,23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43" calcext:value-type="float">
            <text:p>243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Sinop Toplam</text:p>
          </table:table-cell>
          <table:table-cell table:style-name="ce6" table:formula="of:=SUBTOTAL(109;[.B473:.B476])" office:value-type="float" office:value="163134" calcext:value-type="float">
            <text:p>163,134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BTOTAL(109;[.D473:.D476])" office:value-type="float" office:value="940" calcext:value-type="float">
            <text:p>9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6" table:formula="of:=SUBTOTAL(109;[.K473:.K476])" office:value-type="float" office:value="1952" calcext:value-type="float">
            <text:p>1,952</text:p>
          </table:table-cell>
          <table:table-cell table:style-name="ce6" table:formula="of:=SUBTOTAL(109;[.L473:.L476])" office:value-type="float" office:value="810" calcext:value-type="float">
            <text:p>81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220" calcext:value-type="float">
            <text:p>220</text:p>
          </table:table-cell>
          <table:table-cell table:style-name="ce6" office:value-type="float" office:value="4" calcext:value-type="float">
            <text:p>4</text:p>
          </table:table-cell>
          <table:table-cell table:style-name="ce12" table:formula="of:=SUBTOTAL(109;[.P473:.P476])" office:value-type="float" office:value="2894" calcext:value-type="float">
            <text:p>2,894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Samsun Merkez</text:p>
          </table:table-cell>
          <table:table-cell table:style-name="ce7" office:value-type="float" office:value="29664" calcext:value-type="float">
            <text:p>29,664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2"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3" calcext:value-type="float">
            <text:p>53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2" calcext:value-type="float">
            <text:p>22</text:p>
          </table:table-cell>
          <table:table-cell table:style-name="ce9" office:value-type="float" office:value="37" calcext:value-type="float">
            <text:p>37</text:p>
          </table:table-cell>
          <table:table-cell table:style-name="ce7" office:value-type="float" office:value="48" calcext:value-type="float">
            <text:p>48</text:p>
          </table:table-cell>
          <table:table-cell table:style-name="ce11" office:value-type="float" office:value="270" calcext:value-type="float">
            <text:p>27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Samsun Merkez Köy</text:p>
          </table:table-cell>
          <table:table-cell table:style-name="ce7" office:value-type="float" office:value="44070" calcext:value-type="float">
            <text:p>44,07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884" calcext:value-type="float">
            <text:p>884</text:p>
          </table:table-cell>
          <table:table-cell table:style-name="ce7" office:value-type="float" office:value="555" calcext:value-type="float">
            <text:p>555</text:p>
          </table:table-cell>
          <table:table-cell table:style-name="ce7" office:value-type="float" office:value="111" calcext:value-type="float">
            <text:p>111</text:p>
          </table:table-cell>
          <table:table-cell table:style-name="ce9" office:value-type="float" office:value="31" calcext:value-type="float">
            <text:p>3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Bafra</text:p>
          </table:table-cell>
          <table:table-cell table:style-name="ce7" office:value-type="float" office:value="56888" calcext:value-type="float">
            <text:p>56,88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677" calcext:value-type="float">
            <text:p>677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745" calcext:value-type="float">
            <text:p>745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4" calcext:value-type="float">
            <text:p>54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Çarşamba</text:p>
          </table:table-cell>
          <table:table-cell table:style-name="ce7" office:value-type="float" office:value="41468" calcext:value-type="float">
            <text:p>41,46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1724" calcext:value-type="float">
            <text:p>1,72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066" calcext:value-type="float">
            <text:p>2,066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Havza</text:p>
          </table:table-cell>
          <table:table-cell table:style-name="ce7" office:value-type="float" office:value="36453" calcext:value-type="float">
            <text:p>36,4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858" calcext:value-type="float">
            <text:p>858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39" calcext:value-type="float">
            <text:p>39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37" calcext:value-type="float">
            <text:p>437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Terme</text:p>
          </table:table-cell>
          <table:table-cell table:style-name="ce7" office:value-type="float" office:value="19999" calcext:value-type="float">
            <text:p>19,999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477" calcext:value-type="float">
            <text:p>47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889" calcext:value-type="float">
            <text:p>889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Vezirköprü</text:p>
          </table:table-cell>
          <table:table-cell table:style-name="ce7" office:value-type="float" office:value="32959" calcext:value-type="float">
            <text:p>32,95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393" calcext:value-type="float">
            <text:p>1,393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36" calcext:value-type="float">
            <text:p>3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67" calcext:value-type="float">
            <text:p>167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Samsun Toplam</text:p>
          </table:table-cell>
          <table:table-cell table:style-name="ce6" table:formula="of:=SUBTOTAL(109;[.B478:.B484])" office:value-type="float" office:value="261501" calcext:value-type="float">
            <text:p>261,501</text:p>
          </table:table-cell>
          <table:table-cell table:style-name="ce8" office:value-type="float" office:value="27" calcext:value-type="float">
            <text:p>27</text:p>
          </table:table-cell>
          <table:table-cell table:style-name="ce8" table:formula="of:=SUBTOTAL(109;[.D478:.D484])" office:value-type="float" office:value="220" calcext:value-type="float">
            <text:p>22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53" calcext:value-type="float">
            <text:p>53</text:p>
          </table:table-cell>
          <table:table-cell table:style-name="ce6" table:formula="of:=SUBTOTAL(109;[.K478:.K484])" office:value-type="float" office:value="5616" calcext:value-type="float">
            <text:p>5,616</text:p>
          </table:table-cell>
          <table:table-cell table:style-name="ce6" table:formula="of:=SUBTOTAL(109;[.L478:.L484])" office:value-type="float" office:value="1554" calcext:value-type="float">
            <text:p>1,554</text:p>
          </table:table-cell>
          <table:table-cell table:style-name="ce6" table:formula="of:=SUBTOTAL(109;[.M478:.M484])" office:value-type="float" office:value="173" calcext:value-type="float">
            <text:p>173</text:p>
          </table:table-cell>
          <table:table-cell table:style-name="ce8" table:formula="of:=SUBTOTAL(109;[.N478:.N484])" office:value-type="float" office:value="849" calcext:value-type="float">
            <text:p>849</text:p>
          </table:table-cell>
          <table:table-cell table:style-name="ce6" office:value-type="float" office:value="64" calcext:value-type="float">
            <text:p>64</text:p>
          </table:table-cell>
          <table:table-cell table:style-name="ce12" table:formula="of:=SUBTOTAL(109;[.P478:.P484])" office:value-type="float" office:value="3891" calcext:value-type="float">
            <text:p>3,89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Ordu Merkez</text:p>
          </table:table-cell>
          <table:table-cell table:style-name="ce7" office:value-type="float" office:value="112052" calcext:value-type="float">
            <text:p>112,05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637" calcext:value-type="float">
            <text:p>1,637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Fatsa</text:p>
          </table:table-cell>
          <table:table-cell table:style-name="ce7" office:value-type="float" office:value="34023" calcext:value-type="float">
            <text:p>34,02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960" calcext:value-type="float">
            <text:p>3,96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Ünye</text:p>
          </table:table-cell>
          <table:table-cell table:style-name="ce7" office:value-type="float" office:value="46898" calcext:value-type="float">
            <text:p>46,89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093" calcext:value-type="float">
            <text:p>3,093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Ordu Toplam</text:p>
          </table:table-cell>
          <table:table-cell table:style-name="ce6" table:formula="of:=SUBTOTAL(109;[.B486:.B488])" office:value-type="float" office:value="192973" calcext:value-type="float">
            <text:p>192,973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BTOTAL(109;[.D486:.D488])" office:value-type="float" office:value="249" calcext:value-type="float">
            <text:p>249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62" calcext:value-type="float">
            <text:p>16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table:formula="of:=SUBTOTAL(109;[.P486:.P488])" office:value-type="float" office:value="8690" calcext:value-type="float">
            <text:p>8,69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Giresun Merkez</text:p>
          </table:table-cell>
          <table:table-cell table:style-name="ce7" office:value-type="float" office:value="11725" calcext:value-type="float">
            <text:p>11,72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8" calcext:value-type="float">
            <text:p>18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Giresun Merkez Köy</text:p>
          </table:table-cell>
          <table:table-cell table:style-name="ce7" office:value-type="float" office:value="80708" calcext:value-type="float">
            <text:p>80,70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79" calcext:value-type="float">
            <text:p>479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Görele</text:p>
          </table:table-cell>
          <table:table-cell table:style-name="ce7" office:value-type="float" office:value="36963" calcext:value-type="float">
            <text:p>36,963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Tirebolu</text:p>
          </table:table-cell>
          <table:table-cell table:style-name="ce7" office:value-type="float" office:value="35061" calcext:value-type="float">
            <text:p>35,06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Giresun Toplam</text:p>
          </table:table-cell>
          <table:table-cell table:style-name="ce6" table:formula="of:=SUBTOTAL(109;[.B490:.B493])" office:value-type="float" office:value="164457" calcext:value-type="float">
            <text:p>164,45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12" table:formula="of:=SUBTOTAL(109;[.P490:.P493])" office:value-type="float" office:value="497" calcext:value-type="float">
            <text:p>497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Trabzon Merkez</text:p>
          </table:table-cell>
          <table:table-cell table:style-name="ce7" office:value-type="float" office:value="24146" calcext:value-type="float">
            <text:p>24,146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68" calcext:value-type="float">
            <text:p>168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Trabzon Merkez Köy</text:p>
          </table:table-cell>
          <table:table-cell table:style-name="ce7" office:value-type="float" office:value="36096" calcext:value-type="float">
            <text:p>36,096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Akçaabat</text:p>
          </table:table-cell>
          <table:table-cell table:style-name="ce7" office:value-type="float" office:value="41537" calcext:value-type="float">
            <text:p>41,53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Maçka</text:p>
          </table:table-cell>
          <table:table-cell table:style-name="ce7" office:value-type="float" office:value="19196" calcext:value-type="float">
            <text:p>19,196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Of</text:p>
          </table:table-cell>
          <table:table-cell table:style-name="ce7" office:value-type="float" office:value="63558" calcext:value-type="float">
            <text:p>63,55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Sürmene</text:p>
          </table:table-cell>
          <table:table-cell table:style-name="ce7" office:value-type="float" office:value="57640" calcext:value-type="float">
            <text:p>57,64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Vakfıkebir</text:p>
          </table:table-cell>
          <table:table-cell table:style-name="ce7" office:value-type="float" office:value="47631" calcext:value-type="float">
            <text:p>47,63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Trabzon Toplam</text:p>
          </table:table-cell>
          <table:table-cell table:style-name="ce6" table:formula="of:=SUBTOTAL(109;[.B495:.B501])" office:value-type="float" office:value="289804" calcext:value-type="float">
            <text:p>289,80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175" calcext:value-type="float">
            <text:p>175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Rize Merkez</text:p>
          </table:table-cell>
          <table:table-cell table:style-name="ce7" office:value-type="float" office:value="13875" calcext:value-type="float">
            <text:p>13,875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Rize Merkez Köy</text:p>
          </table:table-cell>
          <table:table-cell table:style-name="ce7" office:value-type="float" office:value="85144" calcext:value-type="float">
            <text:p>85,14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Pazar</text:p>
          </table:table-cell>
          <table:table-cell table:style-name="ce7" office:value-type="float" office:value="41545" calcext:value-type="float">
            <text:p>41,54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Hopa</text:p>
          </table:table-cell>
          <table:table-cell table:style-name="ce7" office:value-type="float" office:value="31014" calcext:value-type="float">
            <text:p>31,014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7" calcext:value-type="float">
            <text:p>57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Rize Toplam</text:p>
          </table:table-cell>
          <table:table-cell table:style-name="ce6" table:formula="of:=SUBTOTAL(109;[.B503:.B506])" office:value-type="float" office:value="171578" calcext:value-type="float">
            <text:p>171,57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Artvin Merkez</text:p>
          </table:table-cell>
          <table:table-cell table:style-name="ce7" office:value-type="float" office:value="33292" calcext:value-type="float">
            <text:p>33,2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905" calcext:value-type="float">
            <text:p>1,905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Şavşat</text:p>
          </table:table-cell>
          <table:table-cell table:style-name="ce7" office:value-type="float" office:value="23714" calcext:value-type="float">
            <text:p>23,714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635" calcext:value-type="float">
            <text:p>4,635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Yusufeli</text:p>
          </table:table-cell>
          <table:table-cell table:style-name="ce7" office:value-type="float" office:value="25508" calcext:value-type="float">
            <text:p>25,50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871" calcext:value-type="float">
            <text:p>871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Artvin Toplam</text:p>
          </table:table-cell>
          <table:table-cell table:style-name="ce6" table:formula="of:=SUBTOTAL(109;[.B508:.B510])" office:value-type="float" office:value="82514" calcext:value-type="float">
            <text:p>82,51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table:formula="of:=SUBTOTAL(109;[.P508:.P510])" office:value-type="float" office:value="7411" calcext:value-type="float">
            <text:p>7,41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İstanbul Merkez</text:p>
          </table:table-cell>
          <table:table-cell table:style-name="ce7" office:value-type="float" office:value="201706" calcext:value-type="float">
            <text:p>201,706</text:p>
          </table:table-cell>
          <table:table-cell table:style-name="ce7" office:value-type="float" office:value="14717" calcext:value-type="float">
            <text:p>14,717</text:p>
          </table:table-cell>
          <table:table-cell table:style-name="ce7" office:value-type="float" office:value="13287" calcext:value-type="float">
            <text:p>13,287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2" calcext:value-type="float">
            <text:p>42</text:p>
          </table:table-cell>
          <table:table-cell table:style-name="ce7" office:value-type="float" office:value="1776" calcext:value-type="float">
            <text:p>1,776</text:p>
          </table:table-cell>
          <table:table-cell table:style-name="ce9" office:value-type="float" office:value="387" calcext:value-type="float">
            <text:p>387</text:p>
          </table:table-cell>
          <table:table-cell table:style-name="ce7" office:value-type="float" office:value="8723" calcext:value-type="float">
            <text:p>8,72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99" calcext:value-type="float">
            <text:p>899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1797" calcext:value-type="float">
            <text:p>1,797</text:p>
          </table:table-cell>
          <table:table-cell table:style-name="ce7" office:value-type="float" office:value="1137" calcext:value-type="float">
            <text:p>1,137</text:p>
          </table:table-cell>
          <table:table-cell table:style-name="ce11" office:value-type="float" office:value="1102" calcext:value-type="float">
            <text:p>1,102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Adalar</text:p>
          </table:table-cell>
          <table:table-cell table:style-name="ce7" office:value-type="float" office:value="4378" calcext:value-type="float">
            <text:p>4,378</text:p>
          </table:table-cell>
          <table:table-cell table:style-name="ce7" office:value-type="float" office:value="6210" calcext:value-type="float">
            <text:p>6,210</text:p>
          </table:table-cell>
          <table:table-cell table:style-name="ce7" office:value-type="float" office:value="1099" calcext:value-type="float">
            <text:p>1,099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11" calcext:value-type="float">
            <text:p>2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style-name="ce7" office:value-type="float" office:value="52" calcext:value-type="float">
            <text:p>52</text:p>
          </table:table-cell>
          <table:table-cell table:style-name="ce11" office:value-type="float" office:value="119" calcext:value-type="float">
            <text:p>119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Bakırköy Merkez</text:p>
          </table:table-cell>
          <table:table-cell table:style-name="ce7" office:value-type="float" office:value="9501" calcext:value-type="float">
            <text:p>9,501</text:p>
          </table:table-cell>
          <table:table-cell table:style-name="ce7" office:value-type="float" office:value="1761" calcext:value-type="float">
            <text:p>1,761</text:p>
          </table:table-cell>
          <table:table-cell table:style-name="ce7" office:value-type="float" office:value="1417" calcext:value-type="float">
            <text:p>1,417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9" calcext:value-type="float">
            <text:p>9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161" calcext:value-type="float">
            <text:p>161</text:p>
          </table:table-cell>
          <table:table-cell table:style-name="ce7" office:value-type="float" office:value="94" calcext:value-type="float">
            <text:p>94</text:p>
          </table:table-cell>
          <table:table-cell table:style-name="ce11" office:value-type="float" office:value="177" calcext:value-type="float">
            <text:p>177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Bakırköy Köy</text:p>
          </table:table-cell>
          <table:table-cell table:style-name="ce7" office:value-type="float" office:value="8274" calcext:value-type="float">
            <text:p>8,274</text:p>
          </table:table-cell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437" calcext:value-type="float">
            <text:p>437</text:p>
          </table:table-cell>
          <table:table-cell table:style-name="ce9" office:value-type="float" office:value="225" calcext:value-type="float">
            <text:p>225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98" calcext:value-type="float">
            <text:p>98</text:p>
          </table:table-cell>
          <table:table-cell table:style-name="ce7" office:value-type="float" office:value="34" calcext:value-type="float">
            <text:p>34</text:p>
          </table:table-cell>
          <table:table-cell table:style-name="ce11" office:value-type="float" office:value="91" calcext:value-type="float">
            <text:p>91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Beyoğlu Merkez</text:p>
          </table:table-cell>
          <table:table-cell table:style-name="ce7" office:value-type="float" office:value="157498" calcext:value-type="float">
            <text:p>157,498</text:p>
          </table:table-cell>
          <table:table-cell table:style-name="ce7" office:value-type="float" office:value="60258" calcext:value-type="float">
            <text:p>60,258</text:p>
          </table:table-cell>
          <table:table-cell table:style-name="ce7" office:value-type="float" office:value="22133" calcext:value-type="float">
            <text:p>22,133</text:p>
          </table:table-cell>
          <table:table-cell table:style-name="ce7" office:value-type="float" office:value="5042" calcext:value-type="float">
            <text:p>5,042</text:p>
          </table:table-cell>
          <table:table-cell table:style-name="ce7" office:value-type="float" office:value="4281" calcext:value-type="float">
            <text:p>4,281</text:p>
          </table:table-cell>
          <table:table-cell table:style-name="ce9" office:value-type="float" office:value="993" calcext:value-type="float">
            <text:p>993</text:p>
          </table:table-cell>
          <table:table-cell table:style-name="ce9" office:value-type="float" office:value="893" calcext:value-type="float">
            <text:p>893</text:p>
          </table:table-cell>
          <table:table-cell table:style-name="ce9" office:value-type="float" office:value="564" calcext:value-type="float">
            <text:p>564</text:p>
          </table:table-cell>
          <table:table-cell table:style-name="ce7" office:value-type="float" office:value="26591" calcext:value-type="float">
            <text:p>26,59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522" calcext:value-type="float">
            <text:p>522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3149" calcext:value-type="float">
            <text:p>3,149</text:p>
          </table:table-cell>
          <table:table-cell table:style-name="ce7" office:value-type="float" office:value="1820" calcext:value-type="float">
            <text:p>1,820</text:p>
          </table:table-cell>
          <table:table-cell table:style-name="ce11" office:value-type="float" office:value="10810" calcext:value-type="float">
            <text:p>10,81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Beyoğlu Köy</text:p>
          </table:table-cell>
          <table:table-cell table:style-name="ce7" office:value-type="float" office:value="6440" calcext:value-type="float">
            <text:p>6,44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186" calcext:value-type="float">
            <text:p>186</text:p>
          </table:table-cell>
          <table:table-cell table:style-name="ce7" office:value-type="float" office:value="1406" calcext:value-type="float">
            <text:p>1,406</text:p>
          </table:table-cell>
          <table:table-cell table:style-name="ce11" office:value-type="float" office:value="20" calcext:value-type="float">
            <text:p>2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Çatalca</text:p>
          </table:table-cell>
          <table:table-cell table:style-name="ce7" office:value-type="float" office:value="48386" calcext:value-type="float">
            <text:p>48,386</text:p>
          </table:table-cell>
          <table:table-cell table:style-name="ce7" office:value-type="float" office:value="1036" calcext:value-type="float">
            <text:p>1,036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72" calcext:value-type="float">
            <text:p>27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107" calcext:value-type="float">
            <text:p>107</text:p>
          </table:table-cell>
          <table:table-cell table:style-name="ce7" office:value-type="float" office:value="180" calcext:value-type="float">
            <text:p>180</text:p>
          </table:table-cell>
          <table:table-cell table:style-name="ce11" office:value-type="float" office:value="392" calcext:value-type="float">
            <text:p>392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Şile</text:p>
          </table:table-cell>
          <table:table-cell table:style-name="ce7" office:value-type="float" office:value="13482" calcext:value-type="float">
            <text:p>13,48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Üsküdar Merkez</text:p>
          </table:table-cell>
          <table:table-cell table:style-name="ce7" office:value-type="float" office:value="104471" calcext:value-type="float">
            <text:p>104,471</text:p>
          </table:table-cell>
          <table:table-cell table:style-name="ce7" office:value-type="float" office:value="6811" calcext:value-type="float">
            <text:p>6,811</text:p>
          </table:table-cell>
          <table:table-cell table:style-name="ce7" office:value-type="float" office:value="6595" calcext:value-type="float">
            <text:p>6,595</text:p>
          </table:table-cell>
          <table:table-cell table:style-name="ce9" office:value-type="float" office:value="519" calcext:value-type="float">
            <text:p>519</text:p>
          </table:table-cell>
          <table:table-cell table:style-name="ce9" office:value-type="float" office:value="297" calcext:value-type="float">
            <text:p>297</text:p>
          </table:table-cell>
          <table:table-cell table:style-name="ce9" office:value-type="float" office:value="221" calcext:value-type="float">
            <text:p>221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05" calcext:value-type="float">
            <text:p>105</text:p>
          </table:table-cell>
          <table:table-cell table:style-name="ce7" office:value-type="float" office:value="3266" calcext:value-type="float">
            <text:p>3,26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26" calcext:value-type="float">
            <text:p>26</text:p>
          </table:table-cell>
          <table:table-cell table:style-name="ce9" office:value-type="float" office:value="580" calcext:value-type="float">
            <text:p>580</text:p>
          </table:table-cell>
          <table:table-cell table:style-name="ce7" office:value-type="float" office:value="260" calcext:value-type="float">
            <text:p>260</text:p>
          </table:table-cell>
          <table:table-cell table:style-name="ce11" office:value-type="float" office:value="839" calcext:value-type="float">
            <text:p>839</text:p>
          </table:table-cell>
          <table:table-cell table:style-name="ce9" table:number-columns-repeated="16368"/>
        </table:table-row>
        <table:table-row table:style-name="ro2">
          <table:table-cell table:style-name="ce2" office:value-type="string" calcext:value-type="string">
            <text:p>Üsküdar Köy</text:p>
          </table:table-cell>
          <table:table-cell table:style-name="ce7" office:value-type="float" office:value="20456" calcext:value-type="float">
            <text:p>20,456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43" calcext:value-type="float">
            <text:p>4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54" calcext:value-type="float">
            <text:p>154</text:p>
          </table:table-cell>
          <table:table-cell table:style-name="ce9" table:number-columns-repeated="16368"/>
        </table:table-row>
        <table:table-row table:style-name="ro2">
          <table:table-cell table:style-name="ce3" office:value-type="string" calcext:value-type="string">
            <text:p>İstanbul Toplam</text:p>
          </table:table-cell>
          <table:table-cell table:style-name="ce6" table:formula="of:=SUBTOTAL(109;[.B512:.B521])" office:value-type="float" office:value="574592" calcext:value-type="float">
            <text:p>574,592</text:p>
          </table:table-cell>
          <table:table-cell table:style-name="ce6" office:value-type="float" office:value="91902" calcext:value-type="float">
            <text:p>91,902</text:p>
          </table:table-cell>
          <table:table-cell table:style-name="ce6" office:value-type="float" office:value="45255" calcext:value-type="float">
            <text:p>45,255</text:p>
          </table:table-cell>
          <table:table-cell table:style-name="ce6" office:value-type="float" office:value="6021" calcext:value-type="float">
            <text:p>6,021</text:p>
          </table:table-cell>
          <table:table-cell table:style-name="ce6" office:value-type="float" office:value="4890" calcext:value-type="float">
            <text:p>4,890</text:p>
          </table:table-cell>
          <table:table-cell table:style-name="ce6" office:value-type="float" office:value="1327" calcext:value-type="float">
            <text:p>1,327</text:p>
          </table:table-cell>
          <table:table-cell table:style-name="ce6" office:value-type="float" office:value="3092" calcext:value-type="float">
            <text:p>3,092</text:p>
          </table:table-cell>
          <table:table-cell table:style-name="ce6" office:value-type="float" office:value="1069" calcext:value-type="float">
            <text:p>1,069</text:p>
          </table:table-cell>
          <table:table-cell table:style-name="ce6" office:value-type="float" office:value="39199" calcext:value-type="float">
            <text:p>39,199</text:p>
          </table:table-cell>
          <table:table-cell table:style-name="ce6" table:formula="of:=SUBTOTAL(109;[.K512:.K521])" office:value-type="float" office:value="112" calcext:value-type="float">
            <text:p>112</text:p>
          </table:table-cell>
          <table:table-cell table:style-name="ce6" table:formula="of:=SUBTOTAL(109;[.L512:.L521])" office:value-type="float" office:value="1692" calcext:value-type="float">
            <text:p>1,692</text:p>
          </table:table-cell>
          <table:table-cell table:style-name="ce6" table:formula="of:=SUBTOTAL(109;[.M512:.M521])" office:value-type="float" office:value="456" calcext:value-type="float">
            <text:p>456</text:p>
          </table:table-cell>
          <table:table-cell table:style-name="ce6" office:value-type="float" office:value="6148" calcext:value-type="float">
            <text:p>6,148</text:p>
          </table:table-cell>
          <table:table-cell table:style-name="ce6" table:formula="of:=SUBTOTAL(109;[.O512:.O521])" office:value-type="float" office:value="4985" calcext:value-type="float">
            <text:p>4,985</text:p>
          </table:table-cell>
          <table:table-cell table:style-name="ce12" table:formula="of:=SUBTOTAL(109;[.P512:.P521])" office:value-type="float" office:value="13704" calcext:value-type="float">
            <text:p>13,704</text:p>
          </table:table-cell>
          <table:table-cell table:number-columns-repeated="16368"/>
        </table:table-row>
        <table:table-row table:style-name="ro2">
          <table:table-cell table:number-columns-repeated="2"/>
          <table:table-cell table:style-name="ce9" table:number-columns-repeated="2"/>
          <table:table-cell table:style-name="ce7"/>
          <table:table-cell table:style-name="ce9" table:number-columns-repeated="5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number-columns-repeated="16368"/>
        </table:table-row>
        <table:table-row table:style-name="ro2">
          <table:table-cell/>
          <table:table-cell table:style-name="ce7"/>
          <table:table-cell table:style-name="ce9" table:number-columns-repeated="8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number-columns-repeated="16368"/>
        </table:table-row>
        <table:table-row table:style-name="ro2" table:number-rows-repeated="104805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Tablo6" table:target-range-address="Sayfa1.B1:Sayfa1.P5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ayfa1" style:display-name="PageStyle_Sayf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3795</meta:initial-creator>
    <meta:creation-date>2023-09-30T17:19:06</meta:creation-date>
    <dc:date>2023-11-05T19:30:25.728036787</dc:date>
    <meta:generator>LibreOffice/7.6.2.1$MacOSX_AARCH64 LibreOffice_project/56f7684011345957bbf33a7ee678afaf4d2ba333</meta:generator>
    <meta:editing-duration>PT29S</meta:editing-duration>
    <meta:editing-cycles>1</meta:editing-cycles>
    <meta:document-statistic meta:table-count="1" meta:cell-count="8352" meta:object-count="0"/>
    <meta:user-defined meta:name="AppVersion">16.0300</meta:user-defined>
  </office:meta>
</office:document-meta>
</file>